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35.49mm"/>
    </style:style>
    <style:style style:name="co4" style:family="table-column">
      <style:table-column-properties fo:break-before="auto" style:column-width="36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15"/>
    <style:style style:name="ce2" style:family="table-cell" style:parent-style-name="Default" style:data-style-name="N2"/>
    <style:style style:name="ce3" style:family="table-cell" style:parent-style-name="Default" style:data-style-name="N111"/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 style:data-style-name="N114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4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4" table:default-cell-style-name="ce3"/>
        <table:table-column table:style-name="co1" table:number-columns-repeated="3" table:default-cell-style-name="ce3"/>
        <table:table-row table:style-name="ro1">
          <table:table-cell/>
          <table:table-cell table:style-name="Default" office:value-type="string" calcext:value-type="string">
            <text:p>A/F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/>
          <table:table-cell/>
          <table:table-cell office:value-type="string" calcext:value-type="string">
            <text:p>Fuel Specific Weight</text:p>
          </table:table-cell>
          <table:table-cell office:value-type="float" office:value="0.701" calcext:value-type="float">
            <text:p>0.701</text:p>
          </table:table-cell>
          <table:table-cell table:style-name="Default" office:value-type="string" calcext:value-type="string">
            <text:p>m^3/kg</text:p>
          </table:table-cell>
          <table:table-cell table:style-name="Default"/>
          <table:table-cell table:style-name="Default" office:value-type="float" office:value="1.8" calcext:value-type="float">
            <text:p>1.8</text:p>
          </table:table-cell>
          <table:table-cell table:style-name="Default"/>
          <table:table-cell table:style-name="Default" office:value-type="string" calcext:value-type="string">
            <text:p>air density (@25 deg)</text:p>
          </table:table-cell>
          <table:table-cell table:style-name="Default" table:formula="of:=1.1839/1000" office:value-type="float" office:value="0.0011839" calcext:value-type="float">
            <text:p>0.0011839</text:p>
          </table:table-cell>
          <table:table-cell table:style-name="Default" office:value-type="string" calcext:value-type="string">
            <text:p>kg/l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Air(g)</text:p>
          </table:table-cell>
          <table:table-cell table:style-name="Default" office:value-type="string" calcext:value-type="string">
            <text:p>Fuel (g)</text:p>
          </table:table-cell>
          <table:table-cell table:style-name="Default" office:value-type="string" calcext:value-type="string">
            <text:p>Fuel (L)</text:p>
          </table:table-cell>
          <table:table-cell table:style-name="Default"/>
          <table:table-cell table:number-columns-repeated="2"/>
          <table:table-cell table:formula="of:=[.G1]*1000" office:value-type="float" office:value="701" calcext:value-type="float">
            <text:p>701</text:p>
          </table:table-cell>
          <table:table-cell table:style-name="Default" office:value-type="string" calcext:value-type="string">
            <text:p>l/kg</text:p>
          </table:table-cell>
          <table:table-cell table:style-name="Default" table:number-columns-repeated="7"/>
          <table:table-cell table:style-name="Default" office:value-type="string" calcext:value-type="string">
            <text:p>Ideal gas law</text:p>
          </table:table-cell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/[.$C$1]" office:value-type="float" office:value="0.680272108843537" calcext:value-type="float">
            <text:p>0.680</text:p>
          </table:table-cell>
          <table:table-cell table:formula="of:=[.B3]*[.$G$1]" office:value-type="float" office:value="0.47687074829932" calcext:value-type="float">
            <text:p>0.48</text:p>
          </table:table-cell>
          <table:table-cell table:formula="of:=[.C3]*1000" office:value-type="float" office:value="476.87074829932" calcext:value-type="float">
            <text:p>476.87</text:p>
          </table:table-cell>
          <table:table-cell table:number-columns-repeated="3"/>
          <table:table-cell table:style-name="Default" table:number-columns-repeated="8"/>
          <table:table-cell table:style-name="ce4" office:value-type="string" calcext:value-type="string">
            <text:p>air density</text:p>
          </table:table-cell>
          <table:table-cell table:style-name="ce5" table:formula="of:=([.Q4]*1000)/([.Q6]*([.Q5]+273.15))" office:value-type="float" office:value="1.18389215853244" calcext:value-type="float">
            <text:p>1.1839</text:p>
          </table:table-cell>
          <table:table-cell table:style-name="ce6" office:value-type="string" calcext:value-type="string">
            <text:p>kg/m^3</text:p>
          </table:table-cell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/[.$C$1]" office:value-type="float" office:value="1.36054421768707" calcext:value-type="float">
            <text:p>1.361</text:p>
          </table:table-cell>
          <table:table-cell table:formula="of:=[.B4]*[.$G$1]" office:value-type="float" office:value="0.95374149659864" calcext:value-type="float">
            <text:p>0.95</text:p>
          </table:table-cell>
          <table:table-cell table:formula="of:=[.C4]*1000" office:value-type="float" office:value="953.74149659864" calcext:value-type="float">
            <text:p>953.74</text:p>
          </table:table-cell>
          <table:table-cell table:number-columns-repeated="3"/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style-name="Default" table:formula="of:=  [.I4]/60* [.$J$1]/2" office:value-type="float" office:value="15" calcext:value-type="float">
            <text:p>15</text:p>
          </table:table-cell>
          <table:table-cell table:style-name="Default" office:value-type="string" calcext:value-type="string">
            <text:p>l/sec</text:p>
          </table:table-cell>
          <table:table-cell table:style-name="Default" table:formula="of:=[.J4]*[.$M$1]*1000" office:value-type="float" office:value="17.7585" calcext:value-type="float">
            <text:p>17.7585</text:p>
          </table:table-cell>
          <table:table-cell table:style-name="Default" office:value-type="string" calcext:value-type="string">
            <text:p>g/s</text:p>
          </table:table-cell>
          <table:table-cell table:style-name="Default" table:number-columns-repeated="2"/>
          <table:table-cell table:style-name="Default" office:value-type="string" calcext:value-type="string">
            <text:p>absolute pressure</text:p>
          </table:table-cell>
          <table:table-cell table:style-name="Default" office:value-type="float" office:value="101.325" calcext:value-type="float">
            <text:p>101.325</text:p>
          </table:table-cell>
          <table:table-cell table:style-name="Default" office:value-type="string" calcext:value-type="string">
            <text:p>Kpa</text:p>
          </table:table-cell>
          <table:table-cell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5]/[.$C$1]" office:value-type="float" office:value="2.04081632653061" calcext:value-type="float">
            <text:p>2.041</text:p>
          </table:table-cell>
          <table:table-cell table:formula="of:=[.B5]*[.$G$1]" office:value-type="float" office:value="1.43061224489796" calcext:value-type="float">
            <text:p>1.43</text:p>
          </table:table-cell>
          <table:table-cell table:formula="of:=[.C5]*1000" office:value-type="float" office:value="1430.61224489796" calcext:value-type="float">
            <text:p>1430.61</text:p>
          </table:table-cell>
          <table:table-cell table:number-columns-repeated="3"/>
          <table:table-cell table:style-name="Default"/>
          <table:table-cell table:style-name="Default" office:value-type="float" office:value="1500" calcext:value-type="float">
            <text:p>1500</text:p>
          </table:table-cell>
          <table:table-cell table:style-name="Default" table:formula="of:=  [.I5]/60* [.$J$1]/2" office:value-type="float" office:value="22.5" calcext:value-type="float">
            <text:p>22.5</text:p>
          </table:table-cell>
          <table:table-cell table:style-name="Default"/>
          <table:table-cell table:style-name="Default" table:formula="of:=[.J5]*[.$M$1]*1000" office:value-type="float" office:value="26.63775" calcext:value-type="float">
            <text:p>26.63775</text:p>
          </table:table-cell>
          <table:table-cell table:style-name="Default" table:number-columns-repeated="3"/>
          <table:table-cell table:style-name="Default" office:value-type="string" calcext:value-type="string">
            <text:p>absolute temp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deg C</text:p>
          </table:table-cell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]/[.$C$1]" office:value-type="float" office:value="2.72108843537415" calcext:value-type="float">
            <text:p>2.721</text:p>
          </table:table-cell>
          <table:table-cell table:formula="of:=[.B6]*[.$G$1]" office:value-type="float" office:value="1.90748299319728" calcext:value-type="float">
            <text:p>1.91</text:p>
          </table:table-cell>
          <table:table-cell table:formula="of:=[.C6]*1000" office:value-type="float" office:value="1907.48299319728" calcext:value-type="float">
            <text:p>1907.48</text:p>
          </table:table-cell>
          <table:table-cell table:number-columns-repeated="3"/>
          <table:table-cell table:style-name="Default"/>
          <table:table-cell table:style-name="Default" office:value-type="float" office:value="2000" calcext:value-type="float">
            <text:p>2000</text:p>
          </table:table-cell>
          <table:table-cell table:style-name="Default" table:formula="of:=  [.I6]/60* [.$J$1]/2" office:value-type="float" office:value="30" calcext:value-type="float">
            <text:p>30</text:p>
          </table:table-cell>
          <table:table-cell table:style-name="Default"/>
          <table:table-cell table:style-name="Default" table:formula="of:=[.J6]*[.$M$1]*1000" office:value-type="float" office:value="35.517" calcext:value-type="float">
            <text:p>35.517</text:p>
          </table:table-cell>
          <table:table-cell table:style-name="Default" table:number-columns-repeated="3"/>
          <table:table-cell table:style-name="Default" office:value-type="string" calcext:value-type="string">
            <text:p>specific gas constant</text:p>
          </table:table-cell>
          <table:table-cell table:style-name="Default" office:value-type="float" office:value="287.058" calcext:value-type="float">
            <text:p>287.058</text:p>
          </table:table-cell>
          <table:table-cell table:style-name="Default" office:value-type="string" calcext:value-type="string">
            <text:p>J/(kg.K)</text:p>
          </table:table-cell>
          <table:table-cell table:style-name="Default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]/[.$C$1]" office:value-type="float" office:value="3.40136054421769" calcext:value-type="float">
            <text:p>3.401</text:p>
          </table:table-cell>
          <table:table-cell table:formula="of:=[.B7]*[.$G$1]" office:value-type="float" office:value="2.3843537414966" calcext:value-type="float">
            <text:p>2.38</text:p>
          </table:table-cell>
          <table:table-cell table:formula="of:=[.C7]*1000" office:value-type="float" office:value="2384.3537414966" calcext:value-type="float">
            <text:p>2384.35</text:p>
          </table:table-cell>
          <table:table-cell table:number-columns-repeated="3"/>
          <table:table-cell table:style-name="Default"/>
          <table:table-cell table:style-name="Default" office:value-type="float" office:value="2500" calcext:value-type="float">
            <text:p>2500</text:p>
          </table:table-cell>
          <table:table-cell table:style-name="Default" table:formula="of:=  [.I7]/60* [.$J$1]/2" office:value-type="float" office:value="37.5" calcext:value-type="float">
            <text:p>37.5</text:p>
          </table:table-cell>
          <table:table-cell table:style-name="Default"/>
          <table:table-cell table:style-name="Default" table:formula="of:=[.J7]*[.$M$1]*1000" office:value-type="float" office:value="44.39625" calcext:value-type="float">
            <text:p>44.39625</text:p>
          </table:table-cell>
          <table:table-cell table:style-name="Default"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8]/[.$C$1]" office:value-type="float" office:value="4.08163265306122" calcext:value-type="float">
            <text:p>4.082</text:p>
          </table:table-cell>
          <table:table-cell table:formula="of:=[.B8]*[.$G$1]" office:value-type="float" office:value="2.86122448979592" calcext:value-type="float">
            <text:p>2.86</text:p>
          </table:table-cell>
          <table:table-cell table:formula="of:=[.C8]*1000" office:value-type="float" office:value="2861.22448979592" calcext:value-type="float">
            <text:p>2861.22</text:p>
          </table:table-cell>
          <table:table-cell table:number-columns-repeated="3"/>
          <table:table-cell table:style-name="Default"/>
          <table:table-cell table:style-name="Default" office:value-type="float" office:value="3000" calcext:value-type="float">
            <text:p>3000</text:p>
          </table:table-cell>
          <table:table-cell table:style-name="Default" table:formula="of:=  [.I8]/60* [.$J$1]/2" office:value-type="float" office:value="45" calcext:value-type="float">
            <text:p>45</text:p>
          </table:table-cell>
          <table:table-cell table:style-name="Default"/>
          <table:table-cell table:style-name="Default" table:formula="of:=[.J8]*[.$M$1]*1000" office:value-type="float" office:value="53.2755" calcext:value-type="float">
            <text:p>53.2755</text:p>
          </table:table-cell>
          <table:table-cell table:style-name="Default"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9]/[.$C$1]" office:value-type="float" office:value="4.76190476190476" calcext:value-type="float">
            <text:p>4.762</text:p>
          </table:table-cell>
          <table:table-cell table:formula="of:=[.B9]*[.$G$1]" office:value-type="float" office:value="3.33809523809524" calcext:value-type="float">
            <text:p>3.34</text:p>
          </table:table-cell>
          <table:table-cell table:formula="of:=[.C9]*1000" office:value-type="float" office:value="3338.09523809524" calcext:value-type="float">
            <text:p>3338.10</text:p>
          </table:table-cell>
          <table:table-cell table:number-columns-repeated="3"/>
          <table:table-cell table:style-name="Default"/>
          <table:table-cell table:style-name="Default" office:value-type="float" office:value="3500" calcext:value-type="float">
            <text:p>3500</text:p>
          </table:table-cell>
          <table:table-cell table:style-name="Default" table:formula="of:=  [.I9]/60* [.$J$1]/2" office:value-type="float" office:value="52.5" calcext:value-type="float">
            <text:p>52.5</text:p>
          </table:table-cell>
          <table:table-cell table:style-name="Default"/>
          <table:table-cell table:style-name="Default" table:formula="of:=[.J9]*[.$M$1]*1000" office:value-type="float" office:value="62.15475" calcext:value-type="float">
            <text:p>62.15475</text:p>
          </table:table-cell>
          <table:table-cell table:style-name="Default"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0]/[.$C$1]" office:value-type="float" office:value="5.4421768707483" calcext:value-type="float">
            <text:p>5.442</text:p>
          </table:table-cell>
          <table:table-cell table:formula="of:=[.B10]*[.$G$1]" office:value-type="float" office:value="3.81496598639456" calcext:value-type="float">
            <text:p>3.81</text:p>
          </table:table-cell>
          <table:table-cell table:formula="of:=[.C10]*1000" office:value-type="float" office:value="3814.96598639456" calcext:value-type="float">
            <text:p>3814.97</text:p>
          </table:table-cell>
          <table:table-cell table:number-columns-repeated="3"/>
          <table:table-cell table:style-name="Default"/>
          <table:table-cell table:style-name="Default" office:value-type="float" office:value="4000" calcext:value-type="float">
            <text:p>4000</text:p>
          </table:table-cell>
          <table:table-cell table:style-name="Default" table:formula="of:=  [.I10]/60* [.$J$1]/2" office:value-type="float" office:value="60" calcext:value-type="float">
            <text:p>60</text:p>
          </table:table-cell>
          <table:table-cell table:style-name="Default"/>
          <table:table-cell table:style-name="Default" table:formula="of:=[.J10]*[.$M$1]*1000" office:value-type="float" office:value="71.034" calcext:value-type="float">
            <text:p>71.034</text:p>
          </table:table-cell>
          <table:table-cell table:style-name="Default"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1]/[.$C$1]" office:value-type="float" office:value="6.12244897959184" calcext:value-type="float">
            <text:p>6.122</text:p>
          </table:table-cell>
          <table:table-cell table:formula="of:=[.B11]*[.$G$1]" office:value-type="float" office:value="4.29183673469388" calcext:value-type="float">
            <text:p>4.29</text:p>
          </table:table-cell>
          <table:table-cell table:formula="of:=[.C11]*1000" office:value-type="float" office:value="4291.83673469388" calcext:value-type="float">
            <text:p>4291.84</text:p>
          </table:table-cell>
          <table:table-cell table:number-columns-repeated="3"/>
          <table:table-cell table:style-name="Default"/>
          <table:table-cell table:style-name="Default" office:value-type="float" office:value="4500" calcext:value-type="float">
            <text:p>4500</text:p>
          </table:table-cell>
          <table:table-cell table:style-name="Default" table:formula="of:=  [.I11]/60* [.$J$1]/2" office:value-type="float" office:value="67.5" calcext:value-type="float">
            <text:p>67.5</text:p>
          </table:table-cell>
          <table:table-cell table:style-name="Default"/>
          <table:table-cell table:style-name="Default" table:formula="of:=[.J11]*[.$M$1]*1000" office:value-type="float" office:value="79.91325" calcext:value-type="float">
            <text:p>79.91325</text:p>
          </table:table-cell>
          <table:table-cell table:style-name="Default"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]/[.$C$1]" office:value-type="float" office:value="6.80272108843537" calcext:value-type="float">
            <text:p>6.803</text:p>
          </table:table-cell>
          <table:table-cell table:formula="of:=[.B12]*[.$G$1]" office:value-type="float" office:value="4.7687074829932" calcext:value-type="float">
            <text:p>4.77</text:p>
          </table:table-cell>
          <table:table-cell table:formula="of:=[.C12]*1000" office:value-type="float" office:value="4768.7074829932" calcext:value-type="float">
            <text:p>4768.71</text:p>
          </table:table-cell>
          <table:table-cell table:number-columns-repeated="3"/>
          <table:table-cell table:style-name="Default"/>
          <table:table-cell table:style-name="Default" office:value-type="float" office:value="5000" calcext:value-type="float">
            <text:p>5000</text:p>
          </table:table-cell>
          <table:table-cell table:style-name="Default" table:formula="of:=  [.I12]/60* [.$J$1]/2" office:value-type="float" office:value="75" calcext:value-type="float">
            <text:p>75</text:p>
          </table:table-cell>
          <table:table-cell table:style-name="Default"/>
          <table:table-cell table:style-name="Default" table:formula="of:=[.J12]*[.$M$1]*1000" office:value-type="float" office:value="88.7925" calcext:value-type="float">
            <text:p>88.7925</text:p>
          </table:table-cell>
          <table:table-cell table:style-name="Default"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3]/[.$C$1]" office:value-type="float" office:value="7.48299319727891" calcext:value-type="float">
            <text:p>7.483</text:p>
          </table:table-cell>
          <table:table-cell table:formula="of:=[.B13]*[.$G$1]" office:value-type="float" office:value="5.24557823129252" calcext:value-type="float">
            <text:p>5.25</text:p>
          </table:table-cell>
          <table:table-cell table:formula="of:=[.C13]*1000" office:value-type="float" office:value="5245.57823129252" calcext:value-type="float">
            <text:p>5245.58</text:p>
          </table:table-cell>
          <table:table-cell table:number-columns-repeated="3"/>
          <table:table-cell table:style-name="Default"/>
          <table:table-cell table:style-name="Default" office:value-type="float" office:value="5500" calcext:value-type="float">
            <text:p>5500</text:p>
          </table:table-cell>
          <table:table-cell table:style-name="Default" table:formula="of:=  [.I13]/60* [.$J$1]/2" office:value-type="float" office:value="82.5" calcext:value-type="float">
            <text:p>82.5</text:p>
          </table:table-cell>
          <table:table-cell table:style-name="Default"/>
          <table:table-cell table:style-name="Default" table:formula="of:=[.J13]*[.$M$1]*1000" office:value-type="float" office:value="97.67175" calcext:value-type="float">
            <text:p>97.67175</text:p>
          </table:table-cell>
          <table:table-cell table:style-name="Default"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4]/[.$C$1]" office:value-type="float" office:value="8.16326530612245" calcext:value-type="float">
            <text:p>8.163</text:p>
          </table:table-cell>
          <table:table-cell table:formula="of:=[.B14]*[.$G$1]" office:value-type="float" office:value="5.72244897959184" calcext:value-type="float">
            <text:p>5.72</text:p>
          </table:table-cell>
          <table:table-cell table:formula="of:=[.C14]*1000" office:value-type="float" office:value="5722.44897959184" calcext:value-type="float">
            <text:p>5722.45</text:p>
          </table:table-cell>
          <table:table-cell table:number-columns-repeated="3"/>
          <table:table-cell table:style-name="Default"/>
          <table:table-cell table:style-name="Default" office:value-type="float" office:value="6000" calcext:value-type="float">
            <text:p>6000</text:p>
          </table:table-cell>
          <table:table-cell table:style-name="Default" table:formula="of:=  [.I14]/60* [.$J$1]/2" office:value-type="float" office:value="90" calcext:value-type="float">
            <text:p>90</text:p>
          </table:table-cell>
          <table:table-cell table:style-name="Default"/>
          <table:table-cell table:style-name="Default" table:formula="of:=[.J14]*[.$M$1]*1000" office:value-type="float" office:value="106.551" calcext:value-type="float">
            <text:p>106.551</text:p>
          </table:table-cell>
          <table:table-cell table:style-name="Default"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5]/[.$C$1]" office:value-type="float" office:value="8.84353741496599" calcext:value-type="float">
            <text:p>8.844</text:p>
          </table:table-cell>
          <table:table-cell table:formula="of:=[.B15]*[.$G$1]" office:value-type="float" office:value="6.19931972789116" calcext:value-type="float">
            <text:p>6.20</text:p>
          </table:table-cell>
          <table:table-cell table:formula="of:=[.C15]*1000" office:value-type="float" office:value="6199.31972789116" calcext:value-type="float">
            <text:p>6199.32</text:p>
          </table:table-cell>
          <table:table-cell table:number-columns-repeated="3"/>
          <table:table-cell table:style-name="Default"/>
          <table:table-cell table:style-name="Default" office:value-type="float" office:value="6500" calcext:value-type="float">
            <text:p>6500</text:p>
          </table:table-cell>
          <table:table-cell table:style-name="Default" table:formula="of:=  [.I15]/60* [.$J$1]/2" office:value-type="float" office:value="97.5" calcext:value-type="float">
            <text:p>97.5</text:p>
          </table:table-cell>
          <table:table-cell table:style-name="Default"/>
          <table:table-cell table:style-name="Default" table:formula="of:=[.J15]*[.$M$1]*1000" office:value-type="float" office:value="115.43025" calcext:value-type="float">
            <text:p>115.43025</text:p>
          </table:table-cell>
          <table:table-cell table:style-name="Default"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6]/[.$C$1]" office:value-type="float" office:value="9.52380952380952" calcext:value-type="float">
            <text:p>9.524</text:p>
          </table:table-cell>
          <table:table-cell table:formula="of:=[.B16]*[.$G$1]" office:value-type="float" office:value="6.67619047619048" calcext:value-type="float">
            <text:p>6.68</text:p>
          </table:table-cell>
          <table:table-cell table:formula="of:=[.C16]*1000" office:value-type="float" office:value="6676.19047619048" calcext:value-type="float">
            <text:p>6676.19</text:p>
          </table:table-cell>
          <table:table-cell table:number-columns-repeated="3"/>
          <table:table-cell table:style-name="Default"/>
          <table:table-cell table:style-name="Default" office:value-type="float" office:value="7000" calcext:value-type="float">
            <text:p>7000</text:p>
          </table:table-cell>
          <table:table-cell table:style-name="Default" table:formula="of:=  [.I16]/60* [.$J$1]/2" office:value-type="float" office:value="105" calcext:value-type="float">
            <text:p>105</text:p>
          </table:table-cell>
          <table:table-cell table:style-name="Default"/>
          <table:table-cell table:style-name="Default" table:formula="of:=[.J16]*[.$M$1]*1000" office:value-type="float" office:value="124.3095" calcext:value-type="float">
            <text:p>124.3095</text:p>
          </table:table-cell>
          <table:table-cell table:style-name="Default"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7]/[.$C$1]" office:value-type="float" office:value="10.2040816326531" calcext:value-type="float">
            <text:p>10.204</text:p>
          </table:table-cell>
          <table:table-cell table:formula="of:=[.B17]*[.$G$1]" office:value-type="float" office:value="7.1530612244898" calcext:value-type="float">
            <text:p>7.15</text:p>
          </table:table-cell>
          <table:table-cell table:formula="of:=[.C17]*1000" office:value-type="float" office:value="7153.0612244898" calcext:value-type="float">
            <text:p>7153.06</text:p>
          </table:table-cell>
          <table:table-cell table:number-columns-repeated="3"/>
          <table:table-cell table:style-name="Default"/>
          <table:table-cell table:style-name="Default" office:value-type="float" office:value="7500" calcext:value-type="float">
            <text:p>7500</text:p>
          </table:table-cell>
          <table:table-cell table:style-name="Default" table:formula="of:=  [.I17]/60* [.$J$1]/2" office:value-type="float" office:value="112.5" calcext:value-type="float">
            <text:p>112.5</text:p>
          </table:table-cell>
          <table:table-cell table:style-name="Default"/>
          <table:table-cell table:style-name="Default" table:formula="of:=[.J17]*[.$M$1]*1000" office:value-type="float" office:value="133.18875" calcext:value-type="float">
            <text:p>133.18875</text:p>
          </table:table-cell>
          <table:table-cell table:style-name="Default"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8]/[.$C$1]" office:value-type="float" office:value="10.8843537414966" calcext:value-type="float">
            <text:p>10.884</text:p>
          </table:table-cell>
          <table:table-cell table:formula="of:=[.B18]*[.$G$1]" office:value-type="float" office:value="7.62993197278912" calcext:value-type="float">
            <text:p>7.63</text:p>
          </table:table-cell>
          <table:table-cell table:formula="of:=[.C18]*1000" office:value-type="float" office:value="7629.93197278912" calcext:value-type="float">
            <text:p>7629.93</text:p>
          </table:table-cell>
          <table:table-cell table:number-columns-repeated="3"/>
          <table:table-cell table:style-name="Default"/>
          <table:table-cell table:style-name="Default" office:value-type="float" office:value="8000" calcext:value-type="float">
            <text:p>8000</text:p>
          </table:table-cell>
          <table:table-cell table:style-name="Default" table:formula="of:=  [.I18]/60* [.$J$1]/2" office:value-type="float" office:value="120" calcext:value-type="float">
            <text:p>120</text:p>
          </table:table-cell>
          <table:table-cell table:style-name="Default"/>
          <table:table-cell table:style-name="Default" table:formula="of:=[.J18]*[.$M$1]*1000" office:value-type="float" office:value="142.068" calcext:value-type="float">
            <text:p>142.068</text:p>
          </table:table-cell>
          <table:table-cell table:style-name="Default"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9]/[.$C$1]" office:value-type="float" office:value="11.5646258503401" calcext:value-type="float">
            <text:p>11.565</text:p>
          </table:table-cell>
          <table:table-cell table:formula="of:=[.B19]*[.$G$1]" office:value-type="float" office:value="8.10680272108844" calcext:value-type="float">
            <text:p>8.11</text:p>
          </table:table-cell>
          <table:table-cell table:formula="of:=[.C19]*1000" office:value-type="float" office:value="8106.80272108844" calcext:value-type="float">
            <text:p>8106.80</text:p>
          </table:table-cell>
          <table:table-cell table:number-columns-repeated="3"/>
          <table:table-cell table:style-name="Default"/>
          <table:table-cell table:style-name="Default" office:value-type="float" office:value="8500" calcext:value-type="float">
            <text:p>8500</text:p>
          </table:table-cell>
          <table:table-cell table:style-name="Default" table:formula="of:=  [.I19]/60* [.$J$1]/2" office:value-type="float" office:value="127.5" calcext:value-type="float">
            <text:p>127.5</text:p>
          </table:table-cell>
          <table:table-cell table:style-name="Default"/>
          <table:table-cell table:style-name="Default" table:formula="of:=[.J19]*[.$M$1]*1000" office:value-type="float" office:value="150.94725" calcext:value-type="float">
            <text:p>150.94725</text:p>
          </table:table-cell>
          <table:table-cell table:style-name="Default"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20]/[.$C$1]" office:value-type="float" office:value="12.2448979591837" calcext:value-type="float">
            <text:p>12.245</text:p>
          </table:table-cell>
          <table:table-cell table:formula="of:=[.B20]*[.$G$1]" office:value-type="float" office:value="8.58367346938776" calcext:value-type="float">
            <text:p>8.58</text:p>
          </table:table-cell>
          <table:table-cell table:formula="of:=[.C20]*1000" office:value-type="float" office:value="8583.67346938776" calcext:value-type="float">
            <text:p>8583.67</text:p>
          </table:table-cell>
          <table:table-cell table:number-columns-repeated="3"/>
          <table:table-cell table:style-name="Default"/>
          <table:table-cell table:style-name="Default" office:value-type="float" office:value="9000" calcext:value-type="float">
            <text:p>9000</text:p>
          </table:table-cell>
          <table:table-cell table:style-name="Default" table:formula="of:=  [.I20]/60* [.$J$1]/2" office:value-type="float" office:value="135" calcext:value-type="float">
            <text:p>135</text:p>
          </table:table-cell>
          <table:table-cell table:style-name="Default"/>
          <table:table-cell table:style-name="Default" table:formula="of:=[.J20]*[.$M$1]*1000" office:value-type="float" office:value="159.8265" calcext:value-type="float">
            <text:p>159.8265</text:p>
          </table:table-cell>
          <table:table-cell table:style-name="Default"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21]/[.$C$1]" office:value-type="float" office:value="12.9251700680272" calcext:value-type="float">
            <text:p>12.925</text:p>
          </table:table-cell>
          <table:table-cell table:formula="of:=[.B21]*[.$G$1]" office:value-type="float" office:value="9.06054421768708" calcext:value-type="float">
            <text:p>9.06</text:p>
          </table:table-cell>
          <table:table-cell table:formula="of:=[.C21]*1000" office:value-type="float" office:value="9060.54421768708" calcext:value-type="float">
            <text:p>9060.54</text:p>
          </table:table-cell>
          <table:table-cell table:number-columns-repeated="3"/>
          <table:table-cell table:style-name="Default"/>
          <table:table-cell table:style-name="Default" office:value-type="float" office:value="9500" calcext:value-type="float">
            <text:p>9500</text:p>
          </table:table-cell>
          <table:table-cell table:style-name="Default" table:formula="of:=  [.I21]/60* [.$J$1]/2" office:value-type="float" office:value="142.5" calcext:value-type="float">
            <text:p>142.5</text:p>
          </table:table-cell>
          <table:table-cell table:style-name="Default"/>
          <table:table-cell table:style-name="Default" table:formula="of:=[.J21]*[.$M$1]*1000" office:value-type="float" office:value="168.70575" calcext:value-type="float">
            <text:p>168.70575</text:p>
          </table:table-cell>
          <table:table-cell table:style-name="Default"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2]/[.$C$1]" office:value-type="float" office:value="13.6054421768708" calcext:value-type="float">
            <text:p>13.605</text:p>
          </table:table-cell>
          <table:table-cell table:formula="of:=[.B22]*[.$G$1]" office:value-type="float" office:value="9.5374149659864" calcext:value-type="float">
            <text:p>9.54</text:p>
          </table:table-cell>
          <table:table-cell table:formula="of:=[.C22]*1000" office:value-type="float" office:value="9537.4149659864" calcext:value-type="float">
            <text:p>9537.41</text:p>
          </table:table-cell>
          <table:table-cell table:number-columns-repeated="3"/>
          <table:table-cell table:style-name="Default"/>
          <table:table-cell table:style-name="Default" office:value-type="float" office:value="10000" calcext:value-type="float">
            <text:p>10000</text:p>
          </table:table-cell>
          <table:table-cell table:style-name="Default" table:formula="of:=  [.I22]/60* [.$J$1]/2" office:value-type="float" office:value="150" calcext:value-type="float">
            <text:p>150</text:p>
          </table:table-cell>
          <table:table-cell table:style-name="Default"/>
          <table:table-cell table:style-name="Default" table:formula="of:=[.J22]*[.$M$1]*1000" office:value-type="float" office:value="177.585" calcext:value-type="float">
            <text:p>177.585</text:p>
          </table:table-cell>
          <table:table-cell table:style-name="Default"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3]/[.$C$1]" office:value-type="float" office:value="14.2857142857143" calcext:value-type="float">
            <text:p>14.286</text:p>
          </table:table-cell>
          <table:table-cell table:formula="of:=[.B23]*[.$G$1]" office:value-type="float" office:value="10.0142857142857" calcext:value-type="float">
            <text:p>10.01</text:p>
          </table:table-cell>
          <table:table-cell table:formula="of:=[.C23]*1000" office:value-type="float" office:value="10014.2857142857" calcext:value-type="float">
            <text:p>10014.29</text:p>
          </table:table-cell>
          <table:table-cell table:number-columns-repeated="3"/>
          <table:table-cell table:style-name="Default" table:number-columns-repeated="8"/>
          <table:table-cell table:style-name="ce1"/>
          <table:table-cell table:style-name="Default"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4]/[.$C$1]" office:value-type="float" office:value="14.9659863945578" calcext:value-type="float">
            <text:p>14.966</text:p>
          </table:table-cell>
          <table:table-cell table:formula="of:=[.B24]*[.$G$1]" office:value-type="float" office:value="10.491156462585" calcext:value-type="float">
            <text:p>10.49</text:p>
          </table:table-cell>
          <table:table-cell table:formula="of:=[.C24]*1000" office:value-type="float" office:value="10491.156462585" calcext:value-type="float">
            <text:p>10491.16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5]/[.$C$1]" office:value-type="float" office:value="15.6462585034014" calcext:value-type="float">
            <text:p>15.646</text:p>
          </table:table-cell>
          <table:table-cell table:formula="of:=[.B25]*[.$G$1]" office:value-type="float" office:value="10.9680272108844" calcext:value-type="float">
            <text:p>10.97</text:p>
          </table:table-cell>
          <table:table-cell table:formula="of:=[.C25]*1000" office:value-type="float" office:value="10968.0272108844" calcext:value-type="float">
            <text:p>10968.03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6]/[.$C$1]" office:value-type="float" office:value="16.3265306122449" calcext:value-type="float">
            <text:p>16.327</text:p>
          </table:table-cell>
          <table:table-cell table:formula="of:=[.B26]*[.$G$1]" office:value-type="float" office:value="11.4448979591837" calcext:value-type="float">
            <text:p>11.44</text:p>
          </table:table-cell>
          <table:table-cell table:formula="of:=[.C26]*1000" office:value-type="float" office:value="11444.8979591837" calcext:value-type="float">
            <text:p>11444.90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7]/[.$C$1]" office:value-type="float" office:value="17.0068027210884" calcext:value-type="float">
            <text:p>17.007</text:p>
          </table:table-cell>
          <table:table-cell table:formula="of:=[.B27]*[.$G$1]" office:value-type="float" office:value="11.921768707483" calcext:value-type="float">
            <text:p>11.92</text:p>
          </table:table-cell>
          <table:table-cell table:formula="of:=[.C27]*1000" office:value-type="float" office:value="11921.768707483" calcext:value-type="float">
            <text:p>11921.77</text:p>
          </table:table-cell>
          <table:table-cell table:number-columns-repeated="3"/>
          <table:table-cell table:style-name="Default" office:value-type="string" calcext:value-type="string">
            <text:p>temp</text:p>
          </table:table-cell>
          <table:table-cell table:style-name="Default"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8]/[.$C$1]" office:value-type="float" office:value="17.687074829932" calcext:value-type="float">
            <text:p>17.687</text:p>
          </table:table-cell>
          <table:table-cell table:formula="of:=[.B28]*[.$G$1]" office:value-type="float" office:value="12.3986394557823" calcext:value-type="float">
            <text:p>12.40</text:p>
          </table:table-cell>
          <table:table-cell table:formula="of:=[.C28]*1000" office:value-type="float" office:value="12398.6394557823" calcext:value-type="float">
            <text:p>12398.64</text:p>
          </table:table-cell>
          <table:table-cell table:number-columns-repeated="3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9]/[.$C$1]" office:value-type="float" office:value="18.3673469387755" calcext:value-type="float">
            <text:p>18.367</text:p>
          </table:table-cell>
          <table:table-cell table:formula="of:=[.B29]*[.$G$1]" office:value-type="float" office:value="12.8755102040816" calcext:value-type="float">
            <text:p>12.88</text:p>
          </table:table-cell>
          <table:table-cell table:formula="of:=[.C29]*1000" office:value-type="float" office:value="12875.5102040816" calcext:value-type="float">
            <text:p>12875.51</text:p>
          </table:table-cell>
          <table:table-cell table:number-columns-repeated="2"/>
          <table:table-cell office:value-type="float" office:value="98000" calcext:value-type="float">
            <text:p>98000</text:p>
          </table:table-cell>
          <table:table-cell table:formula="of:=[.G29]/([.$Q$6]*([.H28]+273.15))" office:value-type="float" office:value="1.34858551069792" calcext:value-type="float">
            <text:p>1.3485855</text:p>
          </table:table-cell>
          <table:table-cell table:formula="of:=[.G29]/([.$Q$6]*([.$I$28]+273.15))" office:value-type="float" office:value="1.29733772385779" calcext:value-type="float">
            <text:p>1.2973377</text:p>
          </table:table-cell>
          <table:table-cell table:formula="of:=[.G29]/([.$Q$6]*([.$J$28]+273.15))" office:value-type="float" office:value="1.24984229190254" calcext:value-type="float">
            <text:p>1.2498423</text:p>
          </table:table-cell>
          <table:table-cell table:formula="of:=[.G29]/([.$Q$6]*([.$K$28]+273.15))" office:value-type="float" office:value="1.20570164941966" calcext:value-type="float">
            <text:p>1.2057016</text:p>
          </table:table-cell>
          <table:table-cell table:formula="of:=[.G29]/([.$Q$6]*([.$L$28]+273.15))" office:value-type="float" office:value="1.16457247836663" calcext:value-type="float">
            <text:p>1.1645725</text:p>
          </table:table-cell>
          <table:table-cell table:formula="of:=[.G29]/([.$Q$6]*([.$M$28]+273.15))" office:value-type="float" office:value="1.12615676078898" calcext:value-type="float">
            <text:p>1.1261568</text:p>
          </table:table-cell>
          <table:table-cell table:formula="of:=[.G29]/([.$Q$6]*([.$N$28]+273.15))" office:value-type="float" office:value="1.0901945458508" calcext:value-type="float">
            <text:p>1.0901945</text:p>
          </table:table-cell>
          <table:table-cell table:formula="of:=[.G29]/([.$Q$6]*([.$O$28]+273.15))" office:value-type="float" office:value="1.05645805982726" calcext:value-type="float">
            <text:p>1.0564581</text:p>
          </table:table-cell>
          <table:table-cell table:formula="of:=[.G29]/([.$Q$6]*([.$P$28]+273.15))" office:value-type="float" office:value="1.02474687688182" calcext:value-type="float">
            <text:p>1.0247469</text:p>
          </table:table-cell>
          <table:table-cell table:formula="of:=[.G29]/([.$Q$6]*([.$Q$28]+273.15))" office:value-type="float" office:value="0.994883934236276" calcext:value-type="float">
            <text:p>0.9948839</text:p>
          </table:table-cell>
          <table:table-cell table:formula="of:=[.G29]/([.$Q$6]*([.$R$28]+273.15))" office:value-type="float" office:value="0.966712224361257" calcext:value-type="float">
            <text:p>0.9667122</text:p>
          </table:table-cell>
          <table:table-cell table:formula="of:=[.G29]/([.$Q$6]*([.$S$28]+273.15))" office:value-type="float" office:value="0.940092033686295" calcext:value-type="float">
            <text:p>0.940092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30]/[.$C$1]" office:value-type="float" office:value="19.047619047619" calcext:value-type="float">
            <text:p>19.048</text:p>
          </table:table-cell>
          <table:table-cell table:formula="of:=[.B30]*[.$G$1]" office:value-type="float" office:value="13.352380952381" calcext:value-type="float">
            <text:p>13.35</text:p>
          </table:table-cell>
          <table:table-cell table:formula="of:=[.C30]*1000" office:value-type="float" office:value="13352.380952381" calcext:value-type="float">
            <text:p>13352.38</text:p>
          </table:table-cell>
          <table:table-cell table:number-columns-repeated="2"/>
          <table:table-cell office:value-type="float" office:value="98100" calcext:value-type="float">
            <text:p>98100</text:p>
          </table:table-cell>
          <table:table-cell table:formula="of:=[.G30]/([.$Q$6]*([.$H$28]+273.15))" office:value-type="float" office:value="1.3499616183619" calcext:value-type="float">
            <text:p>1.3499616</text:p>
          </table:table-cell>
          <table:table-cell table:formula="of:=[.G30]/([.$Q$6]*([.$I$28]+273.15))" office:value-type="float" office:value="1.29866153786173" calcext:value-type="float">
            <text:p>1.2986615</text:p>
          </table:table-cell>
          <table:table-cell table:formula="of:=[.G30]/([.$Q$6]*([.$J$28]+273.15))" office:value-type="float" office:value="1.25111764117999" calcext:value-type="float">
            <text:p>1.2511176</text:p>
          </table:table-cell>
          <table:table-cell table:formula="of:=[.G30]/([.$Q$6]*([.$K$28]+273.15))" office:value-type="float" office:value="1.20693195722519" calcext:value-type="float">
            <text:p>1.2069320</text:p>
          </table:table-cell>
          <table:table-cell table:formula="of:=[.G30]/([.$Q$6]*([.$L$28]+273.15))" office:value-type="float" office:value="1.16576081763027" calcext:value-type="float">
            <text:p>1.1657608</text:p>
          </table:table-cell>
          <table:table-cell table:formula="of:=[.G30]/([.$Q$6]*([.$M$28]+273.15))" office:value-type="float" office:value="1.1273059003408" calcext:value-type="float">
            <text:p>1.1273059</text:p>
          </table:table-cell>
          <table:table-cell table:formula="of:=[.G30]/([.$Q$6]*([.$N$28]+273.15))" office:value-type="float" office:value="1.09130698926493" calcext:value-type="float">
            <text:p>1.0913070</text:p>
          </table:table-cell>
          <table:table-cell table:formula="of:=[.G30]/([.$Q$6]*([.$O$28]+273.15))" office:value-type="float" office:value="1.05753607825565" calcext:value-type="float">
            <text:p>1.0575361</text:p>
          </table:table-cell>
          <table:table-cell table:formula="of:=[.G30]/([.$Q$6]*([.$P$28]+273.15))" office:value-type="float" office:value="1.02579253696027" calcext:value-type="float">
            <text:p>1.0257925</text:p>
          </table:table-cell>
          <table:table-cell table:formula="of:=[.G30]/([.$Q$6]*([.$Q$28]+273.15))" office:value-type="float" office:value="0.995899121924272" calcext:value-type="float">
            <text:p>0.9958991</text:p>
          </table:table-cell>
          <table:table-cell table:formula="of:=[.G30]/([.$Q$6]*([.$R$28]+273.15))" office:value-type="float" office:value="0.967698665406524" calcext:value-type="float">
            <text:p>0.9676987</text:p>
          </table:table-cell>
          <table:table-cell table:formula="of:=[.G30]/([.$Q$6]*([.$S$28]+273.15))" office:value-type="float" office:value="0.941051311271689" calcext:value-type="float">
            <text:p>0.94105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31]/[.$C$1]" office:value-type="float" office:value="19.7278911564626" calcext:value-type="float">
            <text:p>19.728</text:p>
          </table:table-cell>
          <table:table-cell table:formula="of:=[.B31]*[.$G$1]" office:value-type="float" office:value="13.8292517006803" calcext:value-type="float">
            <text:p>13.83</text:p>
          </table:table-cell>
          <table:table-cell table:formula="of:=[.C31]*1000" office:value-type="float" office:value="13829.2517006803" calcext:value-type="float">
            <text:p>13829.25</text:p>
          </table:table-cell>
          <table:table-cell table:number-columns-repeated="2"/>
          <table:table-cell office:value-type="float" office:value="98200" calcext:value-type="float">
            <text:p>98200</text:p>
          </table:table-cell>
          <table:table-cell table:formula="of:=[.G31]/([.$Q$6]*([.$H$28]+273.15))" office:value-type="float" office:value="1.35133772602587" calcext:value-type="float">
            <text:p>1.3513377</text:p>
          </table:table-cell>
          <table:table-cell table:formula="of:=[.G31]/([.$Q$6]*([.$I$28]+273.15))" office:value-type="float" office:value="1.29998535186567" calcext:value-type="float">
            <text:p>1.2999854</text:p>
          </table:table-cell>
          <table:table-cell table:formula="of:=[.G31]/([.$Q$6]*([.$J$28]+273.15))" office:value-type="float" office:value="1.25239299045744" calcext:value-type="float">
            <text:p>1.2523930</text:p>
          </table:table-cell>
          <table:table-cell table:formula="of:=[.G31]/([.$Q$6]*([.$K$28]+273.15))" office:value-type="float" office:value="1.20816226503072" calcext:value-type="float">
            <text:p>1.2081623</text:p>
          </table:table-cell>
          <table:table-cell table:formula="of:=[.G31]/([.$Q$6]*([.$L$28]+273.15))" office:value-type="float" office:value="1.16694915689391" calcext:value-type="float">
            <text:p>1.1669492</text:p>
          </table:table-cell>
          <table:table-cell table:formula="of:=[.G31]/([.$Q$6]*([.$M$28]+273.15))" office:value-type="float" office:value="1.12845503989263" calcext:value-type="float">
            <text:p>1.1284550</text:p>
          </table:table-cell>
          <table:table-cell table:formula="of:=[.G31]/([.$Q$6]*([.$N$28]+273.15))" office:value-type="float" office:value="1.09241943267907" calcext:value-type="float">
            <text:p>1.0924194</text:p>
          </table:table-cell>
          <table:table-cell table:formula="of:=[.G31]/([.$Q$6]*([.$O$28]+273.15))" office:value-type="float" office:value="1.05861409668405" calcext:value-type="float">
            <text:p>1.0586141</text:p>
          </table:table-cell>
          <table:table-cell table:formula="of:=[.G31]/([.$Q$6]*([.$P$28]+273.15))" office:value-type="float" office:value="1.02683819703872" calcext:value-type="float">
            <text:p>1.0268382</text:p>
          </table:table-cell>
          <table:table-cell table:formula="of:=[.G31]/([.$Q$6]*([.$Q$28]+273.15))" office:value-type="float" office:value="0.996914309612268" calcext:value-type="float">
            <text:p>0.9969143</text:p>
          </table:table-cell>
          <table:table-cell table:formula="of:=[.G31]/([.$Q$6]*([.$R$28]+273.15))" office:value-type="float" office:value="0.96868510645179" calcext:value-type="float">
            <text:p>0.9686851</text:p>
          </table:table-cell>
          <table:table-cell table:formula="of:=[.G31]/([.$Q$6]*([.$S$28]+273.15))" office:value-type="float" office:value="0.942010588857083" calcext:value-type="float">
            <text:p>0.94201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2]/[.$C$1]" office:value-type="float" office:value="20.4081632653061" calcext:value-type="float">
            <text:p>20.408</text:p>
          </table:table-cell>
          <table:table-cell table:formula="of:=[.B32]*[.$G$1]" office:value-type="float" office:value="14.3061224489796" calcext:value-type="float">
            <text:p>14.31</text:p>
          </table:table-cell>
          <table:table-cell table:formula="of:=[.C32]*1000" office:value-type="float" office:value="14306.1224489796" calcext:value-type="float">
            <text:p>14306.12</text:p>
          </table:table-cell>
          <table:table-cell table:number-columns-repeated="2"/>
          <table:table-cell office:value-type="float" office:value="98300" calcext:value-type="float">
            <text:p>98300</text:p>
          </table:table-cell>
          <table:table-cell table:formula="of:=[.G32]/([.$Q$6]*([.$H$28]+273.15))" office:value-type="float" office:value="1.35271383368985" calcext:value-type="float">
            <text:p>1.3527138</text:p>
          </table:table-cell>
          <table:table-cell table:formula="of:=[.G32]/([.$Q$6]*([.$I$28]+273.15))" office:value-type="float" office:value="1.3013091658696" calcext:value-type="float">
            <text:p>1.3013092</text:p>
          </table:table-cell>
          <table:table-cell table:formula="of:=[.G32]/([.$Q$6]*([.$J$28]+273.15))" office:value-type="float" office:value="1.25366833973489" calcext:value-type="float">
            <text:p>1.2536683</text:p>
          </table:table-cell>
          <table:table-cell table:formula="of:=[.G32]/([.$Q$6]*([.$K$28]+273.15))" office:value-type="float" office:value="1.20939257283626" calcext:value-type="float">
            <text:p>1.2093926</text:p>
          </table:table-cell>
          <table:table-cell table:formula="of:=[.G32]/([.$Q$6]*([.$L$28]+273.15))" office:value-type="float" office:value="1.16813749615755" calcext:value-type="float">
            <text:p>1.1681375</text:p>
          </table:table-cell>
          <table:table-cell table:formula="of:=[.G32]/([.$Q$6]*([.$M$28]+273.15))" office:value-type="float" office:value="1.12960417944445" calcext:value-type="float">
            <text:p>1.1296042</text:p>
          </table:table-cell>
          <table:table-cell table:formula="of:=[.G32]/([.$Q$6]*([.$N$28]+273.15))" office:value-type="float" office:value="1.0935318760932" calcext:value-type="float">
            <text:p>1.0935319</text:p>
          </table:table-cell>
          <table:table-cell table:formula="of:=[.G32]/([.$Q$6]*([.$O$28]+273.15))" office:value-type="float" office:value="1.05969211511244" calcext:value-type="float">
            <text:p>1.0596921</text:p>
          </table:table-cell>
          <table:table-cell table:formula="of:=[.G32]/([.$Q$6]*([.$P$28]+273.15))" office:value-type="float" office:value="1.02788385711717" calcext:value-type="float">
            <text:p>1.0278839</text:p>
          </table:table-cell>
          <table:table-cell table:formula="of:=[.G32]/([.$Q$6]*([.$Q$28]+273.15))" office:value-type="float" office:value="0.997929497300264" calcext:value-type="float">
            <text:p>0.9979295</text:p>
          </table:table-cell>
          <table:table-cell table:formula="of:=[.G32]/([.$Q$6]*([.$R$28]+273.15))" office:value-type="float" office:value="0.969671547497057" calcext:value-type="float">
            <text:p>0.9696715</text:p>
          </table:table-cell>
          <table:table-cell table:formula="of:=[.G32]/([.$Q$6]*([.$S$28]+273.15))" office:value-type="float" office:value="0.942969866442477" calcext:value-type="float">
            <text:p>0.942969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3]/[.$C$1]" office:value-type="float" office:value="21.0884353741497" calcext:value-type="float">
            <text:p>21.088</text:p>
          </table:table-cell>
          <table:table-cell table:formula="of:=[.B33]*[.$G$1]" office:value-type="float" office:value="14.7829931972789" calcext:value-type="float">
            <text:p>14.78</text:p>
          </table:table-cell>
          <table:table-cell table:formula="of:=[.C33]*1000" office:value-type="float" office:value="14782.9931972789" calcext:value-type="float">
            <text:p>14782.99</text:p>
          </table:table-cell>
          <table:table-cell table:number-columns-repeated="2"/>
          <table:table-cell office:value-type="float" office:value="98400" calcext:value-type="float">
            <text:p>98400</text:p>
          </table:table-cell>
          <table:table-cell table:formula="of:=[.G33]/([.$Q$6]*([.$H$28]+273.15))" office:value-type="float" office:value="1.35408994135383" calcext:value-type="float">
            <text:p>1.3540899</text:p>
          </table:table-cell>
          <table:table-cell table:formula="of:=[.G33]/([.$Q$6]*([.$I$28]+273.15))" office:value-type="float" office:value="1.30263297987354" calcext:value-type="float">
            <text:p>1.3026330</text:p>
          </table:table-cell>
          <table:table-cell table:formula="of:=[.G33]/([.$Q$6]*([.$J$28]+273.15))" office:value-type="float" office:value="1.25494368901234" calcext:value-type="float">
            <text:p>1.2549437</text:p>
          </table:table-cell>
          <table:table-cell table:formula="of:=[.G33]/([.$Q$6]*([.$K$28]+273.15))" office:value-type="float" office:value="1.21062288064179" calcext:value-type="float">
            <text:p>1.2106229</text:p>
          </table:table-cell>
          <table:table-cell table:formula="of:=[.G33]/([.$Q$6]*([.$L$28]+273.15))" office:value-type="float" office:value="1.16932583542119" calcext:value-type="float">
            <text:p>1.1693258</text:p>
          </table:table-cell>
          <table:table-cell table:formula="of:=[.G33]/([.$Q$6]*([.$M$28]+273.15))" office:value-type="float" office:value="1.13075331899628" calcext:value-type="float">
            <text:p>1.1307533</text:p>
          </table:table-cell>
          <table:table-cell table:formula="of:=[.G33]/([.$Q$6]*([.$N$28]+273.15))" office:value-type="float" office:value="1.09464431950733" calcext:value-type="float">
            <text:p>1.0946443</text:p>
          </table:table-cell>
          <table:table-cell table:formula="of:=[.G33]/([.$Q$6]*([.$O$28]+273.15))" office:value-type="float" office:value="1.06077013354084" calcext:value-type="float">
            <text:p>1.0607701</text:p>
          </table:table-cell>
          <table:table-cell table:formula="of:=[.G33]/([.$Q$6]*([.$P$28]+273.15))" office:value-type="float" office:value="1.02892951719562" calcext:value-type="float">
            <text:p>1.0289295</text:p>
          </table:table-cell>
          <table:table-cell table:formula="of:=[.G33]/([.$Q$6]*([.$Q$28]+273.15))" office:value-type="float" office:value="0.99894468498826" calcext:value-type="float">
            <text:p>0.9989447</text:p>
          </table:table-cell>
          <table:table-cell table:formula="of:=[.G33]/([.$Q$6]*([.$R$28]+273.15))" office:value-type="float" office:value="0.970657988542324" calcext:value-type="float">
            <text:p>0.9706580</text:p>
          </table:table-cell>
          <table:table-cell table:formula="of:=[.G33]/([.$Q$6]*([.$S$28]+273.15))" office:value-type="float" office:value="0.943929144027872" calcext:value-type="float">
            <text:p>0.943929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4]/[.$C$1]" office:value-type="float" office:value="21.7687074829932" calcext:value-type="float">
            <text:p>21.769</text:p>
          </table:table-cell>
          <table:table-cell table:formula="of:=[.B34]*[.$G$1]" office:value-type="float" office:value="15.2598639455782" calcext:value-type="float">
            <text:p>15.26</text:p>
          </table:table-cell>
          <table:table-cell table:formula="of:=[.C34]*1000" office:value-type="float" office:value="15259.8639455782" calcext:value-type="float">
            <text:p>15259.86</text:p>
          </table:table-cell>
          <table:table-cell table:number-columns-repeated="2"/>
          <table:table-cell office:value-type="float" office:value="98500" calcext:value-type="float">
            <text:p>98500</text:p>
          </table:table-cell>
          <table:table-cell table:formula="of:=[.G34]/([.$Q$6]*([.$H$28]+273.15))" office:value-type="float" office:value="1.35546604901781" calcext:value-type="float">
            <text:p>1.3554660</text:p>
          </table:table-cell>
          <table:table-cell table:formula="of:=[.G34]/([.$Q$6]*([.$I$28]+273.15))" office:value-type="float" office:value="1.30395679387747" calcext:value-type="float">
            <text:p>1.3039568</text:p>
          </table:table-cell>
          <table:table-cell table:formula="of:=[.G34]/([.$Q$6]*([.$J$28]+273.15))" office:value-type="float" office:value="1.25621903828979" calcext:value-type="float">
            <text:p>1.2562190</text:p>
          </table:table-cell>
          <table:table-cell table:formula="of:=[.G34]/([.$Q$6]*([.$K$28]+273.15))" office:value-type="float" office:value="1.21185318844732" calcext:value-type="float">
            <text:p>1.2118532</text:p>
          </table:table-cell>
          <table:table-cell table:formula="of:=[.G34]/([.$Q$6]*([.$L$28]+273.15))" office:value-type="float" office:value="1.17051417468483" calcext:value-type="float">
            <text:p>1.1705142</text:p>
          </table:table-cell>
          <table:table-cell table:formula="of:=[.G34]/([.$Q$6]*([.$M$28]+273.15))" office:value-type="float" office:value="1.1319024585481" calcext:value-type="float">
            <text:p>1.1319025</text:p>
          </table:table-cell>
          <table:table-cell table:formula="of:=[.G34]/([.$Q$6]*([.$N$28]+273.15))" office:value-type="float" office:value="1.09575676292147" calcext:value-type="float">
            <text:p>1.0957568</text:p>
          </table:table-cell>
          <table:table-cell table:formula="of:=[.G34]/([.$Q$6]*([.$O$28]+273.15))" office:value-type="float" office:value="1.06184815196923" calcext:value-type="float">
            <text:p>1.0618482</text:p>
          </table:table-cell>
          <table:table-cell table:formula="of:=[.G34]/([.$Q$6]*([.$P$28]+273.15))" office:value-type="float" office:value="1.02997517727407" calcext:value-type="float">
            <text:p>1.0299752</text:p>
          </table:table-cell>
          <table:table-cell table:formula="of:=[.G34]/([.$Q$6]*([.$Q$28]+273.15))" office:value-type="float" office:value="0.999959872676257" calcext:value-type="float">
            <text:p>0.9999599</text:p>
          </table:table-cell>
          <table:table-cell table:formula="of:=[.G34]/([.$Q$6]*([.$R$28]+273.15))" office:value-type="float" office:value="0.97164442958759" calcext:value-type="float">
            <text:p>0.9716444</text:p>
          </table:table-cell>
          <table:table-cell table:formula="of:=[.G34]/([.$Q$6]*([.$S$28]+273.15))" office:value-type="float" office:value="0.944888421613266" calcext:value-type="float">
            <text:p>0.944888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5]/[.$C$1]" office:value-type="float" office:value="22.4489795918367" calcext:value-type="float">
            <text:p>22.449</text:p>
          </table:table-cell>
          <table:table-cell table:formula="of:=[.B35]*[.$G$1]" office:value-type="float" office:value="15.7367346938776" calcext:value-type="float">
            <text:p>15.74</text:p>
          </table:table-cell>
          <table:table-cell table:formula="of:=[.C35]*1000" office:value-type="float" office:value="15736.7346938776" calcext:value-type="float">
            <text:p>15736.73</text:p>
          </table:table-cell>
          <table:table-cell table:number-columns-repeated="2"/>
          <table:table-cell office:value-type="float" office:value="98600" calcext:value-type="float">
            <text:p>98600</text:p>
          </table:table-cell>
          <table:table-cell table:formula="of:=[.G35]/([.$Q$6]*([.$H$28]+273.15))" office:value-type="float" office:value="1.35684215668178" calcext:value-type="float">
            <text:p>1.3568422</text:p>
          </table:table-cell>
          <table:table-cell table:formula="of:=[.G35]/([.$Q$6]*([.$I$28]+273.15))" office:value-type="float" office:value="1.30528060788141" calcext:value-type="float">
            <text:p>1.3052806</text:p>
          </table:table-cell>
          <table:table-cell table:formula="of:=[.G35]/([.$Q$6]*([.$J$28]+273.15))" office:value-type="float" office:value="1.25749438756725" calcext:value-type="float">
            <text:p>1.2574944</text:p>
          </table:table-cell>
          <table:table-cell table:formula="of:=[.G35]/([.$Q$6]*([.$K$28]+273.15))" office:value-type="float" office:value="1.21308349625285" calcext:value-type="float">
            <text:p>1.2130835</text:p>
          </table:table-cell>
          <table:table-cell table:formula="of:=[.G35]/([.$Q$6]*([.$L$28]+273.15))" office:value-type="float" office:value="1.17170251394847" calcext:value-type="float">
            <text:p>1.1717025</text:p>
          </table:table-cell>
          <table:table-cell table:formula="of:=[.G35]/([.$Q$6]*([.$M$28]+273.15))" office:value-type="float" office:value="1.13305159809993" calcext:value-type="float">
            <text:p>1.1330516</text:p>
          </table:table-cell>
          <table:table-cell table:formula="of:=[.G35]/([.$Q$6]*([.$N$28]+273.15))" office:value-type="float" office:value="1.0968692063356" calcext:value-type="float">
            <text:p>1.0968692</text:p>
          </table:table-cell>
          <table:table-cell table:formula="of:=[.G35]/([.$Q$6]*([.$O$28]+273.15))" office:value-type="float" office:value="1.06292617039763" calcext:value-type="float">
            <text:p>1.0629262</text:p>
          </table:table-cell>
          <table:table-cell table:formula="of:=[.G35]/([.$Q$6]*([.$P$28]+273.15))" office:value-type="float" office:value="1.03102083735252" calcext:value-type="float">
            <text:p>1.0310208</text:p>
          </table:table-cell>
          <table:table-cell table:formula="of:=[.G35]/([.$Q$6]*([.$Q$28]+273.15))" office:value-type="float" office:value="1.00097506036425" calcext:value-type="float">
            <text:p>1.0009751</text:p>
          </table:table-cell>
          <table:table-cell table:formula="of:=[.G35]/([.$Q$6]*([.$R$28]+273.15))" office:value-type="float" office:value="0.972630870632857" calcext:value-type="float">
            <text:p>0.9726309</text:p>
          </table:table-cell>
          <table:table-cell table:formula="of:=[.G35]/([.$Q$6]*([.$S$28]+273.15))" office:value-type="float" office:value="0.94584769919866" calcext:value-type="float">
            <text:p>0.945847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6]/[.$C$1]" office:value-type="float" office:value="23.1292517006803" calcext:value-type="float">
            <text:p>23.129</text:p>
          </table:table-cell>
          <table:table-cell table:formula="of:=[.B36]*[.$G$1]" office:value-type="float" office:value="16.2136054421769" calcext:value-type="float">
            <text:p>16.21</text:p>
          </table:table-cell>
          <table:table-cell table:formula="of:=[.C36]*1000" office:value-type="float" office:value="16213.6054421769" calcext:value-type="float">
            <text:p>16213.61</text:p>
          </table:table-cell>
          <table:table-cell table:number-columns-repeated="2"/>
          <table:table-cell office:value-type="float" office:value="98700" calcext:value-type="float">
            <text:p>98700</text:p>
          </table:table-cell>
          <table:table-cell table:formula="of:=[.G36]/([.$Q$6]*([.$H$28]+273.15))" office:value-type="float" office:value="1.35821826434576" calcext:value-type="float">
            <text:p>1.3582183</text:p>
          </table:table-cell>
          <table:table-cell table:formula="of:=[.G36]/([.$Q$6]*([.$I$28]+273.15))" office:value-type="float" office:value="1.30660442188535" calcext:value-type="float">
            <text:p>1.3066044</text:p>
          </table:table-cell>
          <table:table-cell table:formula="of:=[.G36]/([.$Q$6]*([.$J$28]+273.15))" office:value-type="float" office:value="1.2587697368447" calcext:value-type="float">
            <text:p>1.2587697</text:p>
          </table:table-cell>
          <table:table-cell table:formula="of:=[.G36]/([.$Q$6]*([.$K$28]+273.15))" office:value-type="float" office:value="1.21431380405838" calcext:value-type="float">
            <text:p>1.2143138</text:p>
          </table:table-cell>
          <table:table-cell table:formula="of:=[.G36]/([.$Q$6]*([.$L$28]+273.15))" office:value-type="float" office:value="1.17289085321211" calcext:value-type="float">
            <text:p>1.1728909</text:p>
          </table:table-cell>
          <table:table-cell table:formula="of:=[.G36]/([.$Q$6]*([.$M$28]+273.15))" office:value-type="float" office:value="1.13420073765175" calcext:value-type="float">
            <text:p>1.1342007</text:p>
          </table:table-cell>
          <table:table-cell table:formula="of:=[.G36]/([.$Q$6]*([.$N$28]+273.15))" office:value-type="float" office:value="1.09798164974973" calcext:value-type="float">
            <text:p>1.0979816</text:p>
          </table:table-cell>
          <table:table-cell table:formula="of:=[.G36]/([.$Q$6]*([.$O$28]+273.15))" office:value-type="float" office:value="1.06400418882602" calcext:value-type="float">
            <text:p>1.0640042</text:p>
          </table:table-cell>
          <table:table-cell table:formula="of:=[.G36]/([.$Q$6]*([.$P$28]+273.15))" office:value-type="float" office:value="1.03206649743097" calcext:value-type="float">
            <text:p>1.0320665</text:p>
          </table:table-cell>
          <table:table-cell table:formula="of:=[.G36]/([.$Q$6]*([.$Q$28]+273.15))" office:value-type="float" office:value="1.00199024805225" calcext:value-type="float">
            <text:p>1.0019902</text:p>
          </table:table-cell>
          <table:table-cell table:formula="of:=[.G36]/([.$Q$6]*([.$R$28]+273.15))" office:value-type="float" office:value="0.973617311678123" calcext:value-type="float">
            <text:p>0.9736173</text:p>
          </table:table-cell>
          <table:table-cell table:formula="of:=[.G36]/([.$Q$6]*([.$S$28]+273.15))" office:value-type="float" office:value="0.946806976784054" calcext:value-type="float">
            <text:p>0.946807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7]/[.$C$1]" office:value-type="float" office:value="23.8095238095238" calcext:value-type="float">
            <text:p>23.810</text:p>
          </table:table-cell>
          <table:table-cell table:formula="of:=[.B37]*[.$G$1]" office:value-type="float" office:value="16.6904761904762" calcext:value-type="float">
            <text:p>16.69</text:p>
          </table:table-cell>
          <table:table-cell table:formula="of:=[.C37]*1000" office:value-type="float" office:value="16690.4761904762" calcext:value-type="float">
            <text:p>16690.48</text:p>
          </table:table-cell>
          <table:table-cell table:number-columns-repeated="2"/>
          <table:table-cell office:value-type="float" office:value="98800" calcext:value-type="float">
            <text:p>98800</text:p>
          </table:table-cell>
          <table:table-cell table:formula="of:=[.G37]/([.$Q$6]*([.$H$28]+273.15))" office:value-type="float" office:value="1.35959437200974" calcext:value-type="float">
            <text:p>1.3595944</text:p>
          </table:table-cell>
          <table:table-cell table:formula="of:=[.G37]/([.$Q$6]*([.$I$28]+273.15))" office:value-type="float" office:value="1.30792823588928" calcext:value-type="float">
            <text:p>1.3079282</text:p>
          </table:table-cell>
          <table:table-cell table:formula="of:=[.G37]/([.$Q$6]*([.$J$28]+273.15))" office:value-type="float" office:value="1.26004508612215" calcext:value-type="float">
            <text:p>1.2600451</text:p>
          </table:table-cell>
          <table:table-cell table:formula="of:=[.G37]/([.$Q$6]*([.$K$28]+273.15))" office:value-type="float" office:value="1.21554411186391" calcext:value-type="float">
            <text:p>1.2155441</text:p>
          </table:table-cell>
          <table:table-cell table:formula="of:=[.G37]/([.$Q$6]*([.$L$28]+273.15))" office:value-type="float" office:value="1.17407919247575" calcext:value-type="float">
            <text:p>1.1740792</text:p>
          </table:table-cell>
          <table:table-cell table:formula="of:=[.G37]/([.$Q$6]*([.$M$28]+273.15))" office:value-type="float" office:value="1.13534987720358" calcext:value-type="float">
            <text:p>1.1353499</text:p>
          </table:table-cell>
          <table:table-cell table:formula="of:=[.G37]/([.$Q$6]*([.$N$28]+273.15))" office:value-type="float" office:value="1.09909409316387" calcext:value-type="float">
            <text:p>1.0990941</text:p>
          </table:table-cell>
          <table:table-cell table:formula="of:=[.G37]/([.$Q$6]*([.$O$28]+273.15))" office:value-type="float" office:value="1.06508220725442" calcext:value-type="float">
            <text:p>1.0650822</text:p>
          </table:table-cell>
          <table:table-cell table:formula="of:=[.G37]/([.$Q$6]*([.$P$28]+273.15))" office:value-type="float" office:value="1.03311215750943" calcext:value-type="float">
            <text:p>1.0331122</text:p>
          </table:table-cell>
          <table:table-cell table:formula="of:=[.G37]/([.$Q$6]*([.$Q$28]+273.15))" office:value-type="float" office:value="1.00300543574025" calcext:value-type="float">
            <text:p>1.0030054</text:p>
          </table:table-cell>
          <table:table-cell table:formula="of:=[.G37]/([.$Q$6]*([.$R$28]+273.15))" office:value-type="float" office:value="0.97460375272339" calcext:value-type="float">
            <text:p>0.9746038</text:p>
          </table:table-cell>
          <table:table-cell table:formula="of:=[.G37]/([.$Q$6]*([.$S$28]+273.15))" office:value-type="float" office:value="0.947766254369448" calcext:value-type="float">
            <text:p>0.94776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8]/[.$C$1]" office:value-type="float" office:value="24.4897959183673" calcext:value-type="float">
            <text:p>24.490</text:p>
          </table:table-cell>
          <table:table-cell table:formula="of:=[.B38]*[.$G$1]" office:value-type="float" office:value="17.1673469387755" calcext:value-type="float">
            <text:p>17.17</text:p>
          </table:table-cell>
          <table:table-cell table:formula="of:=[.C38]*1000" office:value-type="float" office:value="17167.3469387755" calcext:value-type="float">
            <text:p>17167.35</text:p>
          </table:table-cell>
          <table:table-cell table:number-columns-repeated="2"/>
          <table:table-cell office:value-type="float" office:value="98900" calcext:value-type="float">
            <text:p>98900</text:p>
          </table:table-cell>
          <table:table-cell table:formula="of:=[.G38]/([.$Q$6]*([.$H$28]+273.15))" office:value-type="float" office:value="1.36097047967372" calcext:value-type="float">
            <text:p>1.3609705</text:p>
          </table:table-cell>
          <table:table-cell table:formula="of:=[.G38]/([.$Q$6]*([.$I$28]+273.15))" office:value-type="float" office:value="1.30925204989322" calcext:value-type="float">
            <text:p>1.3092520</text:p>
          </table:table-cell>
          <table:table-cell table:formula="of:=[.G38]/([.$Q$6]*([.$J$28]+273.15))" office:value-type="float" office:value="1.2613204353996" calcext:value-type="float">
            <text:p>1.2613204</text:p>
          </table:table-cell>
          <table:table-cell table:formula="of:=[.G38]/([.$Q$6]*([.$K$28]+273.15))" office:value-type="float" office:value="1.21677441966944" calcext:value-type="float">
            <text:p>1.2167744</text:p>
          </table:table-cell>
          <table:table-cell table:formula="of:=[.G38]/([.$Q$6]*([.$L$28]+273.15))" office:value-type="float" office:value="1.17526753173939" calcext:value-type="float">
            <text:p>1.1752675</text:p>
          </table:table-cell>
          <table:table-cell table:formula="of:=[.G38]/([.$Q$6]*([.$M$28]+273.15))" office:value-type="float" office:value="1.13649901675541" calcext:value-type="float">
            <text:p>1.1364990</text:p>
          </table:table-cell>
          <table:table-cell table:formula="of:=[.G38]/([.$Q$6]*([.$N$28]+273.15))" office:value-type="float" office:value="1.100206536578" calcext:value-type="float">
            <text:p>1.1002065</text:p>
          </table:table-cell>
          <table:table-cell table:formula="of:=[.G38]/([.$Q$6]*([.$O$28]+273.15))" office:value-type="float" office:value="1.06616022568281" calcext:value-type="float">
            <text:p>1.0661602</text:p>
          </table:table-cell>
          <table:table-cell table:formula="of:=[.G38]/([.$Q$6]*([.$P$28]+273.15))" office:value-type="float" office:value="1.03415781758788" calcext:value-type="float">
            <text:p>1.0341578</text:p>
          </table:table-cell>
          <table:table-cell table:formula="of:=[.G38]/([.$Q$6]*([.$Q$28]+273.15))" office:value-type="float" office:value="1.00402062342824" calcext:value-type="float">
            <text:p>1.0040206</text:p>
          </table:table-cell>
          <table:table-cell table:formula="of:=[.G38]/([.$Q$6]*([.$R$28]+273.15))" office:value-type="float" office:value="0.975590193768656" calcext:value-type="float">
            <text:p>0.9755902</text:p>
          </table:table-cell>
          <table:table-cell table:formula="of:=[.G38]/([.$Q$6]*([.$S$28]+273.15))" office:value-type="float" office:value="0.948725531954842" calcext:value-type="float">
            <text:p>0.948725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9]/[.$C$1]" office:value-type="float" office:value="25.1700680272109" calcext:value-type="float">
            <text:p>25.170</text:p>
          </table:table-cell>
          <table:table-cell table:formula="of:=[.B39]*[.$G$1]" office:value-type="float" office:value="17.6442176870748" calcext:value-type="float">
            <text:p>17.64</text:p>
          </table:table-cell>
          <table:table-cell table:formula="of:=[.C39]*1000" office:value-type="float" office:value="17644.2176870748" calcext:value-type="float">
            <text:p>17644.22</text:p>
          </table:table-cell>
          <table:table-cell table:number-columns-repeated="2"/>
          <table:table-cell office:value-type="float" office:value="99000" calcext:value-type="float">
            <text:p>99000</text:p>
          </table:table-cell>
          <table:table-cell table:formula="of:=[.G39]/([.$Q$6]*([.$H$28]+273.15))" office:value-type="float" office:value="1.36234658733769" calcext:value-type="float">
            <text:p>1.3623466</text:p>
          </table:table-cell>
          <table:table-cell table:formula="of:=[.G39]/([.$Q$6]*([.$I$28]+273.15))" office:value-type="float" office:value="1.31057586389716" calcext:value-type="float">
            <text:p>1.3105759</text:p>
          </table:table-cell>
          <table:table-cell table:formula="of:=[.G39]/([.$Q$6]*([.$J$28]+273.15))" office:value-type="float" office:value="1.26259578467705" calcext:value-type="float">
            <text:p>1.2625958</text:p>
          </table:table-cell>
          <table:table-cell table:formula="of:=[.G39]/([.$Q$6]*([.$K$28]+273.15))" office:value-type="float" office:value="1.21800472747497" calcext:value-type="float">
            <text:p>1.2180047</text:p>
          </table:table-cell>
          <table:table-cell table:formula="of:=[.G39]/([.$Q$6]*([.$L$28]+273.15))" office:value-type="float" office:value="1.17645587100303" calcext:value-type="float">
            <text:p>1.1764559</text:p>
          </table:table-cell>
          <table:table-cell table:formula="of:=[.G39]/([.$Q$6]*([.$M$28]+273.15))" office:value-type="float" office:value="1.13764815630723" calcext:value-type="float">
            <text:p>1.1376482</text:p>
          </table:table-cell>
          <table:table-cell table:formula="of:=[.G39]/([.$Q$6]*([.$N$28]+273.15))" office:value-type="float" office:value="1.10131897999213" calcext:value-type="float">
            <text:p>1.1013190</text:p>
          </table:table-cell>
          <table:table-cell table:formula="of:=[.G39]/([.$Q$6]*([.$O$28]+273.15))" office:value-type="float" office:value="1.06723824411121" calcext:value-type="float">
            <text:p>1.0672382</text:p>
          </table:table-cell>
          <table:table-cell table:formula="of:=[.G39]/([.$Q$6]*([.$P$28]+273.15))" office:value-type="float" office:value="1.03520347766633" calcext:value-type="float">
            <text:p>1.0352035</text:p>
          </table:table-cell>
          <table:table-cell table:formula="of:=[.G39]/([.$Q$6]*([.$Q$28]+273.15))" office:value-type="float" office:value="1.00503581111624" calcext:value-type="float">
            <text:p>1.0050358</text:p>
          </table:table-cell>
          <table:table-cell table:formula="of:=[.G39]/([.$Q$6]*([.$R$28]+273.15))" office:value-type="float" office:value="0.976576634813923" calcext:value-type="float">
            <text:p>0.9765766</text:p>
          </table:table-cell>
          <table:table-cell table:formula="of:=[.G39]/([.$Q$6]*([.$S$28]+273.15))" office:value-type="float" office:value="0.949684809540237" calcext:value-type="float">
            <text:p>0.949684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40]/[.$C$1]" office:value-type="float" office:value="25.8503401360544" calcext:value-type="float">
            <text:p>25.850</text:p>
          </table:table-cell>
          <table:table-cell table:formula="of:=[.B40]*[.$G$1]" office:value-type="float" office:value="18.1210884353742" calcext:value-type="float">
            <text:p>18.12</text:p>
          </table:table-cell>
          <table:table-cell table:formula="of:=[.C40]*1000" office:value-type="float" office:value="18121.0884353742" calcext:value-type="float">
            <text:p>18121.09</text:p>
          </table:table-cell>
          <table:table-cell table:number-columns-repeated="2"/>
          <table:table-cell office:value-type="float" office:value="99100" calcext:value-type="float">
            <text:p>99100</text:p>
          </table:table-cell>
          <table:table-cell table:formula="of:=[.G40]/([.$Q$6]*([.$H$28]+273.15))" office:value-type="float" office:value="1.36372269500167" calcext:value-type="float">
            <text:p>1.3637227</text:p>
          </table:table-cell>
          <table:table-cell table:formula="of:=[.G40]/([.$Q$6]*([.$I$28]+273.15))" office:value-type="float" office:value="1.31189967790109" calcext:value-type="float">
            <text:p>1.3118997</text:p>
          </table:table-cell>
          <table:table-cell table:formula="of:=[.G40]/([.$Q$6]*([.$J$28]+273.15))" office:value-type="float" office:value="1.2638711339545" calcext:value-type="float">
            <text:p>1.2638711</text:p>
          </table:table-cell>
          <table:table-cell table:formula="of:=[.G40]/([.$Q$6]*([.$K$28]+273.15))" office:value-type="float" office:value="1.2192350352805" calcext:value-type="float">
            <text:p>1.2192350</text:p>
          </table:table-cell>
          <table:table-cell table:formula="of:=[.G40]/([.$Q$6]*([.$L$28]+273.15))" office:value-type="float" office:value="1.17764421026667" calcext:value-type="float">
            <text:p>1.1776442</text:p>
          </table:table-cell>
          <table:table-cell table:formula="of:=[.G40]/([.$Q$6]*([.$M$28]+273.15))" office:value-type="float" office:value="1.13879729585906" calcext:value-type="float">
            <text:p>1.1387973</text:p>
          </table:table-cell>
          <table:table-cell table:formula="of:=[.G40]/([.$Q$6]*([.$N$28]+273.15))" office:value-type="float" office:value="1.10243142340627" calcext:value-type="float">
            <text:p>1.1024314</text:p>
          </table:table-cell>
          <table:table-cell table:formula="of:=[.G40]/([.$Q$6]*([.$O$28]+273.15))" office:value-type="float" office:value="1.0683162625396" calcext:value-type="float">
            <text:p>1.0683163</text:p>
          </table:table-cell>
          <table:table-cell table:formula="of:=[.G40]/([.$Q$6]*([.$P$28]+273.15))" office:value-type="float" office:value="1.03624913774478" calcext:value-type="float">
            <text:p>1.0362491</text:p>
          </table:table-cell>
          <table:table-cell table:formula="of:=[.G40]/([.$Q$6]*([.$Q$28]+273.15))" office:value-type="float" office:value="1.00605099880423" calcext:value-type="float">
            <text:p>1.0060510</text:p>
          </table:table-cell>
          <table:table-cell table:formula="of:=[.G40]/([.$Q$6]*([.$R$28]+273.15))" office:value-type="float" office:value="0.97756307585919" calcext:value-type="float">
            <text:p>0.9775631</text:p>
          </table:table-cell>
          <table:table-cell table:formula="of:=[.G40]/([.$Q$6]*([.$S$28]+273.15))" office:value-type="float" office:value="0.950644087125631" calcext:value-type="float">
            <text:p>0.950644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41]/[.$C$1]" office:value-type="float" office:value="26.530612244898" calcext:value-type="float">
            <text:p>26.531</text:p>
          </table:table-cell>
          <table:table-cell table:formula="of:=[.B41]*[.$G$1]" office:value-type="float" office:value="18.5979591836735" calcext:value-type="float">
            <text:p>18.60</text:p>
          </table:table-cell>
          <table:table-cell table:formula="of:=[.C41]*1000" office:value-type="float" office:value="18597.9591836735" calcext:value-type="float">
            <text:p>18597.96</text:p>
          </table:table-cell>
          <table:table-cell table:number-columns-repeated="2"/>
          <table:table-cell office:value-type="float" office:value="99200" calcext:value-type="float">
            <text:p>99200</text:p>
          </table:table-cell>
          <table:table-cell table:formula="of:=[.G41]/([.$Q$6]*([.$H$28]+273.15))" office:value-type="float" office:value="1.36509880266565" calcext:value-type="float">
            <text:p>1.3650988</text:p>
          </table:table-cell>
          <table:table-cell table:formula="of:=[.G41]/([.$Q$6]*([.$I$28]+273.15))" office:value-type="float" office:value="1.31322349190503" calcext:value-type="float">
            <text:p>1.3132235</text:p>
          </table:table-cell>
          <table:table-cell table:formula="of:=[.G41]/([.$Q$6]*([.$J$28]+273.15))" office:value-type="float" office:value="1.26514648323196" calcext:value-type="float">
            <text:p>1.2651465</text:p>
          </table:table-cell>
          <table:table-cell table:formula="of:=[.G41]/([.$Q$6]*([.$K$28]+273.15))" office:value-type="float" office:value="1.22046534308603" calcext:value-type="float">
            <text:p>1.2204653</text:p>
          </table:table-cell>
          <table:table-cell table:formula="of:=[.G41]/([.$Q$6]*([.$L$28]+273.15))" office:value-type="float" office:value="1.1788325495303" calcext:value-type="float">
            <text:p>1.1788325</text:p>
          </table:table-cell>
          <table:table-cell table:formula="of:=[.G41]/([.$Q$6]*([.$M$28]+273.15))" office:value-type="float" office:value="1.13994643541088" calcext:value-type="float">
            <text:p>1.1399464</text:p>
          </table:table-cell>
          <table:table-cell table:formula="of:=[.G41]/([.$Q$6]*([.$N$28]+273.15))" office:value-type="float" office:value="1.1035438668204" calcext:value-type="float">
            <text:p>1.1035439</text:p>
          </table:table-cell>
          <table:table-cell table:formula="of:=[.G41]/([.$Q$6]*([.$O$28]+273.15))" office:value-type="float" office:value="1.069394280968" calcext:value-type="float">
            <text:p>1.0693943</text:p>
          </table:table-cell>
          <table:table-cell table:formula="of:=[.G41]/([.$Q$6]*([.$P$28]+273.15))" office:value-type="float" office:value="1.03729479782323" calcext:value-type="float">
            <text:p>1.0372948</text:p>
          </table:table-cell>
          <table:table-cell table:formula="of:=[.G41]/([.$Q$6]*([.$Q$28]+273.15))" office:value-type="float" office:value="1.00706618649223" calcext:value-type="float">
            <text:p>1.0070662</text:p>
          </table:table-cell>
          <table:table-cell table:formula="of:=[.G41]/([.$Q$6]*([.$R$28]+273.15))" office:value-type="float" office:value="0.978549516904456" calcext:value-type="float">
            <text:p>0.9785495</text:p>
          </table:table-cell>
          <table:table-cell table:formula="of:=[.G41]/([.$Q$6]*([.$S$28]+273.15))" office:value-type="float" office:value="0.951603364711025" calcext:value-type="float">
            <text:p>0.95160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2]/[.$C$1]" office:value-type="float" office:value="27.2108843537415" calcext:value-type="float">
            <text:p>27.211</text:p>
          </table:table-cell>
          <table:table-cell table:formula="of:=[.B42]*[.$G$1]" office:value-type="float" office:value="19.0748299319728" calcext:value-type="float">
            <text:p>19.07</text:p>
          </table:table-cell>
          <table:table-cell table:formula="of:=[.C42]*1000" office:value-type="float" office:value="19074.8299319728" calcext:value-type="float">
            <text:p>19074.83</text:p>
          </table:table-cell>
          <table:table-cell table:number-columns-repeated="2"/>
          <table:table-cell office:value-type="float" office:value="99300" calcext:value-type="float">
            <text:p>99300</text:p>
          </table:table-cell>
          <table:table-cell table:formula="of:=[.G42]/([.$Q$6]*([.$H$28]+273.15))" office:value-type="float" office:value="1.36647491032963" calcext:value-type="float">
            <text:p>1.3664749</text:p>
          </table:table-cell>
          <table:table-cell table:formula="of:=[.G42]/([.$Q$6]*([.$I$28]+273.15))" office:value-type="float" office:value="1.31454730590897" calcext:value-type="float">
            <text:p>1.3145473</text:p>
          </table:table-cell>
          <table:table-cell table:formula="of:=[.G42]/([.$Q$6]*([.$J$28]+273.15))" office:value-type="float" office:value="1.26642183250941" calcext:value-type="float">
            <text:p>1.2664218</text:p>
          </table:table-cell>
          <table:table-cell table:formula="of:=[.G42]/([.$Q$6]*([.$K$28]+273.15))" office:value-type="float" office:value="1.22169565089156" calcext:value-type="float">
            <text:p>1.2216957</text:p>
          </table:table-cell>
          <table:table-cell table:formula="of:=[.G42]/([.$Q$6]*([.$L$28]+273.15))" office:value-type="float" office:value="1.18002088879394" calcext:value-type="float">
            <text:p>1.1800209</text:p>
          </table:table-cell>
          <table:table-cell table:formula="of:=[.G42]/([.$Q$6]*([.$M$28]+273.15))" office:value-type="float" office:value="1.14109557496271" calcext:value-type="float">
            <text:p>1.1410956</text:p>
          </table:table-cell>
          <table:table-cell table:formula="of:=[.G42]/([.$Q$6]*([.$N$28]+273.15))" office:value-type="float" office:value="1.10465631023454" calcext:value-type="float">
            <text:p>1.1046563</text:p>
          </table:table-cell>
          <table:table-cell table:formula="of:=[.G42]/([.$Q$6]*([.$O$28]+273.15))" office:value-type="float" office:value="1.07047229939639" calcext:value-type="float">
            <text:p>1.0704723</text:p>
          </table:table-cell>
          <table:table-cell table:formula="of:=[.G42]/([.$Q$6]*([.$P$28]+273.15))" office:value-type="float" office:value="1.03834045790168" calcext:value-type="float">
            <text:p>1.0383405</text:p>
          </table:table-cell>
          <table:table-cell table:formula="of:=[.G42]/([.$Q$6]*([.$Q$28]+273.15))" office:value-type="float" office:value="1.00808137418023" calcext:value-type="float">
            <text:p>1.0080814</text:p>
          </table:table-cell>
          <table:table-cell table:formula="of:=[.G42]/([.$Q$6]*([.$R$28]+273.15))" office:value-type="float" office:value="0.979535957949723" calcext:value-type="float">
            <text:p>0.9795360</text:p>
          </table:table-cell>
          <table:table-cell table:formula="of:=[.G42]/([.$Q$6]*([.$S$28]+273.15))" office:value-type="float" office:value="0.952562642296419" calcext:value-type="float">
            <text:p>0.952562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3]/[.$C$1]" office:value-type="float" office:value="27.891156462585" calcext:value-type="float">
            <text:p>27.891</text:p>
          </table:table-cell>
          <table:table-cell table:formula="of:=[.B43]*[.$G$1]" office:value-type="float" office:value="19.5517006802721" calcext:value-type="float">
            <text:p>19.55</text:p>
          </table:table-cell>
          <table:table-cell table:formula="of:=[.C43]*1000" office:value-type="float" office:value="19551.7006802721" calcext:value-type="float">
            <text:p>19551.70</text:p>
          </table:table-cell>
          <table:table-cell table:number-columns-repeated="2"/>
          <table:table-cell office:value-type="float" office:value="99400" calcext:value-type="float">
            <text:p>99400</text:p>
          </table:table-cell>
          <table:table-cell table:formula="of:=[.G43]/([.$Q$6]*([.$H$28]+273.15))" office:value-type="float" office:value="1.3678510179936" calcext:value-type="float">
            <text:p>1.3678510</text:p>
          </table:table-cell>
          <table:table-cell table:formula="of:=[.G43]/([.$Q$6]*([.$I$28]+273.15))" office:value-type="float" office:value="1.3158711199129" calcext:value-type="float">
            <text:p>1.3158711</text:p>
          </table:table-cell>
          <table:table-cell table:formula="of:=[.G43]/([.$Q$6]*([.$J$28]+273.15))" office:value-type="float" office:value="1.26769718178686" calcext:value-type="float">
            <text:p>1.2676972</text:p>
          </table:table-cell>
          <table:table-cell table:formula="of:=[.G43]/([.$Q$6]*([.$K$28]+273.15))" office:value-type="float" office:value="1.22292595869709" calcext:value-type="float">
            <text:p>1.2229260</text:p>
          </table:table-cell>
          <table:table-cell table:formula="of:=[.G43]/([.$Q$6]*([.$L$28]+273.15))" office:value-type="float" office:value="1.18120922805758" calcext:value-type="float">
            <text:p>1.1812092</text:p>
          </table:table-cell>
          <table:table-cell table:formula="of:=[.G43]/([.$Q$6]*([.$M$28]+273.15))" office:value-type="float" office:value="1.14224471451453" calcext:value-type="float">
            <text:p>1.1422447</text:p>
          </table:table-cell>
          <table:table-cell table:formula="of:=[.G43]/([.$Q$6]*([.$N$28]+273.15))" office:value-type="float" office:value="1.10576875364867" calcext:value-type="float">
            <text:p>1.1057688</text:p>
          </table:table-cell>
          <table:table-cell table:formula="of:=[.G43]/([.$Q$6]*([.$O$28]+273.15))" office:value-type="float" office:value="1.07155031782479" calcext:value-type="float">
            <text:p>1.0715503</text:p>
          </table:table-cell>
          <table:table-cell table:formula="of:=[.G43]/([.$Q$6]*([.$P$28]+273.15))" office:value-type="float" office:value="1.03938611798013" calcext:value-type="float">
            <text:p>1.0393861</text:p>
          </table:table-cell>
          <table:table-cell table:formula="of:=[.G43]/([.$Q$6]*([.$Q$28]+273.15))" office:value-type="float" office:value="1.00909656186822" calcext:value-type="float">
            <text:p>1.0090966</text:p>
          </table:table-cell>
          <table:table-cell table:formula="of:=[.G43]/([.$Q$6]*([.$R$28]+273.15))" office:value-type="float" office:value="0.980522398994989" calcext:value-type="float">
            <text:p>0.9805224</text:p>
          </table:table-cell>
          <table:table-cell table:formula="of:=[.G43]/([.$Q$6]*([.$S$28]+273.15))" office:value-type="float" office:value="0.953521919881813" calcext:value-type="float">
            <text:p>0.953521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4]/[.$C$1]" office:value-type="float" office:value="28.5714285714286" calcext:value-type="float">
            <text:p>28.571</text:p>
          </table:table-cell>
          <table:table-cell table:formula="of:=[.B44]*[.$G$1]" office:value-type="float" office:value="20.0285714285714" calcext:value-type="float">
            <text:p>20.03</text:p>
          </table:table-cell>
          <table:table-cell table:formula="of:=[.C44]*1000" office:value-type="float" office:value="20028.5714285714" calcext:value-type="float">
            <text:p>20028.57</text:p>
          </table:table-cell>
          <table:table-cell table:number-columns-repeated="2"/>
          <table:table-cell office:value-type="float" office:value="99500" calcext:value-type="float">
            <text:p>99500</text:p>
          </table:table-cell>
          <table:table-cell table:formula="of:=[.G44]/([.$Q$6]*([.$H$28]+273.15))" office:value-type="float" office:value="1.36922712565758" calcext:value-type="float">
            <text:p>1.3692271</text:p>
          </table:table-cell>
          <table:table-cell table:formula="of:=[.G44]/([.$Q$6]*([.$I$28]+273.15))" office:value-type="float" office:value="1.31719493391684" calcext:value-type="float">
            <text:p>1.3171949</text:p>
          </table:table-cell>
          <table:table-cell table:formula="of:=[.G44]/([.$Q$6]*([.$J$28]+273.15))" office:value-type="float" office:value="1.26897253106431" calcext:value-type="float">
            <text:p>1.2689725</text:p>
          </table:table-cell>
          <table:table-cell table:formula="of:=[.G44]/([.$Q$6]*([.$K$28]+273.15))" office:value-type="float" office:value="1.22415626650262" calcext:value-type="float">
            <text:p>1.2241563</text:p>
          </table:table-cell>
          <table:table-cell table:formula="of:=[.G44]/([.$Q$6]*([.$L$28]+273.15))" office:value-type="float" office:value="1.18239756732122" calcext:value-type="float">
            <text:p>1.1823976</text:p>
          </table:table-cell>
          <table:table-cell table:formula="of:=[.G44]/([.$Q$6]*([.$M$28]+273.15))" office:value-type="float" office:value="1.14339385406636" calcext:value-type="float">
            <text:p>1.1433939</text:p>
          </table:table-cell>
          <table:table-cell table:formula="of:=[.G44]/([.$Q$6]*([.$N$28]+273.15))" office:value-type="float" office:value="1.1068811970628" calcext:value-type="float">
            <text:p>1.1068812</text:p>
          </table:table-cell>
          <table:table-cell table:formula="of:=[.G44]/([.$Q$6]*([.$O$28]+273.15))" office:value-type="float" office:value="1.07262833625318" calcext:value-type="float">
            <text:p>1.0726283</text:p>
          </table:table-cell>
          <table:table-cell table:formula="of:=[.G44]/([.$Q$6]*([.$P$28]+273.15))" office:value-type="float" office:value="1.04043177805858" calcext:value-type="float">
            <text:p>1.0404318</text:p>
          </table:table-cell>
          <table:table-cell table:formula="of:=[.G44]/([.$Q$6]*([.$Q$28]+273.15))" office:value-type="float" office:value="1.01011174955622" calcext:value-type="float">
            <text:p>1.0101117</text:p>
          </table:table-cell>
          <table:table-cell table:formula="of:=[.G44]/([.$Q$6]*([.$R$28]+273.15))" office:value-type="float" office:value="0.981508840040256" calcext:value-type="float">
            <text:p>0.9815088</text:p>
          </table:table-cell>
          <table:table-cell table:formula="of:=[.G44]/([.$Q$6]*([.$S$28]+273.15))" office:value-type="float" office:value="0.954481197467207" calcext:value-type="float">
            <text:p>0.954481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5]/[.$C$1]" office:value-type="float" office:value="29.2517006802721" calcext:value-type="float">
            <text:p>29.252</text:p>
          </table:table-cell>
          <table:table-cell table:formula="of:=[.B45]*[.$G$1]" office:value-type="float" office:value="20.5054421768707" calcext:value-type="float">
            <text:p>20.51</text:p>
          </table:table-cell>
          <table:table-cell table:formula="of:=[.C45]*1000" office:value-type="float" office:value="20505.4421768707" calcext:value-type="float">
            <text:p>20505.44</text:p>
          </table:table-cell>
          <table:table-cell table:number-columns-repeated="2"/>
          <table:table-cell office:value-type="float" office:value="99600" calcext:value-type="float">
            <text:p>99600</text:p>
          </table:table-cell>
          <table:table-cell table:formula="of:=[.G45]/([.$Q$6]*([.$H$28]+273.15))" office:value-type="float" office:value="1.37060323332156" calcext:value-type="float">
            <text:p>1.3706032</text:p>
          </table:table-cell>
          <table:table-cell table:formula="of:=[.G45]/([.$Q$6]*([.$I$28]+273.15))" office:value-type="float" office:value="1.31851874792078" calcext:value-type="float">
            <text:p>1.3185187</text:p>
          </table:table-cell>
          <table:table-cell table:formula="of:=[.G45]/([.$Q$6]*([.$J$28]+273.15))" office:value-type="float" office:value="1.27024788034176" calcext:value-type="float">
            <text:p>1.2702479</text:p>
          </table:table-cell>
          <table:table-cell table:formula="of:=[.G45]/([.$Q$6]*([.$K$28]+273.15))" office:value-type="float" office:value="1.22538657430815" calcext:value-type="float">
            <text:p>1.2253866</text:p>
          </table:table-cell>
          <table:table-cell table:formula="of:=[.G45]/([.$Q$6]*([.$L$28]+273.15))" office:value-type="float" office:value="1.18358590658486" calcext:value-type="float">
            <text:p>1.1835859</text:p>
          </table:table-cell>
          <table:table-cell table:formula="of:=[.G45]/([.$Q$6]*([.$M$28]+273.15))" office:value-type="float" office:value="1.14454299361818" calcext:value-type="float">
            <text:p>1.1445430</text:p>
          </table:table-cell>
          <table:table-cell table:formula="of:=[.G45]/([.$Q$6]*([.$N$28]+273.15))" office:value-type="float" office:value="1.10799364047694" calcext:value-type="float">
            <text:p>1.1079936</text:p>
          </table:table-cell>
          <table:table-cell table:formula="of:=[.G45]/([.$Q$6]*([.$O$28]+273.15))" office:value-type="float" office:value="1.07370635468158" calcext:value-type="float">
            <text:p>1.0737064</text:p>
          </table:table-cell>
          <table:table-cell table:formula="of:=[.G45]/([.$Q$6]*([.$P$28]+273.15))" office:value-type="float" office:value="1.04147743813703" calcext:value-type="float">
            <text:p>1.0414774</text:p>
          </table:table-cell>
          <table:table-cell table:formula="of:=[.G45]/([.$Q$6]*([.$Q$28]+273.15))" office:value-type="float" office:value="1.01112693724421" calcext:value-type="float">
            <text:p>1.0111269</text:p>
          </table:table-cell>
          <table:table-cell table:formula="of:=[.G45]/([.$Q$6]*([.$R$28]+273.15))" office:value-type="float" office:value="0.982495281085523" calcext:value-type="float">
            <text:p>0.9824953</text:p>
          </table:table-cell>
          <table:table-cell table:formula="of:=[.G45]/([.$Q$6]*([.$S$28]+273.15))" office:value-type="float" office:value="0.955440475052602" calcext:value-type="float">
            <text:p>0.955440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6]/[.$C$1]" office:value-type="float" office:value="29.9319727891156" calcext:value-type="float">
            <text:p>29.932</text:p>
          </table:table-cell>
          <table:table-cell table:formula="of:=[.B46]*[.$G$1]" office:value-type="float" office:value="20.9823129251701" calcext:value-type="float">
            <text:p>20.98</text:p>
          </table:table-cell>
          <table:table-cell table:formula="of:=[.C46]*1000" office:value-type="float" office:value="20982.3129251701" calcext:value-type="float">
            <text:p>20982.31</text:p>
          </table:table-cell>
          <table:table-cell table:number-columns-repeated="2"/>
          <table:table-cell office:value-type="float" office:value="99700" calcext:value-type="float">
            <text:p>99700</text:p>
          </table:table-cell>
          <table:table-cell table:formula="of:=[.G46]/([.$Q$6]*([.$H$28]+273.15))" office:value-type="float" office:value="1.37197934098554" calcext:value-type="float">
            <text:p>1.3719793</text:p>
          </table:table-cell>
          <table:table-cell table:formula="of:=[.G46]/([.$Q$6]*([.$I$28]+273.15))" office:value-type="float" office:value="1.31984256192471" calcext:value-type="float">
            <text:p>1.3198426</text:p>
          </table:table-cell>
          <table:table-cell table:formula="of:=[.G46]/([.$Q$6]*([.$J$28]+273.15))" office:value-type="float" office:value="1.27152322961921" calcext:value-type="float">
            <text:p>1.2715232</text:p>
          </table:table-cell>
          <table:table-cell table:formula="of:=[.G46]/([.$Q$6]*([.$K$28]+273.15))" office:value-type="float" office:value="1.22661688211368" calcext:value-type="float">
            <text:p>1.2266169</text:p>
          </table:table-cell>
          <table:table-cell table:formula="of:=[.G46]/([.$Q$6]*([.$L$28]+273.15))" office:value-type="float" office:value="1.1847742458485" calcext:value-type="float">
            <text:p>1.1847742</text:p>
          </table:table-cell>
          <table:table-cell table:formula="of:=[.G46]/([.$Q$6]*([.$M$28]+273.15))" office:value-type="float" office:value="1.14569213317001" calcext:value-type="float">
            <text:p>1.1456921</text:p>
          </table:table-cell>
          <table:table-cell table:formula="of:=[.G46]/([.$Q$6]*([.$N$28]+273.15))" office:value-type="float" office:value="1.10910608389107" calcext:value-type="float">
            <text:p>1.1091061</text:p>
          </table:table-cell>
          <table:table-cell table:formula="of:=[.G46]/([.$Q$6]*([.$O$28]+273.15))" office:value-type="float" office:value="1.07478437310997" calcext:value-type="float">
            <text:p>1.0747844</text:p>
          </table:table-cell>
          <table:table-cell table:formula="of:=[.G46]/([.$Q$6]*([.$P$28]+273.15))" office:value-type="float" office:value="1.04252309821548" calcext:value-type="float">
            <text:p>1.0425231</text:p>
          </table:table-cell>
          <table:table-cell table:formula="of:=[.G46]/([.$Q$6]*([.$Q$28]+273.15))" office:value-type="float" office:value="1.01214212493221" calcext:value-type="float">
            <text:p>1.0121421</text:p>
          </table:table-cell>
          <table:table-cell table:formula="of:=[.G46]/([.$Q$6]*([.$R$28]+273.15))" office:value-type="float" office:value="0.983481722130789" calcext:value-type="float">
            <text:p>0.9834817</text:p>
          </table:table-cell>
          <table:table-cell table:formula="of:=[.G46]/([.$Q$6]*([.$S$28]+273.15))" office:value-type="float" office:value="0.956399752637996" calcext:value-type="float">
            <text:p>0.956399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7]/[.$C$1]" office:value-type="float" office:value="30.6122448979592" calcext:value-type="float">
            <text:p>30.612</text:p>
          </table:table-cell>
          <table:table-cell table:formula="of:=[.B47]*[.$G$1]" office:value-type="float" office:value="21.4591836734694" calcext:value-type="float">
            <text:p>21.46</text:p>
          </table:table-cell>
          <table:table-cell table:formula="of:=[.C47]*1000" office:value-type="float" office:value="21459.1836734694" calcext:value-type="float">
            <text:p>21459.18</text:p>
          </table:table-cell>
          <table:table-cell table:number-columns-repeated="2"/>
          <table:table-cell office:value-type="float" office:value="99800" calcext:value-type="float">
            <text:p>99800</text:p>
          </table:table-cell>
          <table:table-cell table:formula="of:=[.G47]/([.$Q$6]*([.$H$28]+273.15))" office:value-type="float" office:value="1.37335544864951" calcext:value-type="float">
            <text:p>1.3733554</text:p>
          </table:table-cell>
          <table:table-cell table:formula="of:=[.G47]/([.$Q$6]*([.$I$28]+273.15))" office:value-type="float" office:value="1.32116637592865" calcext:value-type="float">
            <text:p>1.3211664</text:p>
          </table:table-cell>
          <table:table-cell table:formula="of:=[.G47]/([.$Q$6]*([.$J$28]+273.15))" office:value-type="float" office:value="1.27279857889667" calcext:value-type="float">
            <text:p>1.2727986</text:p>
          </table:table-cell>
          <table:table-cell table:formula="of:=[.G47]/([.$Q$6]*([.$K$28]+273.15))" office:value-type="float" office:value="1.22784718991921" calcext:value-type="float">
            <text:p>1.2278472</text:p>
          </table:table-cell>
          <table:table-cell table:formula="of:=[.G47]/([.$Q$6]*([.$L$28]+273.15))" office:value-type="float" office:value="1.18596258511214" calcext:value-type="float">
            <text:p>1.1859626</text:p>
          </table:table-cell>
          <table:table-cell table:formula="of:=[.G47]/([.$Q$6]*([.$M$28]+273.15))" office:value-type="float" office:value="1.14684127272183" calcext:value-type="float">
            <text:p>1.1468413</text:p>
          </table:table-cell>
          <table:table-cell table:formula="of:=[.G47]/([.$Q$6]*([.$N$28]+273.15))" office:value-type="float" office:value="1.1102185273052" calcext:value-type="float">
            <text:p>1.1102185</text:p>
          </table:table-cell>
          <table:table-cell table:formula="of:=[.G47]/([.$Q$6]*([.$O$28]+273.15))" office:value-type="float" office:value="1.07586239153837" calcext:value-type="float">
            <text:p>1.0758624</text:p>
          </table:table-cell>
          <table:table-cell table:formula="of:=[.G47]/([.$Q$6]*([.$P$28]+273.15))" office:value-type="float" office:value="1.04356875829393" calcext:value-type="float">
            <text:p>1.0435688</text:p>
          </table:table-cell>
          <table:table-cell table:formula="of:=[.G47]/([.$Q$6]*([.$Q$28]+273.15))" office:value-type="float" office:value="1.01315731262021" calcext:value-type="float">
            <text:p>1.0131573</text:p>
          </table:table-cell>
          <table:table-cell table:formula="of:=[.G47]/([.$Q$6]*([.$R$28]+273.15))" office:value-type="float" office:value="0.984468163176056" calcext:value-type="float">
            <text:p>0.9844682</text:p>
          </table:table-cell>
          <table:table-cell table:formula="of:=[.G47]/([.$Q$6]*([.$S$28]+273.15))" office:value-type="float" office:value="0.95735903022339" calcext:value-type="float">
            <text:p>0.957359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8]/[.$C$1]" office:value-type="float" office:value="31.2925170068027" calcext:value-type="float">
            <text:p>31.293</text:p>
          </table:table-cell>
          <table:table-cell table:formula="of:=[.B48]*[.$G$1]" office:value-type="float" office:value="21.9360544217687" calcext:value-type="float">
            <text:p>21.94</text:p>
          </table:table-cell>
          <table:table-cell table:formula="of:=[.C48]*1000" office:value-type="float" office:value="21936.0544217687" calcext:value-type="float">
            <text:p>21936.05</text:p>
          </table:table-cell>
          <table:table-cell table:number-columns-repeated="2"/>
          <table:table-cell office:value-type="float" office:value="99900" calcext:value-type="float">
            <text:p>99900</text:p>
          </table:table-cell>
          <table:table-cell table:formula="of:=[.G48]/([.$Q$6]*([.$H$28]+273.15))" office:value-type="float" office:value="1.37473155631349" calcext:value-type="float">
            <text:p>1.3747316</text:p>
          </table:table-cell>
          <table:table-cell table:formula="of:=[.G48]/([.$Q$6]*([.$I$28]+273.15))" office:value-type="float" office:value="1.32249018993259" calcext:value-type="float">
            <text:p>1.3224902</text:p>
          </table:table-cell>
          <table:table-cell table:formula="of:=[.G48]/([.$Q$6]*([.$J$28]+273.15))" office:value-type="float" office:value="1.27407392817412" calcext:value-type="float">
            <text:p>1.2740739</text:p>
          </table:table-cell>
          <table:table-cell table:formula="of:=[.G48]/([.$Q$6]*([.$K$28]+273.15))" office:value-type="float" office:value="1.22907749772474" calcext:value-type="float">
            <text:p>1.2290775</text:p>
          </table:table-cell>
          <table:table-cell table:formula="of:=[.G48]/([.$Q$6]*([.$L$28]+273.15))" office:value-type="float" office:value="1.18715092437578" calcext:value-type="float">
            <text:p>1.1871509</text:p>
          </table:table-cell>
          <table:table-cell table:formula="of:=[.G48]/([.$Q$6]*([.$M$28]+273.15))" office:value-type="float" office:value="1.14799041227366" calcext:value-type="float">
            <text:p>1.1479904</text:p>
          </table:table-cell>
          <table:table-cell table:formula="of:=[.G48]/([.$Q$6]*([.$N$28]+273.15))" office:value-type="float" office:value="1.11133097071934" calcext:value-type="float">
            <text:p>1.1113310</text:p>
          </table:table-cell>
          <table:table-cell table:formula="of:=[.G48]/([.$Q$6]*([.$O$28]+273.15))" office:value-type="float" office:value="1.07694040996676" calcext:value-type="float">
            <text:p>1.0769404</text:p>
          </table:table-cell>
          <table:table-cell table:formula="of:=[.G48]/([.$Q$6]*([.$P$28]+273.15))" office:value-type="float" office:value="1.04461441837238" calcext:value-type="float">
            <text:p>1.0446144</text:p>
          </table:table-cell>
          <table:table-cell table:formula="of:=[.G48]/([.$Q$6]*([.$Q$28]+273.15))" office:value-type="float" office:value="1.0141725003082" calcext:value-type="float">
            <text:p>1.0141725</text:p>
          </table:table-cell>
          <table:table-cell table:formula="of:=[.G48]/([.$Q$6]*([.$R$28]+273.15))" office:value-type="float" office:value="0.985454604221322" calcext:value-type="float">
            <text:p>0.9854546</text:p>
          </table:table-cell>
          <table:table-cell table:formula="of:=[.G48]/([.$Q$6]*([.$S$28]+273.15))" office:value-type="float" office:value="0.958318307808784" calcext:value-type="float">
            <text:p>0.958318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9]/[.$C$1]" office:value-type="float" office:value="31.9727891156463" calcext:value-type="float">
            <text:p>31.973</text:p>
          </table:table-cell>
          <table:table-cell table:formula="of:=[.B49]*[.$G$1]" office:value-type="float" office:value="22.412925170068" calcext:value-type="float">
            <text:p>22.41</text:p>
          </table:table-cell>
          <table:table-cell table:formula="of:=[.C49]*1000" office:value-type="float" office:value="22412.925170068" calcext:value-type="float">
            <text:p>22412.93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G49]/([.$Q$6]*([.$H$28]+273.15))" office:value-type="float" office:value="1.37610766397747" calcext:value-type="float">
            <text:p>1.3761077</text:p>
          </table:table-cell>
          <table:table-cell table:formula="of:=[.G49]/([.$Q$6]*([.$I$28]+273.15))" office:value-type="float" office:value="1.32381400393652" calcext:value-type="float">
            <text:p>1.3238140</text:p>
          </table:table-cell>
          <table:table-cell table:formula="of:=[.G49]/([.$Q$6]*([.$J$28]+273.15))" office:value-type="float" office:value="1.27534927745157" calcext:value-type="float">
            <text:p>1.2753493</text:p>
          </table:table-cell>
          <table:table-cell table:formula="of:=[.G49]/([.$Q$6]*([.$K$28]+273.15))" office:value-type="float" office:value="1.23030780553027" calcext:value-type="float">
            <text:p>1.2303078</text:p>
          </table:table-cell>
          <table:table-cell table:formula="of:=[.G49]/([.$Q$6]*([.$L$28]+273.15))" office:value-type="float" office:value="1.18833926363942" calcext:value-type="float">
            <text:p>1.1883393</text:p>
          </table:table-cell>
          <table:table-cell table:formula="of:=[.G49]/([.$Q$6]*([.$M$28]+273.15))" office:value-type="float" office:value="1.14913955182549" calcext:value-type="float">
            <text:p>1.1491396</text:p>
          </table:table-cell>
          <table:table-cell table:formula="of:=[.G49]/([.$Q$6]*([.$N$28]+273.15))" office:value-type="float" office:value="1.11244341413347" calcext:value-type="float">
            <text:p>1.1124434</text:p>
          </table:table-cell>
          <table:table-cell table:formula="of:=[.G49]/([.$Q$6]*([.$O$28]+273.15))" office:value-type="float" office:value="1.07801842839516" calcext:value-type="float">
            <text:p>1.0780184</text:p>
          </table:table-cell>
          <table:table-cell table:formula="of:=[.G49]/([.$Q$6]*([.$P$28]+273.15))" office:value-type="float" office:value="1.04566007845084" calcext:value-type="float">
            <text:p>1.0456601</text:p>
          </table:table-cell>
          <table:table-cell table:formula="of:=[.G49]/([.$Q$6]*([.$Q$28]+273.15))" office:value-type="float" office:value="1.0151876879962" calcext:value-type="float">
            <text:p>1.0151877</text:p>
          </table:table-cell>
          <table:table-cell table:formula="of:=[.G49]/([.$Q$6]*([.$R$28]+273.15))" office:value-type="float" office:value="0.986441045266589" calcext:value-type="float">
            <text:p>0.9864410</text:p>
          </table:table-cell>
          <table:table-cell table:formula="of:=[.G49]/([.$Q$6]*([.$S$28]+273.15))" office:value-type="float" office:value="0.959277585394178" calcext:value-type="float">
            <text:p>0.959277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50]/[.$C$1]" office:value-type="float" office:value="32.6530612244898" calcext:value-type="float">
            <text:p>32.653</text:p>
          </table:table-cell>
          <table:table-cell table:formula="of:=[.B50]*[.$G$1]" office:value-type="float" office:value="22.8897959183673" calcext:value-type="float">
            <text:p>22.89</text:p>
          </table:table-cell>
          <table:table-cell table:formula="of:=[.C50]*1000" office:value-type="float" office:value="22889.7959183673" calcext:value-type="float">
            <text:p>22889.80</text:p>
          </table:table-cell>
          <table:table-cell table:number-columns-repeated="2"/>
          <table:table-cell office:value-type="float" office:value="100100" calcext:value-type="float">
            <text:p>100100</text:p>
          </table:table-cell>
          <table:table-cell table:formula="of:=[.G50]/([.$Q$6]*([.$H$28]+273.15))" office:value-type="float" office:value="1.37748377164145" calcext:value-type="float">
            <text:p>1.3774838</text:p>
          </table:table-cell>
          <table:table-cell table:formula="of:=[.G50]/([.$Q$6]*([.$I$28]+273.15))" office:value-type="float" office:value="1.32513781794046" calcext:value-type="float">
            <text:p>1.3251378</text:p>
          </table:table-cell>
          <table:table-cell table:formula="of:=[.G50]/([.$Q$6]*([.$J$28]+273.15))" office:value-type="float" office:value="1.27662462672902" calcext:value-type="float">
            <text:p>1.2766246</text:p>
          </table:table-cell>
          <table:table-cell table:formula="of:=[.G50]/([.$Q$6]*([.$K$28]+273.15))" office:value-type="float" office:value="1.2315381133358" calcext:value-type="float">
            <text:p>1.2315381</text:p>
          </table:table-cell>
          <table:table-cell table:formula="of:=[.G50]/([.$Q$6]*([.$L$28]+273.15))" office:value-type="float" office:value="1.18952760290306" calcext:value-type="float">
            <text:p>1.1895276</text:p>
          </table:table-cell>
          <table:table-cell table:formula="of:=[.G50]/([.$Q$6]*([.$M$28]+273.15))" office:value-type="float" office:value="1.15028869137731" calcext:value-type="float">
            <text:p>1.1502887</text:p>
          </table:table-cell>
          <table:table-cell table:formula="of:=[.G50]/([.$Q$6]*([.$N$28]+273.15))" office:value-type="float" office:value="1.1135558575476" calcext:value-type="float">
            <text:p>1.1135559</text:p>
          </table:table-cell>
          <table:table-cell table:formula="of:=[.G50]/([.$Q$6]*([.$O$28]+273.15))" office:value-type="float" office:value="1.07909644682356" calcext:value-type="float">
            <text:p>1.0790964</text:p>
          </table:table-cell>
          <table:table-cell table:formula="of:=[.G50]/([.$Q$6]*([.$P$28]+273.15))" office:value-type="float" office:value="1.04670573852929" calcext:value-type="float">
            <text:p>1.0467057</text:p>
          </table:table-cell>
          <table:table-cell table:formula="of:=[.G50]/([.$Q$6]*([.$Q$28]+273.15))" office:value-type="float" office:value="1.0162028756842" calcext:value-type="float">
            <text:p>1.0162029</text:p>
          </table:table-cell>
          <table:table-cell table:formula="of:=[.G50]/([.$Q$6]*([.$R$28]+273.15))" office:value-type="float" office:value="0.987427486311855" calcext:value-type="float">
            <text:p>0.9874275</text:p>
          </table:table-cell>
          <table:table-cell table:formula="of:=[.G50]/([.$Q$6]*([.$S$28]+273.15))" office:value-type="float" office:value="0.960236862979573" calcext:value-type="float">
            <text:p>0.960236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51]/[.$C$1]" office:value-type="float" office:value="33.3333333333333" calcext:value-type="float">
            <text:p>33.333</text:p>
          </table:table-cell>
          <table:table-cell table:formula="of:=[.B51]*[.$G$1]" office:value-type="float" office:value="23.3666666666667" calcext:value-type="float">
            <text:p>23.37</text:p>
          </table:table-cell>
          <table:table-cell table:formula="of:=[.C51]*1000" office:value-type="float" office:value="23366.6666666667" calcext:value-type="float">
            <text:p>23366.67</text:p>
          </table:table-cell>
          <table:table-cell table:number-columns-repeated="2"/>
          <table:table-cell office:value-type="float" office:value="100200" calcext:value-type="float">
            <text:p>100200</text:p>
          </table:table-cell>
          <table:table-cell table:formula="of:=[.G51]/([.$Q$6]*([.$H$28]+273.15))" office:value-type="float" office:value="1.37885987930542" calcext:value-type="float">
            <text:p>1.3788599</text:p>
          </table:table-cell>
          <table:table-cell table:formula="of:=[.G51]/([.$Q$6]*([.$I$28]+273.15))" office:value-type="float" office:value="1.3264616319444" calcext:value-type="float">
            <text:p>1.3264616</text:p>
          </table:table-cell>
          <table:table-cell table:formula="of:=[.G51]/([.$Q$6]*([.$J$28]+273.15))" office:value-type="float" office:value="1.27789997600647" calcext:value-type="float">
            <text:p>1.2779000</text:p>
          </table:table-cell>
          <table:table-cell table:formula="of:=[.G51]/([.$Q$6]*([.$K$28]+273.15))" office:value-type="float" office:value="1.23276842114133" calcext:value-type="float">
            <text:p>1.2327684</text:p>
          </table:table-cell>
          <table:table-cell table:formula="of:=[.G51]/([.$Q$6]*([.$L$28]+273.15))" office:value-type="float" office:value="1.1907159421667" calcext:value-type="float">
            <text:p>1.1907159</text:p>
          </table:table-cell>
          <table:table-cell table:formula="of:=[.G51]/([.$Q$6]*([.$M$28]+273.15))" office:value-type="float" office:value="1.15143783092914" calcext:value-type="float">
            <text:p>1.1514378</text:p>
          </table:table-cell>
          <table:table-cell table:formula="of:=[.G51]/([.$Q$6]*([.$N$28]+273.15))" office:value-type="float" office:value="1.11466830096174" calcext:value-type="float">
            <text:p>1.1146683</text:p>
          </table:table-cell>
          <table:table-cell table:formula="of:=[.G51]/([.$Q$6]*([.$O$28]+273.15))" office:value-type="float" office:value="1.08017446525195" calcext:value-type="float">
            <text:p>1.0801745</text:p>
          </table:table-cell>
          <table:table-cell table:formula="of:=[.G51]/([.$Q$6]*([.$P$28]+273.15))" office:value-type="float" office:value="1.04775139860774" calcext:value-type="float">
            <text:p>1.0477514</text:p>
          </table:table-cell>
          <table:table-cell table:formula="of:=[.G51]/([.$Q$6]*([.$Q$28]+273.15))" office:value-type="float" office:value="1.01721806337219" calcext:value-type="float">
            <text:p>1.0172181</text:p>
          </table:table-cell>
          <table:table-cell table:formula="of:=[.G51]/([.$Q$6]*([.$R$28]+273.15))" office:value-type="float" office:value="0.988413927357122" calcext:value-type="float">
            <text:p>0.9884139</text:p>
          </table:table-cell>
          <table:table-cell table:formula="of:=[.G51]/([.$Q$6]*([.$S$28]+273.15))" office:value-type="float" office:value="0.961196140564967" calcext:value-type="float">
            <text:p>0.96119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2]/[.$C$1]" office:value-type="float" office:value="34.0136054421769" calcext:value-type="float">
            <text:p>34.014</text:p>
          </table:table-cell>
          <table:table-cell table:formula="of:=[.B52]*[.$G$1]" office:value-type="float" office:value="23.843537414966" calcext:value-type="float">
            <text:p>23.84</text:p>
          </table:table-cell>
          <table:table-cell table:formula="of:=[.C52]*1000" office:value-type="float" office:value="23843.537414966" calcext:value-type="float">
            <text:p>23843.54</text:p>
          </table:table-cell>
          <table:table-cell table:number-columns-repeated="2"/>
          <table:table-cell office:value-type="float" office:value="100300" calcext:value-type="float">
            <text:p>100300</text:p>
          </table:table-cell>
          <table:table-cell table:formula="of:=[.G52]/([.$Q$6]*([.$H$28]+273.15))" office:value-type="float" office:value="1.3802359869694" calcext:value-type="float">
            <text:p>1.3802360</text:p>
          </table:table-cell>
          <table:table-cell table:formula="of:=[.G52]/([.$Q$6]*([.$I$28]+273.15))" office:value-type="float" office:value="1.32778544594833" calcext:value-type="float">
            <text:p>1.3277854</text:p>
          </table:table-cell>
          <table:table-cell table:formula="of:=[.G52]/([.$Q$6]*([.$J$28]+273.15))" office:value-type="float" office:value="1.27917532528392" calcext:value-type="float">
            <text:p>1.2791753</text:p>
          </table:table-cell>
          <table:table-cell table:formula="of:=[.G52]/([.$Q$6]*([.$K$28]+273.15))" office:value-type="float" office:value="1.23399872894686" calcext:value-type="float">
            <text:p>1.2339987</text:p>
          </table:table-cell>
          <table:table-cell table:formula="of:=[.G52]/([.$Q$6]*([.$L$28]+273.15))" office:value-type="float" office:value="1.19190428143034" calcext:value-type="float">
            <text:p>1.1919043</text:p>
          </table:table-cell>
          <table:table-cell table:formula="of:=[.G52]/([.$Q$6]*([.$M$28]+273.15))" office:value-type="float" office:value="1.15258697048096" calcext:value-type="float">
            <text:p>1.1525870</text:p>
          </table:table-cell>
          <table:table-cell table:formula="of:=[.G52]/([.$Q$6]*([.$N$28]+273.15))" office:value-type="float" office:value="1.11578074437587" calcext:value-type="float">
            <text:p>1.1157807</text:p>
          </table:table-cell>
          <table:table-cell table:formula="of:=[.G52]/([.$Q$6]*([.$O$28]+273.15))" office:value-type="float" office:value="1.08125248368035" calcext:value-type="float">
            <text:p>1.0812525</text:p>
          </table:table-cell>
          <table:table-cell table:formula="of:=[.G52]/([.$Q$6]*([.$P$28]+273.15))" office:value-type="float" office:value="1.04879705868619" calcext:value-type="float">
            <text:p>1.0487971</text:p>
          </table:table-cell>
          <table:table-cell table:formula="of:=[.G52]/([.$Q$6]*([.$Q$28]+273.15))" office:value-type="float" office:value="1.01823325106019" calcext:value-type="float">
            <text:p>1.0182333</text:p>
          </table:table-cell>
          <table:table-cell table:formula="of:=[.G52]/([.$Q$6]*([.$R$28]+273.15))" office:value-type="float" office:value="0.989400368402389" calcext:value-type="float">
            <text:p>0.9894004</text:p>
          </table:table-cell>
          <table:table-cell table:formula="of:=[.G52]/([.$Q$6]*([.$S$28]+273.15))" office:value-type="float" office:value="0.962155418150361" calcext:value-type="float">
            <text:p>0.962155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3]/[.$C$1]" office:value-type="float" office:value="34.6938775510204" calcext:value-type="float">
            <text:p>34.694</text:p>
          </table:table-cell>
          <table:table-cell table:formula="of:=[.B53]*[.$G$1]" office:value-type="float" office:value="24.3204081632653" calcext:value-type="float">
            <text:p>24.32</text:p>
          </table:table-cell>
          <table:table-cell table:formula="of:=[.C53]*1000" office:value-type="float" office:value="24320.4081632653" calcext:value-type="float">
            <text:p>24320.41</text:p>
          </table:table-cell>
          <table:table-cell table:number-columns-repeated="2"/>
          <table:table-cell office:value-type="float" office:value="100400" calcext:value-type="float">
            <text:p>100400</text:p>
          </table:table-cell>
          <table:table-cell table:formula="of:=[.G53]/([.$Q$6]*([.$H$28]+273.15))" office:value-type="float" office:value="1.38161209463338" calcext:value-type="float">
            <text:p>1.3816121</text:p>
          </table:table-cell>
          <table:table-cell table:formula="of:=[.G53]/([.$Q$6]*([.$I$28]+273.15))" office:value-type="float" office:value="1.32910925995227" calcext:value-type="float">
            <text:p>1.3291093</text:p>
          </table:table-cell>
          <table:table-cell table:formula="of:=[.G53]/([.$Q$6]*([.$J$28]+273.15))" office:value-type="float" office:value="1.28045067456137" calcext:value-type="float">
            <text:p>1.2804507</text:p>
          </table:table-cell>
          <table:table-cell table:formula="of:=[.G53]/([.$Q$6]*([.$K$28]+273.15))" office:value-type="float" office:value="1.23522903675239" calcext:value-type="float">
            <text:p>1.2352290</text:p>
          </table:table-cell>
          <table:table-cell table:formula="of:=[.G53]/([.$Q$6]*([.$L$28]+273.15))" office:value-type="float" office:value="1.19309262069398" calcext:value-type="float">
            <text:p>1.1930926</text:p>
          </table:table-cell>
          <table:table-cell table:formula="of:=[.G53]/([.$Q$6]*([.$M$28]+273.15))" office:value-type="float" office:value="1.15373611003279" calcext:value-type="float">
            <text:p>1.1537361</text:p>
          </table:table-cell>
          <table:table-cell table:formula="of:=[.G53]/([.$Q$6]*([.$N$28]+273.15))" office:value-type="float" office:value="1.11689318779" calcext:value-type="float">
            <text:p>1.1168932</text:p>
          </table:table-cell>
          <table:table-cell table:formula="of:=[.G53]/([.$Q$6]*([.$O$28]+273.15))" office:value-type="float" office:value="1.08233050210874" calcext:value-type="float">
            <text:p>1.0823305</text:p>
          </table:table-cell>
          <table:table-cell table:formula="of:=[.G53]/([.$Q$6]*([.$P$28]+273.15))" office:value-type="float" office:value="1.04984271876464" calcext:value-type="float">
            <text:p>1.0498427</text:p>
          </table:table-cell>
          <table:table-cell table:formula="of:=[.G53]/([.$Q$6]*([.$Q$28]+273.15))" office:value-type="float" office:value="1.01924843874818" calcext:value-type="float">
            <text:p>1.0192484</text:p>
          </table:table-cell>
          <table:table-cell table:formula="of:=[.G53]/([.$Q$6]*([.$R$28]+273.15))" office:value-type="float" office:value="0.990386809447655" calcext:value-type="float">
            <text:p>0.9903868</text:p>
          </table:table-cell>
          <table:table-cell table:formula="of:=[.G53]/([.$Q$6]*([.$S$28]+273.15))" office:value-type="float" office:value="0.963114695735755" calcext:value-type="float">
            <text:p>0.963114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4]/[.$C$1]" office:value-type="float" office:value="35.3741496598639" calcext:value-type="float">
            <text:p>35.374</text:p>
          </table:table-cell>
          <table:table-cell table:formula="of:=[.B54]*[.$G$1]" office:value-type="float" office:value="24.7972789115646" calcext:value-type="float">
            <text:p>24.80</text:p>
          </table:table-cell>
          <table:table-cell table:formula="of:=[.C54]*1000" office:value-type="float" office:value="24797.2789115646" calcext:value-type="float">
            <text:p>24797.28</text:p>
          </table:table-cell>
          <table:table-cell table:number-columns-repeated="2"/>
          <table:table-cell office:value-type="float" office:value="100500" calcext:value-type="float">
            <text:p>100500</text:p>
          </table:table-cell>
          <table:table-cell table:formula="of:=[.G54]/([.$Q$6]*([.$H$28]+273.15))" office:value-type="float" office:value="1.38298820229736" calcext:value-type="float">
            <text:p>1.3829882</text:p>
          </table:table-cell>
          <table:table-cell table:formula="of:=[.G54]/([.$Q$6]*([.$I$28]+273.15))" office:value-type="float" office:value="1.33043307395621" calcext:value-type="float">
            <text:p>1.3304331</text:p>
          </table:table-cell>
          <table:table-cell table:formula="of:=[.G54]/([.$Q$6]*([.$J$28]+273.15))" office:value-type="float" office:value="1.28172602383883" calcext:value-type="float">
            <text:p>1.2817260</text:p>
          </table:table-cell>
          <table:table-cell table:formula="of:=[.G54]/([.$Q$6]*([.$K$28]+273.15))" office:value-type="float" office:value="1.23645934455792" calcext:value-type="float">
            <text:p>1.2364593</text:p>
          </table:table-cell>
          <table:table-cell table:formula="of:=[.G54]/([.$Q$6]*([.$L$28]+273.15))" office:value-type="float" office:value="1.19428095995762" calcext:value-type="float">
            <text:p>1.1942810</text:p>
          </table:table-cell>
          <table:table-cell table:formula="of:=[.G54]/([.$Q$6]*([.$M$28]+273.15))" office:value-type="float" office:value="1.15488524958461" calcext:value-type="float">
            <text:p>1.1548852</text:p>
          </table:table-cell>
          <table:table-cell table:formula="of:=[.G54]/([.$Q$6]*([.$N$28]+273.15))" office:value-type="float" office:value="1.11800563120414" calcext:value-type="float">
            <text:p>1.1180056</text:p>
          </table:table-cell>
          <table:table-cell table:formula="of:=[.G54]/([.$Q$6]*([.$O$28]+273.15))" office:value-type="float" office:value="1.08340852053714" calcext:value-type="float">
            <text:p>1.0834085</text:p>
          </table:table-cell>
          <table:table-cell table:formula="of:=[.G54]/([.$Q$6]*([.$P$28]+273.15))" office:value-type="float" office:value="1.05088837884309" calcext:value-type="float">
            <text:p>1.0508884</text:p>
          </table:table-cell>
          <table:table-cell table:formula="of:=[.G54]/([.$Q$6]*([.$Q$28]+273.15))" office:value-type="float" office:value="1.02026362643618" calcext:value-type="float">
            <text:p>1.0202636</text:p>
          </table:table-cell>
          <table:table-cell table:formula="of:=[.G54]/([.$Q$6]*([.$R$28]+273.15))" office:value-type="float" office:value="0.991373250492922" calcext:value-type="float">
            <text:p>0.9913733</text:p>
          </table:table-cell>
          <table:table-cell table:formula="of:=[.G54]/([.$Q$6]*([.$S$28]+273.15))" office:value-type="float" office:value="0.964073973321149" calcext:value-type="float">
            <text:p>0.964074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5]/[.$C$1]" office:value-type="float" office:value="36.0544217687075" calcext:value-type="float">
            <text:p>36.054</text:p>
          </table:table-cell>
          <table:table-cell table:formula="of:=[.B55]*[.$G$1]" office:value-type="float" office:value="25.2741496598639" calcext:value-type="float">
            <text:p>25.27</text:p>
          </table:table-cell>
          <table:table-cell table:formula="of:=[.C55]*1000" office:value-type="float" office:value="25274.149659864" calcext:value-type="float">
            <text:p>25274.15</text:p>
          </table:table-cell>
          <table:table-cell table:number-columns-repeated="2"/>
          <table:table-cell office:value-type="float" office:value="100600" calcext:value-type="float">
            <text:p>100600</text:p>
          </table:table-cell>
          <table:table-cell table:formula="of:=[.G55]/([.$Q$6]*([.$H$28]+273.15))" office:value-type="float" office:value="1.38436430996133" calcext:value-type="float">
            <text:p>1.3843643</text:p>
          </table:table-cell>
          <table:table-cell table:formula="of:=[.G55]/([.$Q$6]*([.$I$28]+273.15))" office:value-type="float" office:value="1.33175688796014" calcext:value-type="float">
            <text:p>1.3317569</text:p>
          </table:table-cell>
          <table:table-cell table:formula="of:=[.G55]/([.$Q$6]*([.$J$28]+273.15))" office:value-type="float" office:value="1.28300137311628" calcext:value-type="float">
            <text:p>1.2830014</text:p>
          </table:table-cell>
          <table:table-cell table:formula="of:=[.G55]/([.$Q$6]*([.$K$28]+273.15))" office:value-type="float" office:value="1.23768965236345" calcext:value-type="float">
            <text:p>1.2376897</text:p>
          </table:table-cell>
          <table:table-cell table:formula="of:=[.G55]/([.$Q$6]*([.$L$28]+273.15))" office:value-type="float" office:value="1.19546929922126" calcext:value-type="float">
            <text:p>1.1954693</text:p>
          </table:table-cell>
          <table:table-cell table:formula="of:=[.G55]/([.$Q$6]*([.$M$28]+273.15))" office:value-type="float" office:value="1.15603438913644" calcext:value-type="float">
            <text:p>1.1560344</text:p>
          </table:table-cell>
          <table:table-cell table:formula="of:=[.G55]/([.$Q$6]*([.$N$28]+273.15))" office:value-type="float" office:value="1.11911807461827" calcext:value-type="float">
            <text:p>1.1191181</text:p>
          </table:table-cell>
          <table:table-cell table:formula="of:=[.G55]/([.$Q$6]*([.$O$28]+273.15))" office:value-type="float" office:value="1.08448653896553" calcext:value-type="float">
            <text:p>1.0844865</text:p>
          </table:table-cell>
          <table:table-cell table:formula="of:=[.G55]/([.$Q$6]*([.$P$28]+273.15))" office:value-type="float" office:value="1.05193403892154" calcext:value-type="float">
            <text:p>1.0519340</text:p>
          </table:table-cell>
          <table:table-cell table:formula="of:=[.G55]/([.$Q$6]*([.$Q$28]+273.15))" office:value-type="float" office:value="1.02127881412418" calcext:value-type="float">
            <text:p>1.0212788</text:p>
          </table:table-cell>
          <table:table-cell table:formula="of:=[.G55]/([.$Q$6]*([.$R$28]+273.15))" office:value-type="float" office:value="0.992359691538188" calcext:value-type="float">
            <text:p>0.9923597</text:p>
          </table:table-cell>
          <table:table-cell table:formula="of:=[.G55]/([.$Q$6]*([.$S$28]+273.15))" office:value-type="float" office:value="0.965033250906543" calcext:value-type="float">
            <text:p>0.965033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6]/[.$C$1]" office:value-type="float" office:value="36.734693877551" calcext:value-type="float">
            <text:p>36.735</text:p>
          </table:table-cell>
          <table:table-cell table:formula="of:=[.B56]*[.$G$1]" office:value-type="float" office:value="25.7510204081633" calcext:value-type="float">
            <text:p>25.75</text:p>
          </table:table-cell>
          <table:table-cell table:formula="of:=[.C56]*1000" office:value-type="float" office:value="25751.0204081633" calcext:value-type="float">
            <text:p>25751.02</text:p>
          </table:table-cell>
          <table:table-cell table:number-columns-repeated="2"/>
          <table:table-cell office:value-type="float" office:value="100700" calcext:value-type="float">
            <text:p>100700</text:p>
          </table:table-cell>
          <table:table-cell table:formula="of:=[.G56]/([.$Q$6]*([.$H$28]+273.15))" office:value-type="float" office:value="1.38574041762531" calcext:value-type="float">
            <text:p>1.3857404</text:p>
          </table:table-cell>
          <table:table-cell table:formula="of:=[.G56]/([.$Q$6]*([.$I$28]+273.15))" office:value-type="float" office:value="1.33308070196408" calcext:value-type="float">
            <text:p>1.3330807</text:p>
          </table:table-cell>
          <table:table-cell table:formula="of:=[.G56]/([.$Q$6]*([.$J$28]+273.15))" office:value-type="float" office:value="1.28427672239373" calcext:value-type="float">
            <text:p>1.2842767</text:p>
          </table:table-cell>
          <table:table-cell table:formula="of:=[.G56]/([.$Q$6]*([.$K$28]+273.15))" office:value-type="float" office:value="1.23891996016898" calcext:value-type="float">
            <text:p>1.2389200</text:p>
          </table:table-cell>
          <table:table-cell table:formula="of:=[.G56]/([.$Q$6]*([.$L$28]+273.15))" office:value-type="float" office:value="1.1966576384849" calcext:value-type="float">
            <text:p>1.1966576</text:p>
          </table:table-cell>
          <table:table-cell table:formula="of:=[.G56]/([.$Q$6]*([.$M$28]+273.15))" office:value-type="float" office:value="1.15718352868826" calcext:value-type="float">
            <text:p>1.1571835</text:p>
          </table:table-cell>
          <table:table-cell table:formula="of:=[.G56]/([.$Q$6]*([.$N$28]+273.15))" office:value-type="float" office:value="1.1202305180324" calcext:value-type="float">
            <text:p>1.1202305</text:p>
          </table:table-cell>
          <table:table-cell table:formula="of:=[.G56]/([.$Q$6]*([.$O$28]+273.15))" office:value-type="float" office:value="1.08556455739393" calcext:value-type="float">
            <text:p>1.0855646</text:p>
          </table:table-cell>
          <table:table-cell table:formula="of:=[.G56]/([.$Q$6]*([.$P$28]+273.15))" office:value-type="float" office:value="1.05297969899999" calcext:value-type="float">
            <text:p>1.0529797</text:p>
          </table:table-cell>
          <table:table-cell table:formula="of:=[.G56]/([.$Q$6]*([.$Q$28]+273.15))" office:value-type="float" office:value="1.02229400181217" calcext:value-type="float">
            <text:p>1.0222940</text:p>
          </table:table-cell>
          <table:table-cell table:formula="of:=[.G56]/([.$Q$6]*([.$R$28]+273.15))" office:value-type="float" office:value="0.993346132583455" calcext:value-type="float">
            <text:p>0.9933461</text:p>
          </table:table-cell>
          <table:table-cell table:formula="of:=[.G56]/([.$Q$6]*([.$S$28]+273.15))" office:value-type="float" office:value="0.965992528491938" calcext:value-type="float">
            <text:p>0.96599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7]/[.$C$1]" office:value-type="float" office:value="37.4149659863946" calcext:value-type="float">
            <text:p>37.415</text:p>
          </table:table-cell>
          <table:table-cell table:formula="of:=[.B57]*[.$G$1]" office:value-type="float" office:value="26.2278911564626" calcext:value-type="float">
            <text:p>26.23</text:p>
          </table:table-cell>
          <table:table-cell table:formula="of:=[.C57]*1000" office:value-type="float" office:value="26227.8911564626" calcext:value-type="float">
            <text:p>26227.89</text:p>
          </table:table-cell>
          <table:table-cell table:number-columns-repeated="2"/>
          <table:table-cell office:value-type="float" office:value="100800" calcext:value-type="float">
            <text:p>100800</text:p>
          </table:table-cell>
          <table:table-cell table:formula="of:=[.G57]/([.$Q$6]*([.$H$28]+273.15))" office:value-type="float" office:value="1.38711652528929" calcext:value-type="float">
            <text:p>1.3871165</text:p>
          </table:table-cell>
          <table:table-cell table:formula="of:=[.G57]/([.$Q$6]*([.$I$28]+273.15))" office:value-type="float" office:value="1.33440451596801" calcext:value-type="float">
            <text:p>1.3344045</text:p>
          </table:table-cell>
          <table:table-cell table:formula="of:=[.G57]/([.$Q$6]*([.$J$28]+273.15))" office:value-type="float" office:value="1.28555207167118" calcext:value-type="float">
            <text:p>1.2855521</text:p>
          </table:table-cell>
          <table:table-cell table:formula="of:=[.G57]/([.$Q$6]*([.$K$28]+273.15))" office:value-type="float" office:value="1.24015026797451" calcext:value-type="float">
            <text:p>1.2401503</text:p>
          </table:table-cell>
          <table:table-cell table:formula="of:=[.G57]/([.$Q$6]*([.$L$28]+273.15))" office:value-type="float" office:value="1.19784597774854" calcext:value-type="float">
            <text:p>1.1978460</text:p>
          </table:table-cell>
          <table:table-cell table:formula="of:=[.G57]/([.$Q$6]*([.$M$28]+273.15))" office:value-type="float" office:value="1.15833266824009" calcext:value-type="float">
            <text:p>1.1583327</text:p>
          </table:table-cell>
          <table:table-cell table:formula="of:=[.G57]/([.$Q$6]*([.$N$28]+273.15))" office:value-type="float" office:value="1.12134296144654" calcext:value-type="float">
            <text:p>1.1213430</text:p>
          </table:table-cell>
          <table:table-cell table:formula="of:=[.G57]/([.$Q$6]*([.$O$28]+273.15))" office:value-type="float" office:value="1.08664257582232" calcext:value-type="float">
            <text:p>1.0866426</text:p>
          </table:table-cell>
          <table:table-cell table:formula="of:=[.G57]/([.$Q$6]*([.$P$28]+273.15))" office:value-type="float" office:value="1.05402535907844" calcext:value-type="float">
            <text:p>1.0540254</text:p>
          </table:table-cell>
          <table:table-cell table:formula="of:=[.G57]/([.$Q$6]*([.$Q$28]+273.15))" office:value-type="float" office:value="1.02330918950017" calcext:value-type="float">
            <text:p>1.0233092</text:p>
          </table:table-cell>
          <table:table-cell table:formula="of:=[.G57]/([.$Q$6]*([.$R$28]+273.15))" office:value-type="float" office:value="0.994332573628722" calcext:value-type="float">
            <text:p>0.9943326</text:p>
          </table:table-cell>
          <table:table-cell table:formula="of:=[.G57]/([.$Q$6]*([.$S$28]+273.15))" office:value-type="float" office:value="0.966951806077332" calcext:value-type="float">
            <text:p>0.966951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8]/[.$C$1]" office:value-type="float" office:value="38.0952380952381" calcext:value-type="float">
            <text:p>38.095</text:p>
          </table:table-cell>
          <table:table-cell table:formula="of:=[.B58]*[.$G$1]" office:value-type="float" office:value="26.7047619047619" calcext:value-type="float">
            <text:p>26.70</text:p>
          </table:table-cell>
          <table:table-cell table:formula="of:=[.C58]*1000" office:value-type="float" office:value="26704.7619047619" calcext:value-type="float">
            <text:p>26704.76</text:p>
          </table:table-cell>
          <table:table-cell table:number-columns-repeated="2"/>
          <table:table-cell office:value-type="float" office:value="100900" calcext:value-type="float">
            <text:p>100900</text:p>
          </table:table-cell>
          <table:table-cell table:formula="of:=[.G58]/([.$Q$6]*([.$H$28]+273.15))" office:value-type="float" office:value="1.38849263295326" calcext:value-type="float">
            <text:p>1.3884926</text:p>
          </table:table-cell>
          <table:table-cell table:formula="of:=[.G58]/([.$Q$6]*([.$I$28]+273.15))" office:value-type="float" office:value="1.33572832997195" calcext:value-type="float">
            <text:p>1.3357283</text:p>
          </table:table-cell>
          <table:table-cell table:formula="of:=[.G58]/([.$Q$6]*([.$J$28]+273.15))" office:value-type="float" office:value="1.28682742094863" calcext:value-type="float">
            <text:p>1.2868274</text:p>
          </table:table-cell>
          <table:table-cell table:formula="of:=[.G58]/([.$Q$6]*([.$K$28]+273.15))" office:value-type="float" office:value="1.24138057578004" calcext:value-type="float">
            <text:p>1.2413806</text:p>
          </table:table-cell>
          <table:table-cell table:formula="of:=[.G58]/([.$Q$6]*([.$L$28]+273.15))" office:value-type="float" office:value="1.19903431701217" calcext:value-type="float">
            <text:p>1.1990343</text:p>
          </table:table-cell>
          <table:table-cell table:formula="of:=[.G58]/([.$Q$6]*([.$M$28]+273.15))" office:value-type="float" office:value="1.15948180779192" calcext:value-type="float">
            <text:p>1.1594818</text:p>
          </table:table-cell>
          <table:table-cell table:formula="of:=[.G58]/([.$Q$6]*([.$N$28]+273.15))" office:value-type="float" office:value="1.12245540486067" calcext:value-type="float">
            <text:p>1.1224554</text:p>
          </table:table-cell>
          <table:table-cell table:formula="of:=[.G58]/([.$Q$6]*([.$O$28]+273.15))" office:value-type="float" office:value="1.08772059425072" calcext:value-type="float">
            <text:p>1.0877206</text:p>
          </table:table-cell>
          <table:table-cell table:formula="of:=[.G58]/([.$Q$6]*([.$P$28]+273.15))" office:value-type="float" office:value="1.05507101915689" calcext:value-type="float">
            <text:p>1.0550710</text:p>
          </table:table-cell>
          <table:table-cell table:formula="of:=[.G58]/([.$Q$6]*([.$Q$28]+273.15))" office:value-type="float" office:value="1.02432437718817" calcext:value-type="float">
            <text:p>1.0243244</text:p>
          </table:table-cell>
          <table:table-cell table:formula="of:=[.G58]/([.$Q$6]*([.$R$28]+273.15))" office:value-type="float" office:value="0.995319014673988" calcext:value-type="float">
            <text:p>0.9953190</text:p>
          </table:table-cell>
          <table:table-cell table:formula="of:=[.G58]/([.$Q$6]*([.$S$28]+273.15))" office:value-type="float" office:value="0.967911083662726" calcext:value-type="float">
            <text:p>0.967911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9]/[.$C$1]" office:value-type="float" office:value="38.7755102040816" calcext:value-type="float">
            <text:p>38.776</text:p>
          </table:table-cell>
          <table:table-cell table:formula="of:=[.B59]*[.$G$1]" office:value-type="float" office:value="27.1816326530612" calcext:value-type="float">
            <text:p>27.18</text:p>
          </table:table-cell>
          <table:table-cell table:formula="of:=[.C59]*1000" office:value-type="float" office:value="27181.6326530612" calcext:value-type="float">
            <text:p>27181.63</text:p>
          </table:table-cell>
          <table:table-cell table:number-columns-repeated="2"/>
          <table:table-cell office:value-type="float" office:value="101000" calcext:value-type="float">
            <text:p>101000</text:p>
          </table:table-cell>
          <table:table-cell table:formula="of:=[.G59]/([.$Q$6]*([.$H$28]+273.15))" office:value-type="float" office:value="1.38986874061724" calcext:value-type="float">
            <text:p>1.3898687</text:p>
          </table:table-cell>
          <table:table-cell table:formula="of:=[.G59]/([.$Q$6]*([.$I$28]+273.15))" office:value-type="float" office:value="1.33705214397589" calcext:value-type="float">
            <text:p>1.3370521</text:p>
          </table:table-cell>
          <table:table-cell table:formula="of:=[.G59]/([.$Q$6]*([.$J$28]+273.15))" office:value-type="float" office:value="1.28810277022608" calcext:value-type="float">
            <text:p>1.2881028</text:p>
          </table:table-cell>
          <table:table-cell table:formula="of:=[.G59]/([.$Q$6]*([.$K$28]+273.15))" office:value-type="float" office:value="1.24261088358557" calcext:value-type="float">
            <text:p>1.2426109</text:p>
          </table:table-cell>
          <table:table-cell table:formula="of:=[.G59]/([.$Q$6]*([.$L$28]+273.15))" office:value-type="float" office:value="1.20022265627581" calcext:value-type="float">
            <text:p>1.2002227</text:p>
          </table:table-cell>
          <table:table-cell table:formula="of:=[.G59]/([.$Q$6]*([.$M$28]+273.15))" office:value-type="float" office:value="1.16063094734374" calcext:value-type="float">
            <text:p>1.1606309</text:p>
          </table:table-cell>
          <table:table-cell table:formula="of:=[.G59]/([.$Q$6]*([.$N$28]+273.15))" office:value-type="float" office:value="1.1235678482748" calcext:value-type="float">
            <text:p>1.1235678</text:p>
          </table:table-cell>
          <table:table-cell table:formula="of:=[.G59]/([.$Q$6]*([.$O$28]+273.15))" office:value-type="float" office:value="1.08879861267911" calcext:value-type="float">
            <text:p>1.0887986</text:p>
          </table:table-cell>
          <table:table-cell table:formula="of:=[.G59]/([.$Q$6]*([.$P$28]+273.15))" office:value-type="float" office:value="1.05611667923534" calcext:value-type="float">
            <text:p>1.0561167</text:p>
          </table:table-cell>
          <table:table-cell table:formula="of:=[.G59]/([.$Q$6]*([.$Q$28]+273.15))" office:value-type="float" office:value="1.02533956487616" calcext:value-type="float">
            <text:p>1.0253396</text:p>
          </table:table-cell>
          <table:table-cell table:formula="of:=[.G59]/([.$Q$6]*([.$R$28]+273.15))" office:value-type="float" office:value="0.996305455719255" calcext:value-type="float">
            <text:p>0.9963055</text:p>
          </table:table-cell>
          <table:table-cell table:formula="of:=[.G59]/([.$Q$6]*([.$S$28]+273.15))" office:value-type="float" office:value="0.96887036124812" calcext:value-type="float">
            <text:p>0.968870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60]/[.$C$1]" office:value-type="float" office:value="39.4557823129252" calcext:value-type="float">
            <text:p>39.456</text:p>
          </table:table-cell>
          <table:table-cell table:formula="of:=[.B60]*[.$G$1]" office:value-type="float" office:value="27.6585034013605" calcext:value-type="float">
            <text:p>27.66</text:p>
          </table:table-cell>
          <table:table-cell table:formula="of:=[.C60]*1000" office:value-type="float" office:value="27658.5034013605" calcext:value-type="float">
            <text:p>27658.50</text:p>
          </table:table-cell>
          <table:table-cell table:number-columns-repeated="2"/>
          <table:table-cell office:value-type="float" office:value="101100" calcext:value-type="float">
            <text:p>101100</text:p>
          </table:table-cell>
          <table:table-cell table:formula="of:=[.G60]/([.$Q$6]*([.$H$28]+273.15))" office:value-type="float" office:value="1.39124484828122" calcext:value-type="float">
            <text:p>1.3912448</text:p>
          </table:table-cell>
          <table:table-cell table:formula="of:=[.G60]/([.$Q$6]*([.$I$28]+273.15))" office:value-type="float" office:value="1.33837595797982" calcext:value-type="float">
            <text:p>1.3383760</text:p>
          </table:table-cell>
          <table:table-cell table:formula="of:=[.G60]/([.$Q$6]*([.$J$28]+273.15))" office:value-type="float" office:value="1.28937811950354" calcext:value-type="float">
            <text:p>1.2893781</text:p>
          </table:table-cell>
          <table:table-cell table:formula="of:=[.G60]/([.$Q$6]*([.$K$28]+273.15))" office:value-type="float" office:value="1.2438411913911" calcext:value-type="float">
            <text:p>1.2438412</text:p>
          </table:table-cell>
          <table:table-cell table:formula="of:=[.G60]/([.$Q$6]*([.$L$28]+273.15))" office:value-type="float" office:value="1.20141099553945" calcext:value-type="float">
            <text:p>1.2014110</text:p>
          </table:table-cell>
          <table:table-cell table:formula="of:=[.G60]/([.$Q$6]*([.$M$28]+273.15))" office:value-type="float" office:value="1.16178008689557" calcext:value-type="float">
            <text:p>1.1617801</text:p>
          </table:table-cell>
          <table:table-cell table:formula="of:=[.G60]/([.$Q$6]*([.$N$28]+273.15))" office:value-type="float" office:value="1.12468029168894" calcext:value-type="float">
            <text:p>1.1246803</text:p>
          </table:table-cell>
          <table:table-cell table:formula="of:=[.G60]/([.$Q$6]*([.$O$28]+273.15))" office:value-type="float" office:value="1.08987663110751" calcext:value-type="float">
            <text:p>1.0898766</text:p>
          </table:table-cell>
          <table:table-cell table:formula="of:=[.G60]/([.$Q$6]*([.$P$28]+273.15))" office:value-type="float" office:value="1.05716233931379" calcext:value-type="float">
            <text:p>1.0571623</text:p>
          </table:table-cell>
          <table:table-cell table:formula="of:=[.G60]/([.$Q$6]*([.$Q$28]+273.15))" office:value-type="float" office:value="1.02635475256416" calcext:value-type="float">
            <text:p>1.0263548</text:p>
          </table:table-cell>
          <table:table-cell table:formula="of:=[.G60]/([.$Q$6]*([.$R$28]+273.15))" office:value-type="float" office:value="0.997291896764521" calcext:value-type="float">
            <text:p>0.9972919</text:p>
          </table:table-cell>
          <table:table-cell table:formula="of:=[.G60]/([.$Q$6]*([.$S$28]+273.15))" office:value-type="float" office:value="0.969829638833514" calcext:value-type="float">
            <text:p>0.969829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61]/[.$C$1]" office:value-type="float" office:value="40.1360544217687" calcext:value-type="float">
            <text:p>40.136</text:p>
          </table:table-cell>
          <table:table-cell table:formula="of:=[.B61]*[.$G$1]" office:value-type="float" office:value="28.1353741496599" calcext:value-type="float">
            <text:p>28.14</text:p>
          </table:table-cell>
          <table:table-cell table:formula="of:=[.C61]*1000" office:value-type="float" office:value="28135.3741496599" calcext:value-type="float">
            <text:p>28135.37</text:p>
          </table:table-cell>
          <table:table-cell table:number-columns-repeated="2"/>
          <table:table-cell office:value-type="float" office:value="101200" calcext:value-type="float">
            <text:p>101200</text:p>
          </table:table-cell>
          <table:table-cell table:formula="of:=[.G61]/([.$Q$6]*([.$H$28]+273.15))" office:value-type="float" office:value="1.3926209559452" calcext:value-type="float">
            <text:p>1.3926210</text:p>
          </table:table-cell>
          <table:table-cell table:formula="of:=[.G61]/([.$Q$6]*([.$I$28]+273.15))" office:value-type="float" office:value="1.33969977198376" calcext:value-type="float">
            <text:p>1.3396998</text:p>
          </table:table-cell>
          <table:table-cell table:formula="of:=[.G61]/([.$Q$6]*([.$J$28]+273.15))" office:value-type="float" office:value="1.29065346878099" calcext:value-type="float">
            <text:p>1.2906535</text:p>
          </table:table-cell>
          <table:table-cell table:formula="of:=[.G61]/([.$Q$6]*([.$K$28]+273.15))" office:value-type="float" office:value="1.24507149919663" calcext:value-type="float">
            <text:p>1.2450715</text:p>
          </table:table-cell>
          <table:table-cell table:formula="of:=[.G61]/([.$Q$6]*([.$L$28]+273.15))" office:value-type="float" office:value="1.20259933480309" calcext:value-type="float">
            <text:p>1.2025993</text:p>
          </table:table-cell>
          <table:table-cell table:formula="of:=[.G61]/([.$Q$6]*([.$M$28]+273.15))" office:value-type="float" office:value="1.16292922644739" calcext:value-type="float">
            <text:p>1.1629292</text:p>
          </table:table-cell>
          <table:table-cell table:formula="of:=[.G61]/([.$Q$6]*([.$N$28]+273.15))" office:value-type="float" office:value="1.12579273510307" calcext:value-type="float">
            <text:p>1.1257927</text:p>
          </table:table-cell>
          <table:table-cell table:formula="of:=[.G61]/([.$Q$6]*([.$O$28]+273.15))" office:value-type="float" office:value="1.0909546495359" calcext:value-type="float">
            <text:p>1.0909546</text:p>
          </table:table-cell>
          <table:table-cell table:formula="of:=[.G61]/([.$Q$6]*([.$P$28]+273.15))" office:value-type="float" office:value="1.05820799939225" calcext:value-type="float">
            <text:p>1.0582080</text:p>
          </table:table-cell>
          <table:table-cell table:formula="of:=[.G61]/([.$Q$6]*([.$Q$28]+273.15))" office:value-type="float" office:value="1.02736994025215" calcext:value-type="float">
            <text:p>1.0273699</text:p>
          </table:table-cell>
          <table:table-cell table:formula="of:=[.G61]/([.$Q$6]*([.$R$28]+273.15))" office:value-type="float" office:value="0.998278337809788" calcext:value-type="float">
            <text:p>0.9982783</text:p>
          </table:table-cell>
          <table:table-cell table:formula="of:=[.G61]/([.$Q$6]*([.$S$28]+273.15))" office:value-type="float" office:value="0.970788916418909" calcext:value-type="float">
            <text:p>0.970788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2]/[.$C$1]" office:value-type="float" office:value="40.8163265306122" calcext:value-type="float">
            <text:p>40.816</text:p>
          </table:table-cell>
          <table:table-cell table:formula="of:=[.B62]*[.$G$1]" office:value-type="float" office:value="28.6122448979592" calcext:value-type="float">
            <text:p>28.61</text:p>
          </table:table-cell>
          <table:table-cell table:formula="of:=[.C62]*1000" office:value-type="float" office:value="28612.2448979592" calcext:value-type="float">
            <text:p>28612.24</text:p>
          </table:table-cell>
          <table:table-cell table:number-columns-repeated="2"/>
          <table:table-cell office:value-type="float" office:value="101300" calcext:value-type="float">
            <text:p>101300</text:p>
          </table:table-cell>
          <table:table-cell table:formula="of:=[.G62]/([.$Q$6]*([.$H$28]+273.15))" office:value-type="float" office:value="1.39399706360917" calcext:value-type="float">
            <text:p>1.3939971</text:p>
          </table:table-cell>
          <table:table-cell table:formula="of:=[.G62]/([.$Q$6]*([.$I$28]+273.15))" office:value-type="float" office:value="1.3410235859877" calcext:value-type="float">
            <text:p>1.3410236</text:p>
          </table:table-cell>
          <table:table-cell table:formula="of:=[.G62]/([.$Q$6]*([.$J$28]+273.15))" office:value-type="float" office:value="1.29192881805844" calcext:value-type="float">
            <text:p>1.2919288</text:p>
          </table:table-cell>
          <table:table-cell table:formula="of:=[.G62]/([.$Q$6]*([.$K$28]+273.15))" office:value-type="float" office:value="1.24630180700216" calcext:value-type="float">
            <text:p>1.2463018</text:p>
          </table:table-cell>
          <table:table-cell table:formula="of:=[.G62]/([.$Q$6]*([.$L$28]+273.15))" office:value-type="float" office:value="1.20378767406673" calcext:value-type="float">
            <text:p>1.2037877</text:p>
          </table:table-cell>
          <table:table-cell table:formula="of:=[.G62]/([.$Q$6]*([.$M$28]+273.15))" office:value-type="float" office:value="1.16407836599922" calcext:value-type="float">
            <text:p>1.1640784</text:p>
          </table:table-cell>
          <table:table-cell table:formula="of:=[.G62]/([.$Q$6]*([.$N$28]+273.15))" office:value-type="float" office:value="1.1269051785172" calcext:value-type="float">
            <text:p>1.1269052</text:p>
          </table:table-cell>
          <table:table-cell table:formula="of:=[.G62]/([.$Q$6]*([.$O$28]+273.15))" office:value-type="float" office:value="1.0920326679643" calcext:value-type="float">
            <text:p>1.0920327</text:p>
          </table:table-cell>
          <table:table-cell table:formula="of:=[.G62]/([.$Q$6]*([.$P$28]+273.15))" office:value-type="float" office:value="1.0592536594707" calcext:value-type="float">
            <text:p>1.0592537</text:p>
          </table:table-cell>
          <table:table-cell table:formula="of:=[.G62]/([.$Q$6]*([.$Q$28]+273.15))" office:value-type="float" office:value="1.02838512794015" calcext:value-type="float">
            <text:p>1.0283851</text:p>
          </table:table-cell>
          <table:table-cell table:formula="of:=[.G62]/([.$Q$6]*([.$R$28]+273.15))" office:value-type="float" office:value="0.999264778855055" calcext:value-type="float">
            <text:p>0.9992648</text:p>
          </table:table-cell>
          <table:table-cell table:formula="of:=[.G62]/([.$Q$6]*([.$S$28]+273.15))" office:value-type="float" office:value="0.971748194004303" calcext:value-type="float">
            <text:p>0.971748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3]/[.$C$1]" office:value-type="float" office:value="41.4965986394558" calcext:value-type="float">
            <text:p>41.497</text:p>
          </table:table-cell>
          <table:table-cell table:formula="of:=[.B63]*[.$G$1]" office:value-type="float" office:value="29.0891156462585" calcext:value-type="float">
            <text:p>29.09</text:p>
          </table:table-cell>
          <table:table-cell table:formula="of:=[.C63]*1000" office:value-type="float" office:value="29089.1156462585" calcext:value-type="float">
            <text:p>29089.12</text:p>
          </table:table-cell>
          <table:table-cell table:number-columns-repeated="2"/>
          <table:table-cell office:value-type="float" office:value="101400" calcext:value-type="float">
            <text:p>101400</text:p>
          </table:table-cell>
          <table:table-cell table:formula="of:=[.G63]/([.$Q$6]*([.$H$28]+273.15))" office:value-type="float" office:value="1.39537317127315" calcext:value-type="float">
            <text:p>1.3953732</text:p>
          </table:table-cell>
          <table:table-cell table:formula="of:=[.G63]/([.$Q$6]*([.$I$28]+273.15))" office:value-type="float" office:value="1.34234739999163" calcext:value-type="float">
            <text:p>1.3423474</text:p>
          </table:table-cell>
          <table:table-cell table:formula="of:=[.G63]/([.$Q$6]*([.$J$28]+273.15))" office:value-type="float" office:value="1.29320416733589" calcext:value-type="float">
            <text:p>1.2932042</text:p>
          </table:table-cell>
          <table:table-cell table:formula="of:=[.G63]/([.$Q$6]*([.$K$28]+273.15))" office:value-type="float" office:value="1.24753211480769" calcext:value-type="float">
            <text:p>1.2475321</text:p>
          </table:table-cell>
          <table:table-cell table:formula="of:=[.G63]/([.$Q$6]*([.$L$28]+273.15))" office:value-type="float" office:value="1.20497601333037" calcext:value-type="float">
            <text:p>1.2049760</text:p>
          </table:table-cell>
          <table:table-cell table:formula="of:=[.G63]/([.$Q$6]*([.$M$28]+273.15))" office:value-type="float" office:value="1.16522750555104" calcext:value-type="float">
            <text:p>1.1652275</text:p>
          </table:table-cell>
          <table:table-cell table:formula="of:=[.G63]/([.$Q$6]*([.$N$28]+273.15))" office:value-type="float" office:value="1.12801762193134" calcext:value-type="float">
            <text:p>1.1280176</text:p>
          </table:table-cell>
          <table:table-cell table:formula="of:=[.G63]/([.$Q$6]*([.$O$28]+273.15))" office:value-type="float" office:value="1.09311068639269" calcext:value-type="float">
            <text:p>1.0931107</text:p>
          </table:table-cell>
          <table:table-cell table:formula="of:=[.G63]/([.$Q$6]*([.$P$28]+273.15))" office:value-type="float" office:value="1.06029931954915" calcext:value-type="float">
            <text:p>1.0602993</text:p>
          </table:table-cell>
          <table:table-cell table:formula="of:=[.G63]/([.$Q$6]*([.$Q$28]+273.15))" office:value-type="float" office:value="1.02940031562815" calcext:value-type="float">
            <text:p>1.0294003</text:p>
          </table:table-cell>
          <table:table-cell table:formula="of:=[.G63]/([.$Q$6]*([.$R$28]+273.15))" office:value-type="float" office:value="1.00025121990032" calcext:value-type="float">
            <text:p>1.0002512</text:p>
          </table:table-cell>
          <table:table-cell table:formula="of:=[.G63]/([.$Q$6]*([.$S$28]+273.15))" office:value-type="float" office:value="0.972707471589697" calcext:value-type="float">
            <text:p>0.972707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4]/[.$C$1]" office:value-type="float" office:value="42.1768707482993" calcext:value-type="float">
            <text:p>42.177</text:p>
          </table:table-cell>
          <table:table-cell table:formula="of:=[.B64]*[.$G$1]" office:value-type="float" office:value="29.5659863945578" calcext:value-type="float">
            <text:p>29.57</text:p>
          </table:table-cell>
          <table:table-cell table:formula="of:=[.C64]*1000" office:value-type="float" office:value="29565.9863945578" calcext:value-type="float">
            <text:p>29565.99</text:p>
          </table:table-cell>
          <table:table-cell table:number-columns-repeated="2"/>
          <table:table-cell office:value-type="float" office:value="101500" calcext:value-type="float">
            <text:p>101500</text:p>
          </table:table-cell>
          <table:table-cell table:formula="of:=[.G64]/([.$Q$6]*([.$H$28]+273.15))" office:value-type="float" office:value="1.39674927893713" calcext:value-type="float">
            <text:p>1.3967493</text:p>
          </table:table-cell>
          <table:table-cell table:formula="of:=[.G64]/([.$Q$6]*([.$I$28]+273.15))" office:value-type="float" office:value="1.34367121399557" calcext:value-type="float">
            <text:p>1.3436712</text:p>
          </table:table-cell>
          <table:table-cell table:formula="of:=[.G64]/([.$Q$6]*([.$J$28]+273.15))" office:value-type="float" office:value="1.29447951661334" calcext:value-type="float">
            <text:p>1.2944795</text:p>
          </table:table-cell>
          <table:table-cell table:formula="of:=[.G64]/([.$Q$6]*([.$K$28]+273.15))" office:value-type="float" office:value="1.24876242261322" calcext:value-type="float">
            <text:p>1.2487624</text:p>
          </table:table-cell>
          <table:table-cell table:formula="of:=[.G64]/([.$Q$6]*([.$L$28]+273.15))" office:value-type="float" office:value="1.20616435259401" calcext:value-type="float">
            <text:p>1.2061644</text:p>
          </table:table-cell>
          <table:table-cell table:formula="of:=[.G64]/([.$Q$6]*([.$M$28]+273.15))" office:value-type="float" office:value="1.16637664510287" calcext:value-type="float">
            <text:p>1.1663766</text:p>
          </table:table-cell>
          <table:table-cell table:formula="of:=[.G64]/([.$Q$6]*([.$N$28]+273.15))" office:value-type="float" office:value="1.12913006534547" calcext:value-type="float">
            <text:p>1.1291301</text:p>
          </table:table-cell>
          <table:table-cell table:formula="of:=[.G64]/([.$Q$6]*([.$O$28]+273.15))" office:value-type="float" office:value="1.09418870482109" calcext:value-type="float">
            <text:p>1.0941887</text:p>
          </table:table-cell>
          <table:table-cell table:formula="of:=[.G64]/([.$Q$6]*([.$P$28]+273.15))" office:value-type="float" office:value="1.0613449796276" calcext:value-type="float">
            <text:p>1.0613450</text:p>
          </table:table-cell>
          <table:table-cell table:formula="of:=[.G64]/([.$Q$6]*([.$Q$28]+273.15))" office:value-type="float" office:value="1.03041550331614" calcext:value-type="float">
            <text:p>1.0304155</text:p>
          </table:table-cell>
          <table:table-cell table:formula="of:=[.G64]/([.$Q$6]*([.$R$28]+273.15))" office:value-type="float" office:value="1.00123766094559" calcext:value-type="float">
            <text:p>1.0012377</text:p>
          </table:table-cell>
          <table:table-cell table:formula="of:=[.G64]/([.$Q$6]*([.$S$28]+273.15))" office:value-type="float" office:value="0.973666749175091" calcext:value-type="float">
            <text:p>0.973666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5]/[.$C$1]" office:value-type="float" office:value="42.8571428571429" calcext:value-type="float">
            <text:p>42.857</text:p>
          </table:table-cell>
          <table:table-cell table:formula="of:=[.B65]*[.$G$1]" office:value-type="float" office:value="30.0428571428571" calcext:value-type="float">
            <text:p>30.04</text:p>
          </table:table-cell>
          <table:table-cell table:formula="of:=[.C65]*1000" office:value-type="float" office:value="30042.8571428571" calcext:value-type="float">
            <text:p>30042.86</text:p>
          </table:table-cell>
          <table:table-cell table:number-columns-repeated="2"/>
          <table:table-cell office:value-type="float" office:value="101600" calcext:value-type="float">
            <text:p>101600</text:p>
          </table:table-cell>
          <table:table-cell table:formula="of:=[.G65]/([.$Q$6]*([.$H$28]+273.15))" office:value-type="float" office:value="1.39812538660111" calcext:value-type="float">
            <text:p>1.3981254</text:p>
          </table:table-cell>
          <table:table-cell table:formula="of:=[.G65]/([.$Q$6]*([.$I$28]+273.15))" office:value-type="float" office:value="1.34499502799951" calcext:value-type="float">
            <text:p>1.3449950</text:p>
          </table:table-cell>
          <table:table-cell table:formula="of:=[.G65]/([.$Q$6]*([.$J$28]+273.15))" office:value-type="float" office:value="1.29575486589079" calcext:value-type="float">
            <text:p>1.2957549</text:p>
          </table:table-cell>
          <table:table-cell table:formula="of:=[.G65]/([.$Q$6]*([.$K$28]+273.15))" office:value-type="float" office:value="1.24999273041875" calcext:value-type="float">
            <text:p>1.2499927</text:p>
          </table:table-cell>
          <table:table-cell table:formula="of:=[.G65]/([.$Q$6]*([.$L$28]+273.15))" office:value-type="float" office:value="1.20735269185765" calcext:value-type="float">
            <text:p>1.2073527</text:p>
          </table:table-cell>
          <table:table-cell table:formula="of:=[.G65]/([.$Q$6]*([.$M$28]+273.15))" office:value-type="float" office:value="1.16752578465469" calcext:value-type="float">
            <text:p>1.1675258</text:p>
          </table:table-cell>
          <table:table-cell table:formula="of:=[.G65]/([.$Q$6]*([.$N$28]+273.15))" office:value-type="float" office:value="1.1302425087596" calcext:value-type="float">
            <text:p>1.1302425</text:p>
          </table:table-cell>
          <table:table-cell table:formula="of:=[.G65]/([.$Q$6]*([.$O$28]+273.15))" office:value-type="float" office:value="1.09526672324948" calcext:value-type="float">
            <text:p>1.0952667</text:p>
          </table:table-cell>
          <table:table-cell table:formula="of:=[.G65]/([.$Q$6]*([.$P$28]+273.15))" office:value-type="float" office:value="1.06239063970605" calcext:value-type="float">
            <text:p>1.0623906</text:p>
          </table:table-cell>
          <table:table-cell table:formula="of:=[.G65]/([.$Q$6]*([.$Q$28]+273.15))" office:value-type="float" office:value="1.03143069100414" calcext:value-type="float">
            <text:p>1.0314307</text:p>
          </table:table-cell>
          <table:table-cell table:formula="of:=[.G65]/([.$Q$6]*([.$R$28]+273.15))" office:value-type="float" office:value="1.00222410199085" calcext:value-type="float">
            <text:p>1.0022241</text:p>
          </table:table-cell>
          <table:table-cell table:formula="of:=[.G65]/([.$Q$6]*([.$S$28]+273.15))" office:value-type="float" office:value="0.974626026760485" calcext:value-type="float">
            <text:p>0.974626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6]/[.$C$1]" office:value-type="float" office:value="43.5374149659864" calcext:value-type="float">
            <text:p>43.537</text:p>
          </table:table-cell>
          <table:table-cell table:formula="of:=[.B66]*[.$G$1]" office:value-type="float" office:value="30.5197278911565" calcext:value-type="float">
            <text:p>30.52</text:p>
          </table:table-cell>
          <table:table-cell table:formula="of:=[.C66]*1000" office:value-type="float" office:value="30519.7278911565" calcext:value-type="float">
            <text:p>30519.73</text:p>
          </table:table-cell>
          <table:table-cell table:number-columns-repeated="2"/>
          <table:table-cell office:value-type="float" office:value="101700" calcext:value-type="float">
            <text:p>101700</text:p>
          </table:table-cell>
          <table:table-cell table:formula="of:=[.G66]/([.$Q$6]*([.$H$28]+273.15))" office:value-type="float" office:value="1.39950149426508" calcext:value-type="float">
            <text:p>1.3995015</text:p>
          </table:table-cell>
          <table:table-cell table:formula="of:=[.G66]/([.$Q$6]*([.$I$28]+273.15))" office:value-type="float" office:value="1.34631884200344" calcext:value-type="float">
            <text:p>1.3463188</text:p>
          </table:table-cell>
          <table:table-cell table:formula="of:=[.G66]/([.$Q$6]*([.$J$28]+273.15))" office:value-type="float" office:value="1.29703021516825" calcext:value-type="float">
            <text:p>1.2970302</text:p>
          </table:table-cell>
          <table:table-cell table:formula="of:=[.G66]/([.$Q$6]*([.$K$28]+273.15))" office:value-type="float" office:value="1.25122303822428" calcext:value-type="float">
            <text:p>1.2512230</text:p>
          </table:table-cell>
          <table:table-cell table:formula="of:=[.G66]/([.$Q$6]*([.$L$28]+273.15))" office:value-type="float" office:value="1.20854103112129" calcext:value-type="float">
            <text:p>1.2085410</text:p>
          </table:table-cell>
          <table:table-cell table:formula="of:=[.G66]/([.$Q$6]*([.$M$28]+273.15))" office:value-type="float" office:value="1.16867492420652" calcext:value-type="float">
            <text:p>1.1686749</text:p>
          </table:table-cell>
          <table:table-cell table:formula="of:=[.G66]/([.$Q$6]*([.$N$28]+273.15))" office:value-type="float" office:value="1.13135495217374" calcext:value-type="float">
            <text:p>1.1313550</text:p>
          </table:table-cell>
          <table:table-cell table:formula="of:=[.G66]/([.$Q$6]*([.$O$28]+273.15))" office:value-type="float" office:value="1.09634474167788" calcext:value-type="float">
            <text:p>1.0963447</text:p>
          </table:table-cell>
          <table:table-cell table:formula="of:=[.G66]/([.$Q$6]*([.$P$28]+273.15))" office:value-type="float" office:value="1.0634362997845" calcext:value-type="float">
            <text:p>1.0634363</text:p>
          </table:table-cell>
          <table:table-cell table:formula="of:=[.G66]/([.$Q$6]*([.$Q$28]+273.15))" office:value-type="float" office:value="1.03244587869214" calcext:value-type="float">
            <text:p>1.0324459</text:p>
          </table:table-cell>
          <table:table-cell table:formula="of:=[.G66]/([.$Q$6]*([.$R$28]+273.15))" office:value-type="float" office:value="1.00321054303612" calcext:value-type="float">
            <text:p>1.0032105</text:p>
          </table:table-cell>
          <table:table-cell table:formula="of:=[.G66]/([.$Q$6]*([.$S$28]+273.15))" office:value-type="float" office:value="0.975585304345879" calcext:value-type="float">
            <text:p>0.975585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7]/[.$C$1]" office:value-type="float" office:value="44.2176870748299" calcext:value-type="float">
            <text:p>44.218</text:p>
          </table:table-cell>
          <table:table-cell table:formula="of:=[.B67]*[.$G$1]" office:value-type="float" office:value="30.9965986394558" calcext:value-type="float">
            <text:p>31.00</text:p>
          </table:table-cell>
          <table:table-cell table:formula="of:=[.C67]*1000" office:value-type="float" office:value="30996.5986394558" calcext:value-type="float">
            <text:p>30996.60</text:p>
          </table:table-cell>
          <table:table-cell table:number-columns-repeated="2"/>
          <table:table-cell office:value-type="float" office:value="101800" calcext:value-type="float">
            <text:p>101800</text:p>
          </table:table-cell>
          <table:table-cell table:formula="of:=[.G67]/([.$Q$6]*([.$H$28]+273.15))" office:value-type="float" office:value="1.40087760192906" calcext:value-type="float">
            <text:p>1.4008776</text:p>
          </table:table-cell>
          <table:table-cell table:formula="of:=[.G67]/([.$Q$6]*([.$I$28]+273.15))" office:value-type="float" office:value="1.34764265600738" calcext:value-type="float">
            <text:p>1.3476427</text:p>
          </table:table-cell>
          <table:table-cell table:formula="of:=[.G67]/([.$Q$6]*([.$J$28]+273.15))" office:value-type="float" office:value="1.2983055644457" calcext:value-type="float">
            <text:p>1.2983056</text:p>
          </table:table-cell>
          <table:table-cell table:formula="of:=[.G67]/([.$Q$6]*([.$K$28]+273.15))" office:value-type="float" office:value="1.25245334602981" calcext:value-type="float">
            <text:p>1.2524533</text:p>
          </table:table-cell>
          <table:table-cell table:formula="of:=[.G67]/([.$Q$6]*([.$L$28]+273.15))" office:value-type="float" office:value="1.20972937038493" calcext:value-type="float">
            <text:p>1.2097294</text:p>
          </table:table-cell>
          <table:table-cell table:formula="of:=[.G67]/([.$Q$6]*([.$M$28]+273.15))" office:value-type="float" office:value="1.16982406375834" calcext:value-type="float">
            <text:p>1.1698241</text:p>
          </table:table-cell>
          <table:table-cell table:formula="of:=[.G67]/([.$Q$6]*([.$N$28]+273.15))" office:value-type="float" office:value="1.13246739558787" calcext:value-type="float">
            <text:p>1.1324674</text:p>
          </table:table-cell>
          <table:table-cell table:formula="of:=[.G67]/([.$Q$6]*([.$O$28]+273.15))" office:value-type="float" office:value="1.09742276010627" calcext:value-type="float">
            <text:p>1.0974228</text:p>
          </table:table-cell>
          <table:table-cell table:formula="of:=[.G67]/([.$Q$6]*([.$P$28]+273.15))" office:value-type="float" office:value="1.06448195986295" calcext:value-type="float">
            <text:p>1.0644820</text:p>
          </table:table-cell>
          <table:table-cell table:formula="of:=[.G67]/([.$Q$6]*([.$Q$28]+273.15))" office:value-type="float" office:value="1.03346106638013" calcext:value-type="float">
            <text:p>1.0334611</text:p>
          </table:table-cell>
          <table:table-cell table:formula="of:=[.G67]/([.$Q$6]*([.$R$28]+273.15))" office:value-type="float" office:value="1.00419698408139" calcext:value-type="float">
            <text:p>1.0041970</text:p>
          </table:table-cell>
          <table:table-cell table:formula="of:=[.G67]/([.$Q$6]*([.$S$28]+273.15))" office:value-type="float" office:value="0.976544581931274" calcext:value-type="float">
            <text:p>0.976544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8]/[.$C$1]" office:value-type="float" office:value="44.8979591836735" calcext:value-type="float">
            <text:p>44.898</text:p>
          </table:table-cell>
          <table:table-cell table:formula="of:=[.B68]*[.$G$1]" office:value-type="float" office:value="31.4734693877551" calcext:value-type="float">
            <text:p>31.47</text:p>
          </table:table-cell>
          <table:table-cell table:formula="of:=[.C68]*1000" office:value-type="float" office:value="31473.4693877551" calcext:value-type="float">
            <text:p>31473.47</text:p>
          </table:table-cell>
          <table:table-cell table:number-columns-repeated="2"/>
          <table:table-cell office:value-type="float" office:value="101900" calcext:value-type="float">
            <text:p>101900</text:p>
          </table:table-cell>
          <table:table-cell table:formula="of:=[.G68]/([.$Q$6]*([.$H$28]+273.15))" office:value-type="float" office:value="1.40225370959304" calcext:value-type="float">
            <text:p>1.4022537</text:p>
          </table:table-cell>
          <table:table-cell table:formula="of:=[.G68]/([.$Q$6]*([.$I$28]+273.15))" office:value-type="float" office:value="1.34896647001132" calcext:value-type="float">
            <text:p>1.3489665</text:p>
          </table:table-cell>
          <table:table-cell table:formula="of:=[.G68]/([.$Q$6]*([.$J$28]+273.15))" office:value-type="float" office:value="1.29958091372315" calcext:value-type="float">
            <text:p>1.2995809</text:p>
          </table:table-cell>
          <table:table-cell table:formula="of:=[.G68]/([.$Q$6]*([.$K$28]+273.15))" office:value-type="float" office:value="1.25368365383534" calcext:value-type="float">
            <text:p>1.2536837</text:p>
          </table:table-cell>
          <table:table-cell table:formula="of:=[.G68]/([.$Q$6]*([.$L$28]+273.15))" office:value-type="float" office:value="1.21091770964857" calcext:value-type="float">
            <text:p>1.2109177</text:p>
          </table:table-cell>
          <table:table-cell table:formula="of:=[.G68]/([.$Q$6]*([.$M$28]+273.15))" office:value-type="float" office:value="1.17097320331017" calcext:value-type="float">
            <text:p>1.1709732</text:p>
          </table:table-cell>
          <table:table-cell table:formula="of:=[.G68]/([.$Q$6]*([.$N$28]+273.15))" office:value-type="float" office:value="1.13357983900201" calcext:value-type="float">
            <text:p>1.1335798</text:p>
          </table:table-cell>
          <table:table-cell table:formula="of:=[.G68]/([.$Q$6]*([.$O$28]+273.15))" office:value-type="float" office:value="1.09850077853467" calcext:value-type="float">
            <text:p>1.0985008</text:p>
          </table:table-cell>
          <table:table-cell table:formula="of:=[.G68]/([.$Q$6]*([.$P$28]+273.15))" office:value-type="float" office:value="1.0655276199414" calcext:value-type="float">
            <text:p>1.0655276</text:p>
          </table:table-cell>
          <table:table-cell table:formula="of:=[.G68]/([.$Q$6]*([.$Q$28]+273.15))" office:value-type="float" office:value="1.03447625406813" calcext:value-type="float">
            <text:p>1.0344763</text:p>
          </table:table-cell>
          <table:table-cell table:formula="of:=[.G68]/([.$Q$6]*([.$R$28]+273.15))" office:value-type="float" office:value="1.00518342512665" calcext:value-type="float">
            <text:p>1.0051834</text:p>
          </table:table-cell>
          <table:table-cell table:formula="of:=[.G68]/([.$Q$6]*([.$S$28]+273.15))" office:value-type="float" office:value="0.977503859516668" calcext:value-type="float">
            <text:p>0.977503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9]/[.$C$1]" office:value-type="float" office:value="45.578231292517" calcext:value-type="float">
            <text:p>45.578</text:p>
          </table:table-cell>
          <table:table-cell table:formula="of:=[.B69]*[.$G$1]" office:value-type="float" office:value="31.9503401360544" calcext:value-type="float">
            <text:p>31.95</text:p>
          </table:table-cell>
          <table:table-cell table:formula="of:=[.C69]*1000" office:value-type="float" office:value="31950.3401360544" calcext:value-type="float">
            <text:p>31950.34</text:p>
          </table:table-cell>
          <table:table-cell table:number-columns-repeated="2"/>
          <table:table-cell office:value-type="float" office:value="102000" calcext:value-type="float">
            <text:p>102000</text:p>
          </table:table-cell>
          <table:table-cell table:formula="of:=[.G69]/([.$Q$6]*([.$H$28]+273.15))" office:value-type="float" office:value="1.40362981725702" calcext:value-type="float">
            <text:p>1.4036298</text:p>
          </table:table-cell>
          <table:table-cell table:formula="of:=[.G69]/([.$Q$6]*([.$I$28]+273.15))" office:value-type="float" office:value="1.35029028401525" calcext:value-type="float">
            <text:p>1.3502903</text:p>
          </table:table-cell>
          <table:table-cell table:formula="of:=[.G69]/([.$Q$6]*([.$J$28]+273.15))" office:value-type="float" office:value="1.3008562630006" calcext:value-type="float">
            <text:p>1.3008563</text:p>
          </table:table-cell>
          <table:table-cell table:formula="of:=[.G69]/([.$Q$6]*([.$K$28]+273.15))" office:value-type="float" office:value="1.25491396164088" calcext:value-type="float">
            <text:p>1.2549140</text:p>
          </table:table-cell>
          <table:table-cell table:formula="of:=[.G69]/([.$Q$6]*([.$L$28]+273.15))" office:value-type="float" office:value="1.21210604891221" calcext:value-type="float">
            <text:p>1.2121060</text:p>
          </table:table-cell>
          <table:table-cell table:formula="of:=[.G69]/([.$Q$6]*([.$M$28]+273.15))" office:value-type="float" office:value="1.172122342862" calcext:value-type="float">
            <text:p>1.1721223</text:p>
          </table:table-cell>
          <table:table-cell table:formula="of:=[.G69]/([.$Q$6]*([.$N$28]+273.15))" office:value-type="float" office:value="1.13469228241614" calcext:value-type="float">
            <text:p>1.1346923</text:p>
          </table:table-cell>
          <table:table-cell table:formula="of:=[.G69]/([.$Q$6]*([.$O$28]+273.15))" office:value-type="float" office:value="1.09957879696306" calcext:value-type="float">
            <text:p>1.0995788</text:p>
          </table:table-cell>
          <table:table-cell table:formula="of:=[.G69]/([.$Q$6]*([.$P$28]+273.15))" office:value-type="float" office:value="1.06657328001985" calcext:value-type="float">
            <text:p>1.0665733</text:p>
          </table:table-cell>
          <table:table-cell table:formula="of:=[.G69]/([.$Q$6]*([.$Q$28]+273.15))" office:value-type="float" office:value="1.03549144175612" calcext:value-type="float">
            <text:p>1.0354914</text:p>
          </table:table-cell>
          <table:table-cell table:formula="of:=[.G69]/([.$Q$6]*([.$R$28]+273.15))" office:value-type="float" office:value="1.00616986617192" calcext:value-type="float">
            <text:p>1.0061699</text:p>
          </table:table-cell>
          <table:table-cell table:formula="of:=[.G69]/([.$Q$6]*([.$S$28]+273.15))" office:value-type="float" office:value="0.978463137102062" calcext:value-type="float">
            <text:p>0.978463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70]/[.$C$1]" office:value-type="float" office:value="46.2585034013606" calcext:value-type="float">
            <text:p>46.259</text:p>
          </table:table-cell>
          <table:table-cell table:formula="of:=[.B70]*[.$G$1]" office:value-type="float" office:value="32.4272108843537" calcext:value-type="float">
            <text:p>32.43</text:p>
          </table:table-cell>
          <table:table-cell table:formula="of:=[.C70]*1000" office:value-type="float" office:value="32427.2108843537" calcext:value-type="float">
            <text:p>32427.21</text:p>
          </table:table-cell>
          <table:table-cell table:number-columns-repeated="2"/>
          <table:table-cell office:value-type="float" office:value="102100" calcext:value-type="float">
            <text:p>102100</text:p>
          </table:table-cell>
          <table:table-cell table:formula="of:=[.G70]/([.$Q$6]*([.$H$28]+273.15))" office:value-type="float" office:value="1.40500592492099" calcext:value-type="float">
            <text:p>1.4050059</text:p>
          </table:table-cell>
          <table:table-cell table:formula="of:=[.G70]/([.$Q$6]*([.$I$28]+273.15))" office:value-type="float" office:value="1.35161409801919" calcext:value-type="float">
            <text:p>1.3516141</text:p>
          </table:table-cell>
          <table:table-cell table:formula="of:=[.G70]/([.$Q$6]*([.$J$28]+273.15))" office:value-type="float" office:value="1.30213161227805" calcext:value-type="float">
            <text:p>1.3021316</text:p>
          </table:table-cell>
          <table:table-cell table:formula="of:=[.G70]/([.$Q$6]*([.$K$28]+273.15))" office:value-type="float" office:value="1.25614426944641" calcext:value-type="float">
            <text:p>1.2561443</text:p>
          </table:table-cell>
          <table:table-cell table:formula="of:=[.G70]/([.$Q$6]*([.$L$28]+273.15))" office:value-type="float" office:value="1.21329438817585" calcext:value-type="float">
            <text:p>1.2132944</text:p>
          </table:table-cell>
          <table:table-cell table:formula="of:=[.G70]/([.$Q$6]*([.$M$28]+273.15))" office:value-type="float" office:value="1.17327148241382" calcext:value-type="float">
            <text:p>1.1732715</text:p>
          </table:table-cell>
          <table:table-cell table:formula="of:=[.G70]/([.$Q$6]*([.$N$28]+273.15))" office:value-type="float" office:value="1.13580472583027" calcext:value-type="float">
            <text:p>1.1358047</text:p>
          </table:table-cell>
          <table:table-cell table:formula="of:=[.G70]/([.$Q$6]*([.$O$28]+273.15))" office:value-type="float" office:value="1.10065681539146" calcext:value-type="float">
            <text:p>1.1006568</text:p>
          </table:table-cell>
          <table:table-cell table:formula="of:=[.G70]/([.$Q$6]*([.$P$28]+273.15))" office:value-type="float" office:value="1.0676189400983" calcext:value-type="float">
            <text:p>1.0676189</text:p>
          </table:table-cell>
          <table:table-cell table:formula="of:=[.G70]/([.$Q$6]*([.$Q$28]+273.15))" office:value-type="float" office:value="1.03650662944412" calcext:value-type="float">
            <text:p>1.0365066</text:p>
          </table:table-cell>
          <table:table-cell table:formula="of:=[.G70]/([.$Q$6]*([.$R$28]+273.15))" office:value-type="float" office:value="1.00715630721719" calcext:value-type="float">
            <text:p>1.0071563</text:p>
          </table:table-cell>
          <table:table-cell table:formula="of:=[.G70]/([.$Q$6]*([.$S$28]+273.15))" office:value-type="float" office:value="0.979422414687456" calcext:value-type="float">
            <text:p>0.979422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71]/[.$C$1]" office:value-type="float" office:value="46.9387755102041" calcext:value-type="float">
            <text:p>46.939</text:p>
          </table:table-cell>
          <table:table-cell table:formula="of:=[.B71]*[.$G$1]" office:value-type="float" office:value="32.9040816326531" calcext:value-type="float">
            <text:p>32.90</text:p>
          </table:table-cell>
          <table:table-cell table:formula="of:=[.C71]*1000" office:value-type="float" office:value="32904.0816326531" calcext:value-type="float">
            <text:p>32904.08</text:p>
          </table:table-cell>
          <table:table-cell table:number-columns-repeated="2"/>
          <table:table-cell office:value-type="float" office:value="102200" calcext:value-type="float">
            <text:p>102200</text:p>
          </table:table-cell>
          <table:table-cell table:formula="of:=[.G71]/([.$Q$6]*([.$H$28]+273.15))" office:value-type="float" office:value="1.40638203258497" calcext:value-type="float">
            <text:p>1.4063820</text:p>
          </table:table-cell>
          <table:table-cell table:formula="of:=[.G71]/([.$Q$6]*([.$I$28]+273.15))" office:value-type="float" office:value="1.35293791202313" calcext:value-type="float">
            <text:p>1.3529379</text:p>
          </table:table-cell>
          <table:table-cell table:formula="of:=[.G71]/([.$Q$6]*([.$J$28]+273.15))" office:value-type="float" office:value="1.3034069615555" calcext:value-type="float">
            <text:p>1.3034070</text:p>
          </table:table-cell>
          <table:table-cell table:formula="of:=[.G71]/([.$Q$6]*([.$K$28]+273.15))" office:value-type="float" office:value="1.25737457725194" calcext:value-type="float">
            <text:p>1.2573746</text:p>
          </table:table-cell>
          <table:table-cell table:formula="of:=[.G71]/([.$Q$6]*([.$L$28]+273.15))" office:value-type="float" office:value="1.21448272743949" calcext:value-type="float">
            <text:p>1.2144827</text:p>
          </table:table-cell>
          <table:table-cell table:formula="of:=[.G71]/([.$Q$6]*([.$M$28]+273.15))" office:value-type="float" office:value="1.17442062196565" calcext:value-type="float">
            <text:p>1.1744206</text:p>
          </table:table-cell>
          <table:table-cell table:formula="of:=[.G71]/([.$Q$6]*([.$N$28]+273.15))" office:value-type="float" office:value="1.13691716924441" calcext:value-type="float">
            <text:p>1.1369172</text:p>
          </table:table-cell>
          <table:table-cell table:formula="of:=[.G71]/([.$Q$6]*([.$O$28]+273.15))" office:value-type="float" office:value="1.10173483381985" calcext:value-type="float">
            <text:p>1.1017348</text:p>
          </table:table-cell>
          <table:table-cell table:formula="of:=[.G71]/([.$Q$6]*([.$P$28]+273.15))" office:value-type="float" office:value="1.06866460017675" calcext:value-type="float">
            <text:p>1.0686646</text:p>
          </table:table-cell>
          <table:table-cell table:formula="of:=[.G71]/([.$Q$6]*([.$Q$28]+273.15))" office:value-type="float" office:value="1.03752181713212" calcext:value-type="float">
            <text:p>1.0375218</text:p>
          </table:table-cell>
          <table:table-cell table:formula="of:=[.G71]/([.$Q$6]*([.$R$28]+273.15))" office:value-type="float" office:value="1.00814274826245" calcext:value-type="float">
            <text:p>1.0081427</text:p>
          </table:table-cell>
          <table:table-cell table:formula="of:=[.G71]/([.$Q$6]*([.$S$28]+273.15))" office:value-type="float" office:value="0.98038169227285" calcext:value-type="float">
            <text:p>0.98038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2]/[.$C$1]" office:value-type="float" office:value="47.6190476190476" calcext:value-type="float">
            <text:p>47.619</text:p>
          </table:table-cell>
          <table:table-cell table:formula="of:=[.B72]*[.$G$1]" office:value-type="float" office:value="33.3809523809524" calcext:value-type="float">
            <text:p>33.38</text:p>
          </table:table-cell>
          <table:table-cell table:formula="of:=[.C72]*1000" office:value-type="float" office:value="33380.9523809524" calcext:value-type="float">
            <text:p>33380.95</text:p>
          </table:table-cell>
          <table:table-cell table:number-columns-repeated="2"/>
          <table:table-cell office:value-type="float" office:value="102300" calcext:value-type="float">
            <text:p>102300</text:p>
          </table:table-cell>
          <table:table-cell table:formula="of:=[.G72]/([.$Q$6]*([.$H$28]+273.15))" office:value-type="float" office:value="1.40775814024895" calcext:value-type="float">
            <text:p>1.4077581</text:p>
          </table:table-cell>
          <table:table-cell table:formula="of:=[.G72]/([.$Q$6]*([.$I$28]+273.15))" office:value-type="float" office:value="1.35426172602706" calcext:value-type="float">
            <text:p>1.3542617</text:p>
          </table:table-cell>
          <table:table-cell table:formula="of:=[.G72]/([.$Q$6]*([.$J$28]+273.15))" office:value-type="float" office:value="1.30468231083295" calcext:value-type="float">
            <text:p>1.3046823</text:p>
          </table:table-cell>
          <table:table-cell table:formula="of:=[.G72]/([.$Q$6]*([.$K$28]+273.15))" office:value-type="float" office:value="1.25860488505747" calcext:value-type="float">
            <text:p>1.2586049</text:p>
          </table:table-cell>
          <table:table-cell table:formula="of:=[.G72]/([.$Q$6]*([.$L$28]+273.15))" office:value-type="float" office:value="1.21567106670313" calcext:value-type="float">
            <text:p>1.2156711</text:p>
          </table:table-cell>
          <table:table-cell table:formula="of:=[.G72]/([.$Q$6]*([.$M$28]+273.15))" office:value-type="float" office:value="1.17556976151747" calcext:value-type="float">
            <text:p>1.1755698</text:p>
          </table:table-cell>
          <table:table-cell table:formula="of:=[.G72]/([.$Q$6]*([.$N$28]+273.15))" office:value-type="float" office:value="1.13802961265854" calcext:value-type="float">
            <text:p>1.1380296</text:p>
          </table:table-cell>
          <table:table-cell table:formula="of:=[.G72]/([.$Q$6]*([.$O$28]+273.15))" office:value-type="float" office:value="1.10281285224825" calcext:value-type="float">
            <text:p>1.1028129</text:p>
          </table:table-cell>
          <table:table-cell table:formula="of:=[.G72]/([.$Q$6]*([.$P$28]+273.15))" office:value-type="float" office:value="1.0697102602552" calcext:value-type="float">
            <text:p>1.0697103</text:p>
          </table:table-cell>
          <table:table-cell table:formula="of:=[.G72]/([.$Q$6]*([.$Q$28]+273.15))" office:value-type="float" office:value="1.03853700482011" calcext:value-type="float">
            <text:p>1.0385370</text:p>
          </table:table-cell>
          <table:table-cell table:formula="of:=[.G72]/([.$Q$6]*([.$R$28]+273.15))" office:value-type="float" office:value="1.00912918930772" calcext:value-type="float">
            <text:p>1.0091292</text:p>
          </table:table-cell>
          <table:table-cell table:formula="of:=[.G72]/([.$Q$6]*([.$S$28]+273.15))" office:value-type="float" office:value="0.981340969858244" calcext:value-type="float">
            <text:p>0.981341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3]/[.$C$1]" office:value-type="float" office:value="48.2993197278912" calcext:value-type="float">
            <text:p>48.299</text:p>
          </table:table-cell>
          <table:table-cell table:formula="of:=[.B73]*[.$G$1]" office:value-type="float" office:value="33.8578231292517" calcext:value-type="float">
            <text:p>33.86</text:p>
          </table:table-cell>
          <table:table-cell table:formula="of:=[.C73]*1000" office:value-type="float" office:value="33857.8231292517" calcext:value-type="float">
            <text:p>33857.82</text:p>
          </table:table-cell>
          <table:table-cell table:number-columns-repeated="2"/>
          <table:table-cell office:value-type="float" office:value="102400" calcext:value-type="float">
            <text:p>102400</text:p>
          </table:table-cell>
          <table:table-cell table:formula="of:=[.G73]/([.$Q$6]*([.$H$28]+273.15))" office:value-type="float" office:value="1.40913424791293" calcext:value-type="float">
            <text:p>1.4091342</text:p>
          </table:table-cell>
          <table:table-cell table:formula="of:=[.G73]/([.$Q$6]*([.$I$28]+273.15))" office:value-type="float" office:value="1.355585540031" calcext:value-type="float">
            <text:p>1.3555855</text:p>
          </table:table-cell>
          <table:table-cell table:formula="of:=[.G73]/([.$Q$6]*([.$J$28]+273.15))" office:value-type="float" office:value="1.30595766011041" calcext:value-type="float">
            <text:p>1.3059577</text:p>
          </table:table-cell>
          <table:table-cell table:formula="of:=[.G73]/([.$Q$6]*([.$K$28]+273.15))" office:value-type="float" office:value="1.259835192863" calcext:value-type="float">
            <text:p>1.2598352</text:p>
          </table:table-cell>
          <table:table-cell table:formula="of:=[.G73]/([.$Q$6]*([.$L$28]+273.15))" office:value-type="float" office:value="1.21685940596677" calcext:value-type="float">
            <text:p>1.2168594</text:p>
          </table:table-cell>
          <table:table-cell table:formula="of:=[.G73]/([.$Q$6]*([.$M$28]+273.15))" office:value-type="float" office:value="1.1767189010693" calcext:value-type="float">
            <text:p>1.1767189</text:p>
          </table:table-cell>
          <table:table-cell table:formula="of:=[.G73]/([.$Q$6]*([.$N$28]+273.15))" office:value-type="float" office:value="1.13914205607267" calcext:value-type="float">
            <text:p>1.1391421</text:p>
          </table:table-cell>
          <table:table-cell table:formula="of:=[.G73]/([.$Q$6]*([.$O$28]+273.15))" office:value-type="float" office:value="1.10389087067664" calcext:value-type="float">
            <text:p>1.1038909</text:p>
          </table:table-cell>
          <table:table-cell table:formula="of:=[.G73]/([.$Q$6]*([.$P$28]+273.15))" office:value-type="float" office:value="1.07075592033366" calcext:value-type="float">
            <text:p>1.0707559</text:p>
          </table:table-cell>
          <table:table-cell table:formula="of:=[.G73]/([.$Q$6]*([.$Q$28]+273.15))" office:value-type="float" office:value="1.03955219250811" calcext:value-type="float">
            <text:p>1.0395522</text:p>
          </table:table-cell>
          <table:table-cell table:formula="of:=[.G73]/([.$Q$6]*([.$R$28]+273.15))" office:value-type="float" office:value="1.01011563035299" calcext:value-type="float">
            <text:p>1.0101156</text:p>
          </table:table-cell>
          <table:table-cell table:formula="of:=[.G73]/([.$Q$6]*([.$S$28]+273.15))" office:value-type="float" office:value="0.982300247443639" calcext:value-type="float">
            <text:p>0.98230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4]/[.$C$1]" office:value-type="float" office:value="48.9795918367347" calcext:value-type="float">
            <text:p>48.980</text:p>
          </table:table-cell>
          <table:table-cell table:formula="of:=[.B74]*[.$G$1]" office:value-type="float" office:value="34.334693877551" calcext:value-type="float">
            <text:p>34.33</text:p>
          </table:table-cell>
          <table:table-cell table:formula="of:=[.C74]*1000" office:value-type="float" office:value="34334.693877551" calcext:value-type="float">
            <text:p>34334.69</text:p>
          </table:table-cell>
          <table:table-cell table:number-columns-repeated="2"/>
          <table:table-cell office:value-type="float" office:value="102500" calcext:value-type="float">
            <text:p>102500</text:p>
          </table:table-cell>
          <table:table-cell table:formula="of:=[.G74]/([.$Q$6]*([.$H$28]+273.15))" office:value-type="float" office:value="1.4105103555769" calcext:value-type="float">
            <text:p>1.4105104</text:p>
          </table:table-cell>
          <table:table-cell table:formula="of:=[.G74]/([.$Q$6]*([.$I$28]+273.15))" office:value-type="float" office:value="1.35690935403494" calcext:value-type="float">
            <text:p>1.3569094</text:p>
          </table:table-cell>
          <table:table-cell table:formula="of:=[.G74]/([.$Q$6]*([.$J$28]+273.15))" office:value-type="float" office:value="1.30723300938786" calcext:value-type="float">
            <text:p>1.3072330</text:p>
          </table:table-cell>
          <table:table-cell table:formula="of:=[.G74]/([.$Q$6]*([.$K$28]+273.15))" office:value-type="float" office:value="1.26106550066853" calcext:value-type="float">
            <text:p>1.2610655</text:p>
          </table:table-cell>
          <table:table-cell table:formula="of:=[.G74]/([.$Q$6]*([.$L$28]+273.15))" office:value-type="float" office:value="1.21804774523041" calcext:value-type="float">
            <text:p>1.2180477</text:p>
          </table:table-cell>
          <table:table-cell table:formula="of:=[.G74]/([.$Q$6]*([.$M$28]+273.15))" office:value-type="float" office:value="1.17786804062112" calcext:value-type="float">
            <text:p>1.1778680</text:p>
          </table:table-cell>
          <table:table-cell table:formula="of:=[.G74]/([.$Q$6]*([.$N$28]+273.15))" office:value-type="float" office:value="1.14025449948681" calcext:value-type="float">
            <text:p>1.1402545</text:p>
          </table:table-cell>
          <table:table-cell table:formula="of:=[.G74]/([.$Q$6]*([.$O$28]+273.15))" office:value-type="float" office:value="1.10496888910504" calcext:value-type="float">
            <text:p>1.1049689</text:p>
          </table:table-cell>
          <table:table-cell table:formula="of:=[.G74]/([.$Q$6]*([.$P$28]+273.15))" office:value-type="float" office:value="1.07180158041211" calcext:value-type="float">
            <text:p>1.0718016</text:p>
          </table:table-cell>
          <table:table-cell table:formula="of:=[.G74]/([.$Q$6]*([.$Q$28]+273.15))" office:value-type="float" office:value="1.0405673801961" calcext:value-type="float">
            <text:p>1.0405674</text:p>
          </table:table-cell>
          <table:table-cell table:formula="of:=[.G74]/([.$Q$6]*([.$R$28]+273.15))" office:value-type="float" office:value="1.01110207139825" calcext:value-type="float">
            <text:p>1.0111021</text:p>
          </table:table-cell>
          <table:table-cell table:formula="of:=[.G74]/([.$Q$6]*([.$S$28]+273.15))" office:value-type="float" office:value="0.983259525029033" calcext:value-type="float">
            <text:p>0.983259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5]/[.$C$1]" office:value-type="float" office:value="49.6598639455782" calcext:value-type="float">
            <text:p>49.660</text:p>
          </table:table-cell>
          <table:table-cell table:formula="of:=[.B75]*[.$G$1]" office:value-type="float" office:value="34.8115646258503" calcext:value-type="float">
            <text:p>34.81</text:p>
          </table:table-cell>
          <table:table-cell table:formula="of:=[.C75]*1000" office:value-type="float" office:value="34811.5646258503" calcext:value-type="float">
            <text:p>34811.56</text:p>
          </table:table-cell>
          <table:table-cell table:number-columns-repeated="2"/>
          <table:table-cell office:value-type="float" office:value="102600" calcext:value-type="float">
            <text:p>102600</text:p>
          </table:table-cell>
          <table:table-cell table:formula="of:=[.G75]/([.$Q$6]*([.$H$28]+273.15))" office:value-type="float" office:value="1.41188646324088" calcext:value-type="float">
            <text:p>1.4118865</text:p>
          </table:table-cell>
          <table:table-cell table:formula="of:=[.G75]/([.$Q$6]*([.$I$28]+273.15))" office:value-type="float" office:value="1.35823316803887" calcext:value-type="float">
            <text:p>1.3582332</text:p>
          </table:table-cell>
          <table:table-cell table:formula="of:=[.G75]/([.$Q$6]*([.$J$28]+273.15))" office:value-type="float" office:value="1.30850835866531" calcext:value-type="float">
            <text:p>1.3085084</text:p>
          </table:table-cell>
          <table:table-cell table:formula="of:=[.G75]/([.$Q$6]*([.$K$28]+273.15))" office:value-type="float" office:value="1.26229580847406" calcext:value-type="float">
            <text:p>1.2622958</text:p>
          </table:table-cell>
          <table:table-cell table:formula="of:=[.G75]/([.$Q$6]*([.$L$28]+273.15))" office:value-type="float" office:value="1.21923608449404" calcext:value-type="float">
            <text:p>1.2192361</text:p>
          </table:table-cell>
          <table:table-cell table:formula="of:=[.G75]/([.$Q$6]*([.$M$28]+273.15))" office:value-type="float" office:value="1.17901718017295" calcext:value-type="float">
            <text:p>1.1790172</text:p>
          </table:table-cell>
          <table:table-cell table:formula="of:=[.G75]/([.$Q$6]*([.$N$28]+273.15))" office:value-type="float" office:value="1.14136694290094" calcext:value-type="float">
            <text:p>1.1413669</text:p>
          </table:table-cell>
          <table:table-cell table:formula="of:=[.G75]/([.$Q$6]*([.$O$28]+273.15))" office:value-type="float" office:value="1.10604690753343" calcext:value-type="float">
            <text:p>1.1060469</text:p>
          </table:table-cell>
          <table:table-cell table:formula="of:=[.G75]/([.$Q$6]*([.$P$28]+273.15))" office:value-type="float" office:value="1.07284724049056" calcext:value-type="float">
            <text:p>1.0728472</text:p>
          </table:table-cell>
          <table:table-cell table:formula="of:=[.G75]/([.$Q$6]*([.$Q$28]+273.15))" office:value-type="float" office:value="1.0415825678841" calcext:value-type="float">
            <text:p>1.0415826</text:p>
          </table:table-cell>
          <table:table-cell table:formula="of:=[.G75]/([.$Q$6]*([.$R$28]+273.15))" office:value-type="float" office:value="1.01208851244352" calcext:value-type="float">
            <text:p>1.0120885</text:p>
          </table:table-cell>
          <table:table-cell table:formula="of:=[.G75]/([.$Q$6]*([.$S$28]+273.15))" office:value-type="float" office:value="0.984218802614427" calcext:value-type="float">
            <text:p>0.984218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6]/[.$C$1]" office:value-type="float" office:value="50.3401360544218" calcext:value-type="float">
            <text:p>50.340</text:p>
          </table:table-cell>
          <table:table-cell table:formula="of:=[.B76]*[.$G$1]" office:value-type="float" office:value="35.2884353741497" calcext:value-type="float">
            <text:p>35.29</text:p>
          </table:table-cell>
          <table:table-cell table:formula="of:=[.C76]*1000" office:value-type="float" office:value="35288.4353741497" calcext:value-type="float">
            <text:p>35288.44</text:p>
          </table:table-cell>
          <table:table-cell table:number-columns-repeated="2"/>
          <table:table-cell office:value-type="float" office:value="102700" calcext:value-type="float">
            <text:p>102700</text:p>
          </table:table-cell>
          <table:table-cell table:formula="of:=[.G76]/([.$Q$6]*([.$H$28]+273.15))" office:value-type="float" office:value="1.41326257090486" calcext:value-type="float">
            <text:p>1.4132626</text:p>
          </table:table-cell>
          <table:table-cell table:formula="of:=[.G76]/([.$Q$6]*([.$I$28]+273.15))" office:value-type="float" office:value="1.35955698204281" calcext:value-type="float">
            <text:p>1.3595570</text:p>
          </table:table-cell>
          <table:table-cell table:formula="of:=[.G76]/([.$Q$6]*([.$J$28]+273.15))" office:value-type="float" office:value="1.30978370794276" calcext:value-type="float">
            <text:p>1.3097837</text:p>
          </table:table-cell>
          <table:table-cell table:formula="of:=[.G76]/([.$Q$6]*([.$K$28]+273.15))" office:value-type="float" office:value="1.26352611627959" calcext:value-type="float">
            <text:p>1.2635261</text:p>
          </table:table-cell>
          <table:table-cell table:formula="of:=[.G76]/([.$Q$6]*([.$L$28]+273.15))" office:value-type="float" office:value="1.22042442375768" calcext:value-type="float">
            <text:p>1.2204244</text:p>
          </table:table-cell>
          <table:table-cell table:formula="of:=[.G76]/([.$Q$6]*([.$M$28]+273.15))" office:value-type="float" office:value="1.18016631972477" calcext:value-type="float">
            <text:p>1.1801663</text:p>
          </table:table-cell>
          <table:table-cell table:formula="of:=[.G76]/([.$Q$6]*([.$N$28]+273.15))" office:value-type="float" office:value="1.14247938631507" calcext:value-type="float">
            <text:p>1.1424794</text:p>
          </table:table-cell>
          <table:table-cell table:formula="of:=[.G76]/([.$Q$6]*([.$O$28]+273.15))" office:value-type="float" office:value="1.10712492596183" calcext:value-type="float">
            <text:p>1.1071249</text:p>
          </table:table-cell>
          <table:table-cell table:formula="of:=[.G76]/([.$Q$6]*([.$P$28]+273.15))" office:value-type="float" office:value="1.07389290056901" calcext:value-type="float">
            <text:p>1.0738929</text:p>
          </table:table-cell>
          <table:table-cell table:formula="of:=[.G76]/([.$Q$6]*([.$Q$28]+273.15))" office:value-type="float" office:value="1.0425977555721" calcext:value-type="float">
            <text:p>1.0425978</text:p>
          </table:table-cell>
          <table:table-cell table:formula="of:=[.G76]/([.$Q$6]*([.$R$28]+273.15))" office:value-type="float" office:value="1.01307495348879" calcext:value-type="float">
            <text:p>1.0130750</text:p>
          </table:table-cell>
          <table:table-cell table:formula="of:=[.G76]/([.$Q$6]*([.$S$28]+273.15))" office:value-type="float" office:value="0.985178080199821" calcext:value-type="float">
            <text:p>0.985178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7]/[.$C$1]" office:value-type="float" office:value="51.0204081632653" calcext:value-type="float">
            <text:p>51.020</text:p>
          </table:table-cell>
          <table:table-cell table:formula="of:=[.B77]*[.$G$1]" office:value-type="float" office:value="35.765306122449" calcext:value-type="float">
            <text:p>35.77</text:p>
          </table:table-cell>
          <table:table-cell table:formula="of:=[.C77]*1000" office:value-type="float" office:value="35765.306122449" calcext:value-type="float">
            <text:p>35765.31</text:p>
          </table:table-cell>
          <table:table-cell table:number-columns-repeated="2"/>
          <table:table-cell office:value-type="float" office:value="102800" calcext:value-type="float">
            <text:p>102800</text:p>
          </table:table-cell>
          <table:table-cell table:formula="of:=[.G77]/([.$Q$6]*([.$H$28]+273.15))" office:value-type="float" office:value="1.41463867856884" calcext:value-type="float">
            <text:p>1.4146387</text:p>
          </table:table-cell>
          <table:table-cell table:formula="of:=[.G77]/([.$Q$6]*([.$I$28]+273.15))" office:value-type="float" office:value="1.36088079604675" calcext:value-type="float">
            <text:p>1.3608808</text:p>
          </table:table-cell>
          <table:table-cell table:formula="of:=[.G77]/([.$Q$6]*([.$J$28]+273.15))" office:value-type="float" office:value="1.31105905722021" calcext:value-type="float">
            <text:p>1.3110591</text:p>
          </table:table-cell>
          <table:table-cell table:formula="of:=[.G77]/([.$Q$6]*([.$K$28]+273.15))" office:value-type="float" office:value="1.26475642408512" calcext:value-type="float">
            <text:p>1.2647564</text:p>
          </table:table-cell>
          <table:table-cell table:formula="of:=[.G77]/([.$Q$6]*([.$L$28]+273.15))" office:value-type="float" office:value="1.22161276302132" calcext:value-type="float">
            <text:p>1.2216128</text:p>
          </table:table-cell>
          <table:table-cell table:formula="of:=[.G77]/([.$Q$6]*([.$M$28]+273.15))" office:value-type="float" office:value="1.1813154592766" calcext:value-type="float">
            <text:p>1.1813155</text:p>
          </table:table-cell>
          <table:table-cell table:formula="of:=[.G77]/([.$Q$6]*([.$N$28]+273.15))" office:value-type="float" office:value="1.14359182972921" calcext:value-type="float">
            <text:p>1.1435918</text:p>
          </table:table-cell>
          <table:table-cell table:formula="of:=[.G77]/([.$Q$6]*([.$O$28]+273.15))" office:value-type="float" office:value="1.10820294439022" calcext:value-type="float">
            <text:p>1.1082029</text:p>
          </table:table-cell>
          <table:table-cell table:formula="of:=[.G77]/([.$Q$6]*([.$P$28]+273.15))" office:value-type="float" office:value="1.07493856064746" calcext:value-type="float">
            <text:p>1.0749386</text:p>
          </table:table-cell>
          <table:table-cell table:formula="of:=[.G77]/([.$Q$6]*([.$Q$28]+273.15))" office:value-type="float" office:value="1.04361294326009" calcext:value-type="float">
            <text:p>1.0436129</text:p>
          </table:table-cell>
          <table:table-cell table:formula="of:=[.G77]/([.$Q$6]*([.$R$28]+273.15))" office:value-type="float" office:value="1.01406139453405" calcext:value-type="float">
            <text:p>1.0140614</text:p>
          </table:table-cell>
          <table:table-cell table:formula="of:=[.G77]/([.$Q$6]*([.$S$28]+273.15))" office:value-type="float" office:value="0.986137357785215" calcext:value-type="float">
            <text:p>0.986137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8]/[.$C$1]" office:value-type="float" office:value="51.7006802721089" calcext:value-type="float">
            <text:p>51.701</text:p>
          </table:table-cell>
          <table:table-cell table:formula="of:=[.B78]*[.$G$1]" office:value-type="float" office:value="36.2421768707483" calcext:value-type="float">
            <text:p>36.24</text:p>
          </table:table-cell>
          <table:table-cell table:formula="of:=[.C78]*1000" office:value-type="float" office:value="36242.1768707483" calcext:value-type="float">
            <text:p>36242.18</text:p>
          </table:table-cell>
          <table:table-cell table:number-columns-repeated="2"/>
          <table:table-cell office:value-type="float" office:value="102900" calcext:value-type="float">
            <text:p>102900</text:p>
          </table:table-cell>
          <table:table-cell table:formula="of:=[.G78]/([.$Q$6]*([.$H$28]+273.15))" office:value-type="float" office:value="1.41601478623281" calcext:value-type="float">
            <text:p>1.4160148</text:p>
          </table:table-cell>
          <table:table-cell table:formula="of:=[.G78]/([.$Q$6]*([.$I$28]+273.15))" office:value-type="float" office:value="1.36220461005068" calcext:value-type="float">
            <text:p>1.3622046</text:p>
          </table:table-cell>
          <table:table-cell table:formula="of:=[.G78]/([.$Q$6]*([.$J$28]+273.15))" office:value-type="float" office:value="1.31233440649766" calcext:value-type="float">
            <text:p>1.3123344</text:p>
          </table:table-cell>
          <table:table-cell table:formula="of:=[.G78]/([.$Q$6]*([.$K$28]+273.15))" office:value-type="float" office:value="1.26598673189065" calcext:value-type="float">
            <text:p>1.2659867</text:p>
          </table:table-cell>
          <table:table-cell table:formula="of:=[.G78]/([.$Q$6]*([.$L$28]+273.15))" office:value-type="float" office:value="1.22280110228496" calcext:value-type="float">
            <text:p>1.2228011</text:p>
          </table:table-cell>
          <table:table-cell table:formula="of:=[.G78]/([.$Q$6]*([.$M$28]+273.15))" office:value-type="float" office:value="1.18246459882842" calcext:value-type="float">
            <text:p>1.1824646</text:p>
          </table:table-cell>
          <table:table-cell table:formula="of:=[.G78]/([.$Q$6]*([.$N$28]+273.15))" office:value-type="float" office:value="1.14470427314334" calcext:value-type="float">
            <text:p>1.1447043</text:p>
          </table:table-cell>
          <table:table-cell table:formula="of:=[.G78]/([.$Q$6]*([.$O$28]+273.15))" office:value-type="float" office:value="1.10928096281862" calcext:value-type="float">
            <text:p>1.1092810</text:p>
          </table:table-cell>
          <table:table-cell table:formula="of:=[.G78]/([.$Q$6]*([.$P$28]+273.15))" office:value-type="float" office:value="1.07598422072591" calcext:value-type="float">
            <text:p>1.0759842</text:p>
          </table:table-cell>
          <table:table-cell table:formula="of:=[.G78]/([.$Q$6]*([.$Q$28]+273.15))" office:value-type="float" office:value="1.04462813094809" calcext:value-type="float">
            <text:p>1.0446281</text:p>
          </table:table-cell>
          <table:table-cell table:formula="of:=[.G78]/([.$Q$6]*([.$R$28]+273.15))" office:value-type="float" office:value="1.01504783557932" calcext:value-type="float">
            <text:p>1.0150478</text:p>
          </table:table-cell>
          <table:table-cell table:formula="of:=[.G78]/([.$Q$6]*([.$S$28]+273.15))" office:value-type="float" office:value="0.98709663537061" calcext:value-type="float">
            <text:p>0.987096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9]/[.$C$1]" office:value-type="float" office:value="52.3809523809524" calcext:value-type="float">
            <text:p>52.381</text:p>
          </table:table-cell>
          <table:table-cell table:formula="of:=[.B79]*[.$G$1]" office:value-type="float" office:value="36.7190476190476" calcext:value-type="float">
            <text:p>36.72</text:p>
          </table:table-cell>
          <table:table-cell table:formula="of:=[.C79]*1000" office:value-type="float" office:value="36719.0476190476" calcext:value-type="float">
            <text:p>36719.05</text:p>
          </table:table-cell>
          <table:table-cell table:number-columns-repeated="2"/>
          <table:table-cell office:value-type="float" office:value="103000" calcext:value-type="float">
            <text:p>103000</text:p>
          </table:table-cell>
          <table:table-cell table:formula="of:=[.G79]/([.$Q$6]*([.$H$28]+273.15))" office:value-type="float" office:value="1.41739089389679" calcext:value-type="float">
            <text:p>1.4173909</text:p>
          </table:table-cell>
          <table:table-cell table:formula="of:=[.G79]/([.$Q$6]*([.$I$28]+273.15))" office:value-type="float" office:value="1.36352842405462" calcext:value-type="float">
            <text:p>1.3635284</text:p>
          </table:table-cell>
          <table:table-cell table:formula="of:=[.G79]/([.$Q$6]*([.$J$28]+273.15))" office:value-type="float" office:value="1.31360975577512" calcext:value-type="float">
            <text:p>1.3136098</text:p>
          </table:table-cell>
          <table:table-cell table:formula="of:=[.G79]/([.$Q$6]*([.$K$28]+273.15))" office:value-type="float" office:value="1.26721703969618" calcext:value-type="float">
            <text:p>1.2672170</text:p>
          </table:table-cell>
          <table:table-cell table:formula="of:=[.G79]/([.$Q$6]*([.$L$28]+273.15))" office:value-type="float" office:value="1.2239894415486" calcext:value-type="float">
            <text:p>1.2239894</text:p>
          </table:table-cell>
          <table:table-cell table:formula="of:=[.G79]/([.$Q$6]*([.$M$28]+273.15))" office:value-type="float" office:value="1.18361373838025" calcext:value-type="float">
            <text:p>1.1836137</text:p>
          </table:table-cell>
          <table:table-cell table:formula="of:=[.G79]/([.$Q$6]*([.$N$28]+273.15))" office:value-type="float" office:value="1.14581671655747" calcext:value-type="float">
            <text:p>1.1458167</text:p>
          </table:table-cell>
          <table:table-cell table:formula="of:=[.G79]/([.$Q$6]*([.$O$28]+273.15))" office:value-type="float" office:value="1.11035898124701" calcext:value-type="float">
            <text:p>1.1103590</text:p>
          </table:table-cell>
          <table:table-cell table:formula="of:=[.G79]/([.$Q$6]*([.$P$28]+273.15))" office:value-type="float" office:value="1.07702988080436" calcext:value-type="float">
            <text:p>1.0770299</text:p>
          </table:table-cell>
          <table:table-cell table:formula="of:=[.G79]/([.$Q$6]*([.$Q$28]+273.15))" office:value-type="float" office:value="1.04564331863609" calcext:value-type="float">
            <text:p>1.0456433</text:p>
          </table:table-cell>
          <table:table-cell table:formula="of:=[.G79]/([.$Q$6]*([.$R$28]+273.15))" office:value-type="float" office:value="1.01603427662459" calcext:value-type="float">
            <text:p>1.0160343</text:p>
          </table:table-cell>
          <table:table-cell table:formula="of:=[.G79]/([.$Q$6]*([.$S$28]+273.15))" office:value-type="float" office:value="0.988055912956004" calcext:value-type="float">
            <text:p>0.988055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80]/[.$C$1]" office:value-type="float" office:value="53.0612244897959" calcext:value-type="float">
            <text:p>53.061</text:p>
          </table:table-cell>
          <table:table-cell table:formula="of:=[.B80]*[.$G$1]" office:value-type="float" office:value="37.1959183673469" calcext:value-type="float">
            <text:p>37.20</text:p>
          </table:table-cell>
          <table:table-cell table:formula="of:=[.C80]*1000" office:value-type="float" office:value="37195.9183673469" calcext:value-type="float">
            <text:p>37195.92</text:p>
          </table:table-cell>
          <table:table-cell table:number-columns-repeated="2"/>
          <table:table-cell office:value-type="float" office:value="103100" calcext:value-type="float">
            <text:p>103100</text:p>
          </table:table-cell>
          <table:table-cell table:formula="of:=[.G80]/([.$Q$6]*([.$H$28]+273.15))" office:value-type="float" office:value="1.41876700156077" calcext:value-type="float">
            <text:p>1.4187670</text:p>
          </table:table-cell>
          <table:table-cell table:formula="of:=[.G80]/([.$Q$6]*([.$I$28]+273.15))" office:value-type="float" office:value="1.36485223805855" calcext:value-type="float">
            <text:p>1.3648522</text:p>
          </table:table-cell>
          <table:table-cell table:formula="of:=[.G80]/([.$Q$6]*([.$J$28]+273.15))" office:value-type="float" office:value="1.31488510505257" calcext:value-type="float">
            <text:p>1.3148851</text:p>
          </table:table-cell>
          <table:table-cell table:formula="of:=[.G80]/([.$Q$6]*([.$K$28]+273.15))" office:value-type="float" office:value="1.26844734750171" calcext:value-type="float">
            <text:p>1.2684473</text:p>
          </table:table-cell>
          <table:table-cell table:formula="of:=[.G80]/([.$Q$6]*([.$L$28]+273.15))" office:value-type="float" office:value="1.22517778081224" calcext:value-type="float">
            <text:p>1.2251778</text:p>
          </table:table-cell>
          <table:table-cell table:formula="of:=[.G80]/([.$Q$6]*([.$M$28]+273.15))" office:value-type="float" office:value="1.18476287793208" calcext:value-type="float">
            <text:p>1.1847629</text:p>
          </table:table-cell>
          <table:table-cell table:formula="of:=[.G80]/([.$Q$6]*([.$N$28]+273.15))" office:value-type="float" office:value="1.14692915997161" calcext:value-type="float">
            <text:p>1.1469292</text:p>
          </table:table-cell>
          <table:table-cell table:formula="of:=[.G80]/([.$Q$6]*([.$O$28]+273.15))" office:value-type="float" office:value="1.11143699967541" calcext:value-type="float">
            <text:p>1.1114370</text:p>
          </table:table-cell>
          <table:table-cell table:formula="of:=[.G80]/([.$Q$6]*([.$P$28]+273.15))" office:value-type="float" office:value="1.07807554088281" calcext:value-type="float">
            <text:p>1.0780755</text:p>
          </table:table-cell>
          <table:table-cell table:formula="of:=[.G80]/([.$Q$6]*([.$Q$28]+273.15))" office:value-type="float" office:value="1.04665850632408" calcext:value-type="float">
            <text:p>1.0466585</text:p>
          </table:table-cell>
          <table:table-cell table:formula="of:=[.G80]/([.$Q$6]*([.$R$28]+273.15))" office:value-type="float" office:value="1.01702071766985" calcext:value-type="float">
            <text:p>1.0170207</text:p>
          </table:table-cell>
          <table:table-cell table:formula="of:=[.G80]/([.$Q$6]*([.$S$28]+273.15))" office:value-type="float" office:value="0.989015190541398" calcext:value-type="float">
            <text:p>0.989015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81]/[.$C$1]" office:value-type="float" office:value="53.7414965986395" calcext:value-type="float">
            <text:p>53.741</text:p>
          </table:table-cell>
          <table:table-cell table:formula="of:=[.B81]*[.$G$1]" office:value-type="float" office:value="37.6727891156463" calcext:value-type="float">
            <text:p>37.67</text:p>
          </table:table-cell>
          <table:table-cell table:formula="of:=[.C81]*1000" office:value-type="float" office:value="37672.7891156463" calcext:value-type="float">
            <text:p>37672.79</text:p>
          </table:table-cell>
          <table:table-cell table:number-columns-repeated="2"/>
          <table:table-cell office:value-type="float" office:value="103200" calcext:value-type="float">
            <text:p>103200</text:p>
          </table:table-cell>
          <table:table-cell table:formula="of:=[.G81]/([.$Q$6]*([.$H$28]+273.15))" office:value-type="float" office:value="1.42014310922475" calcext:value-type="float">
            <text:p>1.4201431</text:p>
          </table:table-cell>
          <table:table-cell table:formula="of:=[.G81]/([.$Q$6]*([.$I$28]+273.15))" office:value-type="float" office:value="1.36617605206249" calcext:value-type="float">
            <text:p>1.3661761</text:p>
          </table:table-cell>
          <table:table-cell table:formula="of:=[.G81]/([.$Q$6]*([.$J$28]+273.15))" office:value-type="float" office:value="1.31616045433002" calcext:value-type="float">
            <text:p>1.3161605</text:p>
          </table:table-cell>
          <table:table-cell table:formula="of:=[.G81]/([.$Q$6]*([.$K$28]+273.15))" office:value-type="float" office:value="1.26967765530724" calcext:value-type="float">
            <text:p>1.2696777</text:p>
          </table:table-cell>
          <table:table-cell table:formula="of:=[.G81]/([.$Q$6]*([.$L$28]+273.15))" office:value-type="float" office:value="1.22636612007588" calcext:value-type="float">
            <text:p>1.2263661</text:p>
          </table:table-cell>
          <table:table-cell table:formula="of:=[.G81]/([.$Q$6]*([.$M$28]+273.15))" office:value-type="float" office:value="1.1859120174839" calcext:value-type="float">
            <text:p>1.1859120</text:p>
          </table:table-cell>
          <table:table-cell table:formula="of:=[.G81]/([.$Q$6]*([.$N$28]+273.15))" office:value-type="float" office:value="1.14804160338574" calcext:value-type="float">
            <text:p>1.1480416</text:p>
          </table:table-cell>
          <table:table-cell table:formula="of:=[.G81]/([.$Q$6]*([.$O$28]+273.15))" office:value-type="float" office:value="1.11251501810381" calcext:value-type="float">
            <text:p>1.1125150</text:p>
          </table:table-cell>
          <table:table-cell table:formula="of:=[.G81]/([.$Q$6]*([.$P$28]+273.15))" office:value-type="float" office:value="1.07912120096126" calcext:value-type="float">
            <text:p>1.0791212</text:p>
          </table:table-cell>
          <table:table-cell table:formula="of:=[.G81]/([.$Q$6]*([.$Q$28]+273.15))" office:value-type="float" office:value="1.04767369401208" calcext:value-type="float">
            <text:p>1.0476737</text:p>
          </table:table-cell>
          <table:table-cell table:formula="of:=[.G81]/([.$Q$6]*([.$R$28]+273.15))" office:value-type="float" office:value="1.01800715871512" calcext:value-type="float">
            <text:p>1.0180072</text:p>
          </table:table-cell>
          <table:table-cell table:formula="of:=[.G81]/([.$Q$6]*([.$S$28]+273.15))" office:value-type="float" office:value="0.989974468126792" calcext:value-type="float">
            <text:p>0.989974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2]/[.$C$1]" office:value-type="float" office:value="54.421768707483" calcext:value-type="float">
            <text:p>54.422</text:p>
          </table:table-cell>
          <table:table-cell table:formula="of:=[.B82]*[.$G$1]" office:value-type="float" office:value="38.1496598639456" calcext:value-type="float">
            <text:p>38.15</text:p>
          </table:table-cell>
          <table:table-cell table:formula="of:=[.C82]*1000" office:value-type="float" office:value="38149.6598639456" calcext:value-type="float">
            <text:p>38149.66</text:p>
          </table:table-cell>
          <table:table-cell table:number-columns-repeated="2"/>
          <table:table-cell office:value-type="float" office:value="103300" calcext:value-type="float">
            <text:p>103300</text:p>
          </table:table-cell>
          <table:table-cell table:formula="of:=[.G82]/([.$Q$6]*([.$H$28]+273.15))" office:value-type="float" office:value="1.42151921688872" calcext:value-type="float">
            <text:p>1.4215192</text:p>
          </table:table-cell>
          <table:table-cell table:formula="of:=[.G82]/([.$Q$6]*([.$I$28]+273.15))" office:value-type="float" office:value="1.36749986606643" calcext:value-type="float">
            <text:p>1.3674999</text:p>
          </table:table-cell>
          <table:table-cell table:formula="of:=[.G82]/([.$Q$6]*([.$J$28]+273.15))" office:value-type="float" office:value="1.31743580360747" calcext:value-type="float">
            <text:p>1.3174358</text:p>
          </table:table-cell>
          <table:table-cell table:formula="of:=[.G82]/([.$Q$6]*([.$K$28]+273.15))" office:value-type="float" office:value="1.27090796311277" calcext:value-type="float">
            <text:p>1.2709080</text:p>
          </table:table-cell>
          <table:table-cell table:formula="of:=[.G82]/([.$Q$6]*([.$L$28]+273.15))" office:value-type="float" office:value="1.22755445933952" calcext:value-type="float">
            <text:p>1.2275545</text:p>
          </table:table-cell>
          <table:table-cell table:formula="of:=[.G82]/([.$Q$6]*([.$M$28]+273.15))" office:value-type="float" office:value="1.18706115703573" calcext:value-type="float">
            <text:p>1.1870612</text:p>
          </table:table-cell>
          <table:table-cell table:formula="of:=[.G82]/([.$Q$6]*([.$N$28]+273.15))" office:value-type="float" office:value="1.14915404679987" calcext:value-type="float">
            <text:p>1.1491540</text:p>
          </table:table-cell>
          <table:table-cell table:formula="of:=[.G82]/([.$Q$6]*([.$O$28]+273.15))" office:value-type="float" office:value="1.1135930365322" calcext:value-type="float">
            <text:p>1.1135930</text:p>
          </table:table-cell>
          <table:table-cell table:formula="of:=[.G82]/([.$Q$6]*([.$P$28]+273.15))" office:value-type="float" office:value="1.08016686103971" calcext:value-type="float">
            <text:p>1.0801669</text:p>
          </table:table-cell>
          <table:table-cell table:formula="of:=[.G82]/([.$Q$6]*([.$Q$28]+273.15))" office:value-type="float" office:value="1.04868888170007" calcext:value-type="float">
            <text:p>1.0486889</text:p>
          </table:table-cell>
          <table:table-cell table:formula="of:=[.G82]/([.$Q$6]*([.$R$28]+273.15))" office:value-type="float" office:value="1.01899359976039" calcext:value-type="float">
            <text:p>1.0189936</text:p>
          </table:table-cell>
          <table:table-cell table:formula="of:=[.G82]/([.$Q$6]*([.$S$28]+273.15))" office:value-type="float" office:value="0.990933745712186" calcext:value-type="float">
            <text:p>0.990933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3]/[.$C$1]" office:value-type="float" office:value="55.1020408163265" calcext:value-type="float">
            <text:p>55.102</text:p>
          </table:table-cell>
          <table:table-cell table:formula="of:=[.B83]*[.$G$1]" office:value-type="float" office:value="38.6265306122449" calcext:value-type="float">
            <text:p>38.63</text:p>
          </table:table-cell>
          <table:table-cell table:formula="of:=[.C83]*1000" office:value-type="float" office:value="38626.5306122449" calcext:value-type="float">
            <text:p>38626.53</text:p>
          </table:table-cell>
          <table:table-cell table:number-columns-repeated="2"/>
          <table:table-cell office:value-type="float" office:value="103400" calcext:value-type="float">
            <text:p>103400</text:p>
          </table:table-cell>
          <table:table-cell table:formula="of:=[.G83]/([.$Q$6]*([.$H$28]+273.15))" office:value-type="float" office:value="1.4228953245527" calcext:value-type="float">
            <text:p>1.4228953</text:p>
          </table:table-cell>
          <table:table-cell table:formula="of:=[.G83]/([.$Q$6]*([.$I$28]+273.15))" office:value-type="float" office:value="1.36882368007036" calcext:value-type="float">
            <text:p>1.3688237</text:p>
          </table:table-cell>
          <table:table-cell table:formula="of:=[.G83]/([.$Q$6]*([.$J$28]+273.15))" office:value-type="float" office:value="1.31871115288492" calcext:value-type="float">
            <text:p>1.3187112</text:p>
          </table:table-cell>
          <table:table-cell table:formula="of:=[.G83]/([.$Q$6]*([.$K$28]+273.15))" office:value-type="float" office:value="1.2721382709183" calcext:value-type="float">
            <text:p>1.2721383</text:p>
          </table:table-cell>
          <table:table-cell table:formula="of:=[.G83]/([.$Q$6]*([.$L$28]+273.15))" office:value-type="float" office:value="1.22874279860316" calcext:value-type="float">
            <text:p>1.2287428</text:p>
          </table:table-cell>
          <table:table-cell table:formula="of:=[.G83]/([.$Q$6]*([.$M$28]+273.15))" office:value-type="float" office:value="1.18821029658755" calcext:value-type="float">
            <text:p>1.1882103</text:p>
          </table:table-cell>
          <table:table-cell table:formula="of:=[.G83]/([.$Q$6]*([.$N$28]+273.15))" office:value-type="float" office:value="1.15026649021401" calcext:value-type="float">
            <text:p>1.1502665</text:p>
          </table:table-cell>
          <table:table-cell table:formula="of:=[.G83]/([.$Q$6]*([.$O$28]+273.15))" office:value-type="float" office:value="1.1146710549606" calcext:value-type="float">
            <text:p>1.1146711</text:p>
          </table:table-cell>
          <table:table-cell table:formula="of:=[.G83]/([.$Q$6]*([.$P$28]+273.15))" office:value-type="float" office:value="1.08121252111816" calcext:value-type="float">
            <text:p>1.0812125</text:p>
          </table:table-cell>
          <table:table-cell table:formula="of:=[.G83]/([.$Q$6]*([.$Q$28]+273.15))" office:value-type="float" office:value="1.04970406938807" calcext:value-type="float">
            <text:p>1.0497041</text:p>
          </table:table-cell>
          <table:table-cell table:formula="of:=[.G83]/([.$Q$6]*([.$R$28]+273.15))" office:value-type="float" office:value="1.01998004080565" calcext:value-type="float">
            <text:p>1.0199800</text:p>
          </table:table-cell>
          <table:table-cell table:formula="of:=[.G83]/([.$Q$6]*([.$S$28]+273.15))" office:value-type="float" office:value="0.99189302329758" calcext:value-type="float">
            <text:p>0.991893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4]/[.$C$1]" office:value-type="float" office:value="55.7823129251701" calcext:value-type="float">
            <text:p>55.782</text:p>
          </table:table-cell>
          <table:table-cell table:formula="of:=[.B84]*[.$G$1]" office:value-type="float" office:value="39.1034013605442" calcext:value-type="float">
            <text:p>39.10</text:p>
          </table:table-cell>
          <table:table-cell table:formula="of:=[.C84]*1000" office:value-type="float" office:value="39103.4013605442" calcext:value-type="float">
            <text:p>39103.40</text:p>
          </table:table-cell>
          <table:table-cell table:number-columns-repeated="2"/>
          <table:table-cell office:value-type="float" office:value="103500" calcext:value-type="float">
            <text:p>103500</text:p>
          </table:table-cell>
          <table:table-cell table:formula="of:=[.G84]/([.$Q$6]*([.$H$28]+273.15))" office:value-type="float" office:value="1.42427143221668" calcext:value-type="float">
            <text:p>1.4242714</text:p>
          </table:table-cell>
          <table:table-cell table:formula="of:=[.G84]/([.$Q$6]*([.$I$28]+273.15))" office:value-type="float" office:value="1.3701474940743" calcext:value-type="float">
            <text:p>1.3701475</text:p>
          </table:table-cell>
          <table:table-cell table:formula="of:=[.G84]/([.$Q$6]*([.$J$28]+273.15))" office:value-type="float" office:value="1.31998650216237" calcext:value-type="float">
            <text:p>1.3199865</text:p>
          </table:table-cell>
          <table:table-cell table:formula="of:=[.G84]/([.$Q$6]*([.$K$28]+273.15))" office:value-type="float" office:value="1.27336857872383" calcext:value-type="float">
            <text:p>1.2733686</text:p>
          </table:table-cell>
          <table:table-cell table:formula="of:=[.G84]/([.$Q$6]*([.$L$28]+273.15))" office:value-type="float" office:value="1.2299311378668" calcext:value-type="float">
            <text:p>1.2299311</text:p>
          </table:table-cell>
          <table:table-cell table:formula="of:=[.G84]/([.$Q$6]*([.$M$28]+273.15))" office:value-type="float" office:value="1.18935943613938" calcext:value-type="float">
            <text:p>1.1893594</text:p>
          </table:table-cell>
          <table:table-cell table:formula="of:=[.G84]/([.$Q$6]*([.$N$28]+273.15))" office:value-type="float" office:value="1.15137893362814" calcext:value-type="float">
            <text:p>1.1513789</text:p>
          </table:table-cell>
          <table:table-cell table:formula="of:=[.G84]/([.$Q$6]*([.$O$28]+273.15))" office:value-type="float" office:value="1.11574907338899" calcext:value-type="float">
            <text:p>1.1157491</text:p>
          </table:table-cell>
          <table:table-cell table:formula="of:=[.G84]/([.$Q$6]*([.$P$28]+273.15))" office:value-type="float" office:value="1.08225818119662" calcext:value-type="float">
            <text:p>1.0822582</text:p>
          </table:table-cell>
          <table:table-cell table:formula="of:=[.G84]/([.$Q$6]*([.$Q$28]+273.15))" office:value-type="float" office:value="1.05071925707607" calcext:value-type="float">
            <text:p>1.0507193</text:p>
          </table:table-cell>
          <table:table-cell table:formula="of:=[.G84]/([.$Q$6]*([.$R$28]+273.15))" office:value-type="float" office:value="1.02096648185092" calcext:value-type="float">
            <text:p>1.0209665</text:p>
          </table:table-cell>
          <table:table-cell table:formula="of:=[.G84]/([.$Q$6]*([.$S$28]+273.15))" office:value-type="float" office:value="0.992852300882975" calcext:value-type="float">
            <text:p>0.992852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5]/[.$C$1]" office:value-type="float" office:value="56.4625850340136" calcext:value-type="float">
            <text:p>56.463</text:p>
          </table:table-cell>
          <table:table-cell table:formula="of:=[.B85]*[.$G$1]" office:value-type="float" office:value="39.5802721088435" calcext:value-type="float">
            <text:p>39.58</text:p>
          </table:table-cell>
          <table:table-cell table:formula="of:=[.C85]*1000" office:value-type="float" office:value="39580.2721088435" calcext:value-type="float">
            <text:p>39580.27</text:p>
          </table:table-cell>
          <table:table-cell table:number-columns-repeated="2"/>
          <table:table-cell office:value-type="float" office:value="103600" calcext:value-type="float">
            <text:p>103600</text:p>
          </table:table-cell>
          <table:table-cell table:formula="of:=[.G85]/([.$Q$6]*([.$H$28]+273.15))" office:value-type="float" office:value="1.42564753988066" calcext:value-type="float">
            <text:p>1.4256475</text:p>
          </table:table-cell>
          <table:table-cell table:formula="of:=[.G85]/([.$Q$6]*([.$I$28]+273.15))" office:value-type="float" office:value="1.37147130807824" calcext:value-type="float">
            <text:p>1.3714713</text:p>
          </table:table-cell>
          <table:table-cell table:formula="of:=[.G85]/([.$Q$6]*([.$J$28]+273.15))" office:value-type="float" office:value="1.32126185143982" calcext:value-type="float">
            <text:p>1.3212619</text:p>
          </table:table-cell>
          <table:table-cell table:formula="of:=[.G85]/([.$Q$6]*([.$K$28]+273.15))" office:value-type="float" office:value="1.27459888652936" calcext:value-type="float">
            <text:p>1.2745989</text:p>
          </table:table-cell>
          <table:table-cell table:formula="of:=[.G85]/([.$Q$6]*([.$L$28]+273.15))" office:value-type="float" office:value="1.23111947713044" calcext:value-type="float">
            <text:p>1.2311195</text:p>
          </table:table-cell>
          <table:table-cell table:formula="of:=[.G85]/([.$Q$6]*([.$M$28]+273.15))" office:value-type="float" office:value="1.1905085756912" calcext:value-type="float">
            <text:p>1.1905086</text:p>
          </table:table-cell>
          <table:table-cell table:formula="of:=[.G85]/([.$Q$6]*([.$N$28]+273.15))" office:value-type="float" office:value="1.15249137704227" calcext:value-type="float">
            <text:p>1.1524914</text:p>
          </table:table-cell>
          <table:table-cell table:formula="of:=[.G85]/([.$Q$6]*([.$O$28]+273.15))" office:value-type="float" office:value="1.11682709181739" calcext:value-type="float">
            <text:p>1.1168271</text:p>
          </table:table-cell>
          <table:table-cell table:formula="of:=[.G85]/([.$Q$6]*([.$P$28]+273.15))" office:value-type="float" office:value="1.08330384127507" calcext:value-type="float">
            <text:p>1.0833038</text:p>
          </table:table-cell>
          <table:table-cell table:formula="of:=[.G85]/([.$Q$6]*([.$Q$28]+273.15))" office:value-type="float" office:value="1.05173444476406" calcext:value-type="float">
            <text:p>1.0517344</text:p>
          </table:table-cell>
          <table:table-cell table:formula="of:=[.G85]/([.$Q$6]*([.$R$28]+273.15))" office:value-type="float" office:value="1.02195292289619" calcext:value-type="float">
            <text:p>1.0219529</text:p>
          </table:table-cell>
          <table:table-cell table:formula="of:=[.G85]/([.$Q$6]*([.$S$28]+273.15))" office:value-type="float" office:value="0.993811578468369" calcext:value-type="float">
            <text:p>0.993811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6]/[.$C$1]" office:value-type="float" office:value="57.1428571428571" calcext:value-type="float">
            <text:p>57.143</text:p>
          </table:table-cell>
          <table:table-cell table:formula="of:=[.B86]*[.$G$1]" office:value-type="float" office:value="40.0571428571429" calcext:value-type="float">
            <text:p>40.06</text:p>
          </table:table-cell>
          <table:table-cell table:formula="of:=[.C86]*1000" office:value-type="float" office:value="40057.1428571429" calcext:value-type="float">
            <text:p>40057.14</text:p>
          </table:table-cell>
          <table:table-cell table:number-columns-repeated="2"/>
          <table:table-cell office:value-type="float" office:value="103700" calcext:value-type="float">
            <text:p>103700</text:p>
          </table:table-cell>
          <table:table-cell table:formula="of:=[.G86]/([.$Q$6]*([.$H$28]+273.15))" office:value-type="float" office:value="1.42702364754463" calcext:value-type="float">
            <text:p>1.4270236</text:p>
          </table:table-cell>
          <table:table-cell table:formula="of:=[.G86]/([.$Q$6]*([.$I$28]+273.15))" office:value-type="float" office:value="1.37279512208217" calcext:value-type="float">
            <text:p>1.3727951</text:p>
          </table:table-cell>
          <table:table-cell table:formula="of:=[.G86]/([.$Q$6]*([.$J$28]+273.15))" office:value-type="float" office:value="1.32253720071728" calcext:value-type="float">
            <text:p>1.3225372</text:p>
          </table:table-cell>
          <table:table-cell table:formula="of:=[.G86]/([.$Q$6]*([.$K$28]+273.15))" office:value-type="float" office:value="1.27582919433489" calcext:value-type="float">
            <text:p>1.2758292</text:p>
          </table:table-cell>
          <table:table-cell table:formula="of:=[.G86]/([.$Q$6]*([.$L$28]+273.15))" office:value-type="float" office:value="1.23230781639408" calcext:value-type="float">
            <text:p>1.2323078</text:p>
          </table:table-cell>
          <table:table-cell table:formula="of:=[.G86]/([.$Q$6]*([.$M$28]+273.15))" office:value-type="float" office:value="1.19165771524303" calcext:value-type="float">
            <text:p>1.1916577</text:p>
          </table:table-cell>
          <table:table-cell table:formula="of:=[.G86]/([.$Q$6]*([.$N$28]+273.15))" office:value-type="float" office:value="1.15360382045641" calcext:value-type="float">
            <text:p>1.1536038</text:p>
          </table:table-cell>
          <table:table-cell table:formula="of:=[.G86]/([.$Q$6]*([.$O$28]+273.15))" office:value-type="float" office:value="1.11790511024578" calcext:value-type="float">
            <text:p>1.1179051</text:p>
          </table:table-cell>
          <table:table-cell table:formula="of:=[.G86]/([.$Q$6]*([.$P$28]+273.15))" office:value-type="float" office:value="1.08434950135352" calcext:value-type="float">
            <text:p>1.0843495</text:p>
          </table:table-cell>
          <table:table-cell table:formula="of:=[.G86]/([.$Q$6]*([.$Q$28]+273.15))" office:value-type="float" office:value="1.05274963245206" calcext:value-type="float">
            <text:p>1.0527496</text:p>
          </table:table-cell>
          <table:table-cell table:formula="of:=[.G86]/([.$Q$6]*([.$R$28]+273.15))" office:value-type="float" office:value="1.02293936394145" calcext:value-type="float">
            <text:p>1.0229394</text:p>
          </table:table-cell>
          <table:table-cell table:formula="of:=[.G86]/([.$Q$6]*([.$S$28]+273.15))" office:value-type="float" office:value="0.994770856053763" calcext:value-type="float">
            <text:p>0.994770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7]/[.$C$1]" office:value-type="float" office:value="57.8231292517007" calcext:value-type="float">
            <text:p>57.823</text:p>
          </table:table-cell>
          <table:table-cell table:formula="of:=[.B87]*[.$G$1]" office:value-type="float" office:value="40.5340136054422" calcext:value-type="float">
            <text:p>40.53</text:p>
          </table:table-cell>
          <table:table-cell table:formula="of:=[.C87]*1000" office:value-type="float" office:value="40534.0136054422" calcext:value-type="float">
            <text:p>40534.01</text:p>
          </table:table-cell>
          <table:table-cell table:number-columns-repeated="2"/>
          <table:table-cell office:value-type="float" office:value="103800" calcext:value-type="float">
            <text:p>103800</text:p>
          </table:table-cell>
          <table:table-cell table:formula="of:=[.G87]/([.$Q$6]*([.$H$28]+273.15))" office:value-type="float" office:value="1.42839975520861" calcext:value-type="float">
            <text:p>1.4283998</text:p>
          </table:table-cell>
          <table:table-cell table:formula="of:=[.G87]/([.$Q$6]*([.$I$28]+273.15))" office:value-type="float" office:value="1.37411893608611" calcext:value-type="float">
            <text:p>1.3741189</text:p>
          </table:table-cell>
          <table:table-cell table:formula="of:=[.G87]/([.$Q$6]*([.$J$28]+273.15))" office:value-type="float" office:value="1.32381254999473" calcext:value-type="float">
            <text:p>1.3238125</text:p>
          </table:table-cell>
          <table:table-cell table:formula="of:=[.G87]/([.$Q$6]*([.$K$28]+273.15))" office:value-type="float" office:value="1.27705950214042" calcext:value-type="float">
            <text:p>1.2770595</text:p>
          </table:table-cell>
          <table:table-cell table:formula="of:=[.G87]/([.$Q$6]*([.$L$28]+273.15))" office:value-type="float" office:value="1.23349615565772" calcext:value-type="float">
            <text:p>1.2334962</text:p>
          </table:table-cell>
          <table:table-cell table:formula="of:=[.G87]/([.$Q$6]*([.$M$28]+273.15))" office:value-type="float" office:value="1.19280685479485" calcext:value-type="float">
            <text:p>1.1928069</text:p>
          </table:table-cell>
          <table:table-cell table:formula="of:=[.G87]/([.$Q$6]*([.$N$28]+273.15))" office:value-type="float" office:value="1.15471626387054" calcext:value-type="float">
            <text:p>1.1547163</text:p>
          </table:table-cell>
          <table:table-cell table:formula="of:=[.G87]/([.$Q$6]*([.$O$28]+273.15))" office:value-type="float" office:value="1.11898312867418" calcext:value-type="float">
            <text:p>1.1189831</text:p>
          </table:table-cell>
          <table:table-cell table:formula="of:=[.G87]/([.$Q$6]*([.$P$28]+273.15))" office:value-type="float" office:value="1.08539516143197" calcext:value-type="float">
            <text:p>1.0853952</text:p>
          </table:table-cell>
          <table:table-cell table:formula="of:=[.G87]/([.$Q$6]*([.$Q$28]+273.15))" office:value-type="float" office:value="1.05376482014006" calcext:value-type="float">
            <text:p>1.0537648</text:p>
          </table:table-cell>
          <table:table-cell table:formula="of:=[.G87]/([.$Q$6]*([.$R$28]+273.15))" office:value-type="float" office:value="1.02392580498672" calcext:value-type="float">
            <text:p>1.0239258</text:p>
          </table:table-cell>
          <table:table-cell table:formula="of:=[.G87]/([.$Q$6]*([.$S$28]+273.15))" office:value-type="float" office:value="0.995730133639157" calcext:value-type="float">
            <text:p>0.995730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8]/[.$C$1]" office:value-type="float" office:value="58.5034013605442" calcext:value-type="float">
            <text:p>58.503</text:p>
          </table:table-cell>
          <table:table-cell table:formula="of:=[.B88]*[.$G$1]" office:value-type="float" office:value="41.0108843537415" calcext:value-type="float">
            <text:p>41.01</text:p>
          </table:table-cell>
          <table:table-cell table:formula="of:=[.C88]*1000" office:value-type="float" office:value="41010.8843537415" calcext:value-type="float">
            <text:p>41010.88</text:p>
          </table:table-cell>
          <table:table-cell table:number-columns-repeated="2"/>
          <table:table-cell office:value-type="float" office:value="103900" calcext:value-type="float">
            <text:p>103900</text:p>
          </table:table-cell>
          <table:table-cell table:formula="of:=[.G88]/([.$Q$6]*([.$H$28]+273.15))" office:value-type="float" office:value="1.42977586287259" calcext:value-type="float">
            <text:p>1.4297759</text:p>
          </table:table-cell>
          <table:table-cell table:formula="of:=[.G88]/([.$Q$6]*([.$I$28]+273.15))" office:value-type="float" office:value="1.37544275009005" calcext:value-type="float">
            <text:p>1.3754428</text:p>
          </table:table-cell>
          <table:table-cell table:formula="of:=[.G88]/([.$Q$6]*([.$J$28]+273.15))" office:value-type="float" office:value="1.32508789927218" calcext:value-type="float">
            <text:p>1.3250879</text:p>
          </table:table-cell>
          <table:table-cell table:formula="of:=[.G88]/([.$Q$6]*([.$K$28]+273.15))" office:value-type="float" office:value="1.27828980994595" calcext:value-type="float">
            <text:p>1.2782898</text:p>
          </table:table-cell>
          <table:table-cell table:formula="of:=[.G88]/([.$Q$6]*([.$L$28]+273.15))" office:value-type="float" office:value="1.23468449492136" calcext:value-type="float">
            <text:p>1.2346845</text:p>
          </table:table-cell>
          <table:table-cell table:formula="of:=[.G88]/([.$Q$6]*([.$M$28]+273.15))" office:value-type="float" office:value="1.19395599434668" calcext:value-type="float">
            <text:p>1.1939560</text:p>
          </table:table-cell>
          <table:table-cell table:formula="of:=[.G88]/([.$Q$6]*([.$N$28]+273.15))" office:value-type="float" office:value="1.15582870728467" calcext:value-type="float">
            <text:p>1.1558287</text:p>
          </table:table-cell>
          <table:table-cell table:formula="of:=[.G88]/([.$Q$6]*([.$O$28]+273.15))" office:value-type="float" office:value="1.12006114710257" calcext:value-type="float">
            <text:p>1.1200611</text:p>
          </table:table-cell>
          <table:table-cell table:formula="of:=[.G88]/([.$Q$6]*([.$P$28]+273.15))" office:value-type="float" office:value="1.08644082151042" calcext:value-type="float">
            <text:p>1.0864408</text:p>
          </table:table-cell>
          <table:table-cell table:formula="of:=[.G88]/([.$Q$6]*([.$Q$28]+273.15))" office:value-type="float" office:value="1.05478000782805" calcext:value-type="float">
            <text:p>1.0547800</text:p>
          </table:table-cell>
          <table:table-cell table:formula="of:=[.G88]/([.$Q$6]*([.$R$28]+273.15))" office:value-type="float" office:value="1.02491224603199" calcext:value-type="float">
            <text:p>1.0249122</text:p>
          </table:table-cell>
          <table:table-cell table:formula="of:=[.G88]/([.$Q$6]*([.$S$28]+273.15))" office:value-type="float" office:value="0.996689411224551" calcext:value-type="float">
            <text:p>0.996689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9]/[.$C$1]" office:value-type="float" office:value="59.1836734693878" calcext:value-type="float">
            <text:p>59.184</text:p>
          </table:table-cell>
          <table:table-cell table:formula="of:=[.B89]*[.$G$1]" office:value-type="float" office:value="41.4877551020408" calcext:value-type="float">
            <text:p>41.49</text:p>
          </table:table-cell>
          <table:table-cell table:formula="of:=[.C89]*1000" office:value-type="float" office:value="41487.7551020408" calcext:value-type="float">
            <text:p>41487.76</text:p>
          </table:table-cell>
          <table:table-cell table:number-columns-repeated="2"/>
          <table:table-cell office:value-type="float" office:value="104000" calcext:value-type="float">
            <text:p>104000</text:p>
          </table:table-cell>
          <table:table-cell table:formula="of:=[.G89]/([.$Q$6]*([.$H$28]+273.15))" office:value-type="float" office:value="1.43115197053657" calcext:value-type="float">
            <text:p>1.4311520</text:p>
          </table:table-cell>
          <table:table-cell table:formula="of:=[.G89]/([.$Q$6]*([.$I$28]+273.15))" office:value-type="float" office:value="1.37676656409398" calcext:value-type="float">
            <text:p>1.3767666</text:p>
          </table:table-cell>
          <table:table-cell table:formula="of:=[.G89]/([.$Q$6]*([.$J$28]+273.15))" office:value-type="float" office:value="1.32636324854963" calcext:value-type="float">
            <text:p>1.3263632</text:p>
          </table:table-cell>
          <table:table-cell table:formula="of:=[.G89]/([.$Q$6]*([.$K$28]+273.15))" office:value-type="float" office:value="1.27952011775148" calcext:value-type="float">
            <text:p>1.2795201</text:p>
          </table:table-cell>
          <table:table-cell table:formula="of:=[.G89]/([.$Q$6]*([.$L$28]+273.15))" office:value-type="float" office:value="1.235872834185" calcext:value-type="float">
            <text:p>1.2358728</text:p>
          </table:table-cell>
          <table:table-cell table:formula="of:=[.G89]/([.$Q$6]*([.$M$28]+273.15))" office:value-type="float" office:value="1.19510513389851" calcext:value-type="float">
            <text:p>1.1951051</text:p>
          </table:table-cell>
          <table:table-cell table:formula="of:=[.G89]/([.$Q$6]*([.$N$28]+273.15))" office:value-type="float" office:value="1.15694115069881" calcext:value-type="float">
            <text:p>1.1569412</text:p>
          </table:table-cell>
          <table:table-cell table:formula="of:=[.G89]/([.$Q$6]*([.$O$28]+273.15))" office:value-type="float" office:value="1.12113916553097" calcext:value-type="float">
            <text:p>1.1211392</text:p>
          </table:table-cell>
          <table:table-cell table:formula="of:=[.G89]/([.$Q$6]*([.$P$28]+273.15))" office:value-type="float" office:value="1.08748648158887" calcext:value-type="float">
            <text:p>1.0874865</text:p>
          </table:table-cell>
          <table:table-cell table:formula="of:=[.G89]/([.$Q$6]*([.$Q$28]+273.15))" office:value-type="float" office:value="1.05579519551605" calcext:value-type="float">
            <text:p>1.0557952</text:p>
          </table:table-cell>
          <table:table-cell table:formula="of:=[.G89]/([.$Q$6]*([.$R$28]+273.15))" office:value-type="float" office:value="1.02589868707725" calcext:value-type="float">
            <text:p>1.0258987</text:p>
          </table:table-cell>
          <table:table-cell table:formula="of:=[.G89]/([.$Q$6]*([.$S$28]+273.15))" office:value-type="float" office:value="0.997648688809946" calcext:value-type="float">
            <text:p>0.997648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90]/[.$C$1]" office:value-type="float" office:value="59.8639455782313" calcext:value-type="float">
            <text:p>59.864</text:p>
          </table:table-cell>
          <table:table-cell table:formula="of:=[.B90]*[.$G$1]" office:value-type="float" office:value="41.9646258503401" calcext:value-type="float">
            <text:p>41.96</text:p>
          </table:table-cell>
          <table:table-cell table:formula="of:=[.C90]*1000" office:value-type="float" office:value="41964.6258503401" calcext:value-type="float">
            <text:p>41964.63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91]/[.$C$1]" office:value-type="float" office:value="60.5442176870748" calcext:value-type="float">
            <text:p>60.544</text:p>
          </table:table-cell>
          <table:table-cell table:formula="of:=[.B91]*[.$G$1]" office:value-type="float" office:value="42.4414965986395" calcext:value-type="float">
            <text:p>42.44</text:p>
          </table:table-cell>
          <table:table-cell table:formula="of:=[.C91]*1000" office:value-type="float" office:value="42441.4965986395" calcext:value-type="float">
            <text:p>42441.50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2]/[.$C$1]" office:value-type="float" office:value="61.2244897959184" calcext:value-type="float">
            <text:p>61.224</text:p>
          </table:table-cell>
          <table:table-cell table:formula="of:=[.B92]*[.$G$1]" office:value-type="float" office:value="42.9183673469388" calcext:value-type="float">
            <text:p>42.92</text:p>
          </table:table-cell>
          <table:table-cell table:formula="of:=[.C92]*1000" office:value-type="float" office:value="42918.3673469388" calcext:value-type="float">
            <text:p>42918.37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3]/[.$C$1]" office:value-type="float" office:value="61.9047619047619" calcext:value-type="float">
            <text:p>61.905</text:p>
          </table:table-cell>
          <table:table-cell table:formula="of:=[.B93]*[.$G$1]" office:value-type="float" office:value="43.3952380952381" calcext:value-type="float">
            <text:p>43.40</text:p>
          </table:table-cell>
          <table:table-cell table:formula="of:=[.C93]*1000" office:value-type="float" office:value="43395.2380952381" calcext:value-type="float">
            <text:p>43395.24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4]/[.$C$1]" office:value-type="float" office:value="62.5850340136054" calcext:value-type="float">
            <text:p>62.585</text:p>
          </table:table-cell>
          <table:table-cell table:formula="of:=[.B94]*[.$G$1]" office:value-type="float" office:value="43.8721088435374" calcext:value-type="float">
            <text:p>43.87</text:p>
          </table:table-cell>
          <table:table-cell table:formula="of:=[.C94]*1000" office:value-type="float" office:value="43872.1088435374" calcext:value-type="float">
            <text:p>43872.11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5]/[.$C$1]" office:value-type="float" office:value="63.265306122449" calcext:value-type="float">
            <text:p>63.265</text:p>
          </table:table-cell>
          <table:table-cell table:formula="of:=[.B95]*[.$G$1]" office:value-type="float" office:value="44.3489795918367" calcext:value-type="float">
            <text:p>44.35</text:p>
          </table:table-cell>
          <table:table-cell table:formula="of:=[.C95]*1000" office:value-type="float" office:value="44348.9795918367" calcext:value-type="float">
            <text:p>44348.98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6]/[.$C$1]" office:value-type="float" office:value="63.9455782312925" calcext:value-type="float">
            <text:p>63.946</text:p>
          </table:table-cell>
          <table:table-cell table:formula="of:=[.B96]*[.$G$1]" office:value-type="float" office:value="44.8258503401361" calcext:value-type="float">
            <text:p>44.83</text:p>
          </table:table-cell>
          <table:table-cell table:formula="of:=[.C96]*1000" office:value-type="float" office:value="44825.8503401361" calcext:value-type="float">
            <text:p>44825.85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7]/[.$C$1]" office:value-type="float" office:value="64.6258503401361" calcext:value-type="float">
            <text:p>64.626</text:p>
          </table:table-cell>
          <table:table-cell table:formula="of:=[.B97]*[.$G$1]" office:value-type="float" office:value="45.3027210884354" calcext:value-type="float">
            <text:p>45.30</text:p>
          </table:table-cell>
          <table:table-cell table:formula="of:=[.C97]*1000" office:value-type="float" office:value="45302.7210884354" calcext:value-type="float">
            <text:p>45302.72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8]/[.$C$1]" office:value-type="float" office:value="65.3061224489796" calcext:value-type="float">
            <text:p>65.306</text:p>
          </table:table-cell>
          <table:table-cell table:formula="of:=[.B98]*[.$G$1]" office:value-type="float" office:value="45.7795918367347" calcext:value-type="float">
            <text:p>45.78</text:p>
          </table:table-cell>
          <table:table-cell table:formula="of:=[.C98]*1000" office:value-type="float" office:value="45779.5918367347" calcext:value-type="float">
            <text:p>45779.59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9]/[.$C$1]" office:value-type="float" office:value="65.9863945578231" calcext:value-type="float">
            <text:p>65.986</text:p>
          </table:table-cell>
          <table:table-cell table:formula="of:=[.B99]*[.$G$1]" office:value-type="float" office:value="46.256462585034" calcext:value-type="float">
            <text:p>46.26</text:p>
          </table:table-cell>
          <table:table-cell table:formula="of:=[.C99]*1000" office:value-type="float" office:value="46256.462585034" calcext:value-type="float">
            <text:p>46256.46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100]/[.$C$1]" office:value-type="float" office:value="66.6666666666667" calcext:value-type="float">
            <text:p>66.667</text:p>
          </table:table-cell>
          <table:table-cell table:formula="of:=[.B100]*[.$G$1]" office:value-type="float" office:value="46.7333333333333" calcext:value-type="float">
            <text:p>46.73</text:p>
          </table:table-cell>
          <table:table-cell table:formula="of:=[.C100]*1000" office:value-type="float" office:value="46733.3333333334" calcext:value-type="float">
            <text:p>46733.33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101]/[.$C$1]" office:value-type="float" office:value="67.3469387755102" calcext:value-type="float">
            <text:p>67.347</text:p>
          </table:table-cell>
          <table:table-cell table:formula="of:=[.B101]*[.$G$1]" office:value-type="float" office:value="47.2102040816327" calcext:value-type="float">
            <text:p>47.21</text:p>
          </table:table-cell>
          <table:table-cell table:formula="of:=[.C101]*1000" office:value-type="float" office:value="47210.2040816327" calcext:value-type="float">
            <text:p>47210.20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2]/[.$C$1]" office:value-type="float" office:value="68.0272108843537" calcext:value-type="float">
            <text:p>68.027</text:p>
          </table:table-cell>
          <table:table-cell table:formula="of:=[.B102]*[.$G$1]" office:value-type="float" office:value="47.687074829932" calcext:value-type="float">
            <text:p>47.69</text:p>
          </table:table-cell>
          <table:table-cell table:formula="of:=[.C102]*1000" office:value-type="float" office:value="47687.074829932" calcext:value-type="float">
            <text:p>47687.07</text:p>
          </table:table-cell>
          <table:table-cell table:number-columns-repeated="3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6:07:18.204209199</meta:creation-date>
    <dc:date>2017-08-11T16:59:35.721522307</dc:date>
    <meta:editing-duration>PT17M58S</meta:editing-duration>
    <meta:editing-cycles>3</meta:editing-cycles>
    <meta:generator>LibreOffice/5.1.6.2$Linux_x86 LibreOffice_project/10m0$Build-2</meta:generator>
    <meta:document-statistic meta:table-count="1" meta:cell-count="1292" meta:object-count="0"/>
  </office:meta>
</office:document-meta>
</file>